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78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tch_1000_1_10_pe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etch-0</text:p>
          </table:table-cell>
          <table:table-cell office:value-type="float" office:value="0.060203" calcext:value-type="float">
            <text:p>0,060203</text:p>
          </table:table-cell>
          <table:table-cell table:formula="of:=AVERAGE([.B$1:.B$1048576])" office:value-type="float" office:value="0.063134106" calcext:value-type="float">
            <text:p>0,063134106</text:p>
          </table:table-cell>
        </table:table-row>
        <table:table-row table:style-name="ro1">
          <table:table-cell office:value-type="string" calcext:value-type="string">
            <text:p>fetch-1</text:p>
          </table:table-cell>
          <table:table-cell office:value-type="float" office:value="0.066723" calcext:value-type="float">
            <text:p>0,066723</text:p>
          </table:table-cell>
          <table:table-cell table:formula="of:=STDEV([.B$1:.B$1048576])" office:value-type="float" office:value="0.00556142262702633" calcext:value-type="float">
            <text:p>0,005561422627026</text:p>
          </table:table-cell>
        </table:table-row>
        <table:table-row table:style-name="ro1">
          <table:table-cell office:value-type="string" calcext:value-type="string">
            <text:p>fetch-2</text:p>
          </table:table-cell>
          <table:table-cell office:value-type="float" office:value="0.061972" calcext:value-type="float">
            <text:p>0,061972</text:p>
          </table:table-cell>
          <table:table-cell table:formula="of:=([.C2]/[.C1])*100" office:value-type="float" office:value="8.80890374376463" calcext:value-type="float">
            <text:p>8,80890374376463</text:p>
          </table:table-cell>
        </table:table-row>
        <table:table-row table:style-name="ro1">
          <table:table-cell office:value-type="string" calcext:value-type="string">
            <text:p>fetch-3</text:p>
          </table:table-cell>
          <table:table-cell office:value-type="float" office:value="0.061814" calcext:value-type="float">
            <text:p>0,061814</text:p>
          </table:table-cell>
          <table:table-cell/>
        </table:table-row>
        <table:table-row table:style-name="ro1">
          <table:table-cell office:value-type="string" calcext:value-type="string">
            <text:p>fetch-4</text:p>
          </table:table-cell>
          <table:table-cell office:value-type="float" office:value="0.061038" calcext:value-type="float">
            <text:p>0,061038</text:p>
          </table:table-cell>
          <table:table-cell/>
        </table:table-row>
        <table:table-row table:style-name="ro1">
          <table:table-cell office:value-type="string" calcext:value-type="string">
            <text:p>fetch-5</text:p>
          </table:table-cell>
          <table:table-cell office:value-type="float" office:value="0.062296" calcext:value-type="float">
            <text:p>0,062296</text:p>
          </table:table-cell>
          <table:table-cell/>
        </table:table-row>
        <table:table-row table:style-name="ro1">
          <table:table-cell office:value-type="string" calcext:value-type="string">
            <text:p>fetch-6</text:p>
          </table:table-cell>
          <table:table-cell office:value-type="float" office:value="0.061055" calcext:value-type="float">
            <text:p>0,061055</text:p>
          </table:table-cell>
          <table:table-cell/>
        </table:table-row>
        <table:table-row table:style-name="ro1">
          <table:table-cell office:value-type="string" calcext:value-type="string">
            <text:p>fetch-7</text:p>
          </table:table-cell>
          <table:table-cell office:value-type="float" office:value="0.068993" calcext:value-type="float">
            <text:p>0,068993</text:p>
          </table:table-cell>
          <table:table-cell/>
        </table:table-row>
        <table:table-row table:style-name="ro1">
          <table:table-cell office:value-type="string" calcext:value-type="string">
            <text:p>fetch-8</text:p>
          </table:table-cell>
          <table:table-cell office:value-type="float" office:value="0.063619" calcext:value-type="float">
            <text:p>0,063619</text:p>
          </table:table-cell>
          <table:table-cell/>
        </table:table-row>
        <table:table-row table:style-name="ro1">
          <table:table-cell office:value-type="string" calcext:value-type="string">
            <text:p>fetch-9</text:p>
          </table:table-cell>
          <table:table-cell office:value-type="float" office:value="0.060106" calcext:value-type="float">
            <text:p>0,060106</text:p>
          </table:table-cell>
          <table:table-cell/>
        </table:table-row>
        <table:table-row table:style-name="ro1">
          <table:table-cell office:value-type="string" calcext:value-type="string">
            <text:p>fetch-10</text:p>
          </table:table-cell>
          <table:table-cell office:value-type="float" office:value="0.061262" calcext:value-type="float">
            <text:p>0,061262</text:p>
          </table:table-cell>
          <table:table-cell/>
        </table:table-row>
        <table:table-row table:style-name="ro1">
          <table:table-cell office:value-type="string" calcext:value-type="string">
            <text:p>fetch-11</text:p>
          </table:table-cell>
          <table:table-cell office:value-type="float" office:value="0.060793" calcext:value-type="float">
            <text:p>0,060793</text:p>
          </table:table-cell>
          <table:table-cell/>
        </table:table-row>
        <table:table-row table:style-name="ro1">
          <table:table-cell office:value-type="string" calcext:value-type="string">
            <text:p>fetch-12</text:p>
          </table:table-cell>
          <table:table-cell office:value-type="float" office:value="0.059521" calcext:value-type="float">
            <text:p>0,059521</text:p>
          </table:table-cell>
          <table:table-cell/>
        </table:table-row>
        <table:table-row table:style-name="ro1">
          <table:table-cell office:value-type="string" calcext:value-type="string">
            <text:p>fetch-13</text:p>
          </table:table-cell>
          <table:table-cell office:value-type="float" office:value="0.058756" calcext:value-type="float">
            <text:p>0,058756</text:p>
          </table:table-cell>
          <table:table-cell/>
        </table:table-row>
        <table:table-row table:style-name="ro1">
          <table:table-cell office:value-type="string" calcext:value-type="string">
            <text:p>fetch-14</text:p>
          </table:table-cell>
          <table:table-cell office:value-type="float" office:value="0.059467" calcext:value-type="float">
            <text:p>0,059467</text:p>
          </table:table-cell>
          <table:table-cell/>
        </table:table-row>
        <table:table-row table:style-name="ro1">
          <table:table-cell office:value-type="string" calcext:value-type="string">
            <text:p>fetch-15</text:p>
          </table:table-cell>
          <table:table-cell office:value-type="float" office:value="0.067413" calcext:value-type="float">
            <text:p>0,067413</text:p>
          </table:table-cell>
          <table:table-cell/>
        </table:table-row>
        <table:table-row table:style-name="ro1">
          <table:table-cell office:value-type="string" calcext:value-type="string">
            <text:p>fetch-16</text:p>
          </table:table-cell>
          <table:table-cell office:value-type="float" office:value="0.060505" calcext:value-type="float">
            <text:p>0,060505</text:p>
          </table:table-cell>
          <table:table-cell/>
        </table:table-row>
        <table:table-row table:style-name="ro1">
          <table:table-cell office:value-type="string" calcext:value-type="string">
            <text:p>fetch-17</text:p>
          </table:table-cell>
          <table:table-cell office:value-type="float" office:value="0.063048" calcext:value-type="float">
            <text:p>0,063048</text:p>
          </table:table-cell>
          <table:table-cell/>
        </table:table-row>
        <table:table-row table:style-name="ro1">
          <table:table-cell office:value-type="string" calcext:value-type="string">
            <text:p>fetch-18</text:p>
          </table:table-cell>
          <table:table-cell office:value-type="float" office:value="0.062923" calcext:value-type="float">
            <text:p>0,062923</text:p>
          </table:table-cell>
          <table:table-cell/>
        </table:table-row>
        <table:table-row table:style-name="ro1">
          <table:table-cell office:value-type="string" calcext:value-type="string">
            <text:p>fetch-19</text:p>
          </table:table-cell>
          <table:table-cell office:value-type="float" office:value="0.060811" calcext:value-type="float">
            <text:p>0,060811</text:p>
          </table:table-cell>
          <table:table-cell/>
        </table:table-row>
        <table:table-row table:style-name="ro1">
          <table:table-cell office:value-type="string" calcext:value-type="string">
            <text:p>fetch-20</text:p>
          </table:table-cell>
          <table:table-cell office:value-type="float" office:value="0.058459" calcext:value-type="float">
            <text:p>0,058459</text:p>
          </table:table-cell>
          <table:table-cell/>
        </table:table-row>
        <table:table-row table:style-name="ro1">
          <table:table-cell office:value-type="string" calcext:value-type="string">
            <text:p>fetch-21</text:p>
          </table:table-cell>
          <table:table-cell office:value-type="float" office:value="0.062771" calcext:value-type="float">
            <text:p>0,062771</text:p>
          </table:table-cell>
          <table:table-cell/>
        </table:table-row>
        <table:table-row table:style-name="ro1">
          <table:table-cell office:value-type="string" calcext:value-type="string">
            <text:p>fetch-22</text:p>
          </table:table-cell>
          <table:table-cell office:value-type="float" office:value="0.060929" calcext:value-type="float">
            <text:p>0,060929</text:p>
          </table:table-cell>
          <table:table-cell/>
        </table:table-row>
        <table:table-row table:style-name="ro1">
          <table:table-cell office:value-type="string" calcext:value-type="string">
            <text:p>fetch-23</text:p>
          </table:table-cell>
          <table:table-cell office:value-type="float" office:value="0.062414" calcext:value-type="float">
            <text:p>0,062414</text:p>
          </table:table-cell>
          <table:table-cell/>
        </table:table-row>
        <table:table-row table:style-name="ro1">
          <table:table-cell office:value-type="string" calcext:value-type="string">
            <text:p>fetch-24</text:p>
          </table:table-cell>
          <table:table-cell office:value-type="float" office:value="0.062642" calcext:value-type="float">
            <text:p>0,062642</text:p>
          </table:table-cell>
          <table:table-cell/>
        </table:table-row>
        <table:table-row table:style-name="ro1">
          <table:table-cell office:value-type="string" calcext:value-type="string">
            <text:p>fetch-25</text:p>
          </table:table-cell>
          <table:table-cell office:value-type="float" office:value="0.061342" calcext:value-type="float">
            <text:p>0,061342</text:p>
          </table:table-cell>
          <table:table-cell/>
        </table:table-row>
        <table:table-row table:style-name="ro1">
          <table:table-cell office:value-type="string" calcext:value-type="string">
            <text:p>fetch-26</text:p>
          </table:table-cell>
          <table:table-cell office:value-type="float" office:value="0.05876" calcext:value-type="float">
            <text:p>0,05876</text:p>
          </table:table-cell>
          <table:table-cell/>
        </table:table-row>
        <table:table-row table:style-name="ro1">
          <table:table-cell office:value-type="string" calcext:value-type="string">
            <text:p>fetch-27</text:p>
          </table:table-cell>
          <table:table-cell office:value-type="float" office:value="0.06444" calcext:value-type="float">
            <text:p>0,06444</text:p>
          </table:table-cell>
          <table:table-cell/>
        </table:table-row>
        <table:table-row table:style-name="ro1">
          <table:table-cell office:value-type="string" calcext:value-type="string">
            <text:p>fetch-28</text:p>
          </table:table-cell>
          <table:table-cell office:value-type="float" office:value="0.059453" calcext:value-type="float">
            <text:p>0,059453</text:p>
          </table:table-cell>
          <table:table-cell/>
        </table:table-row>
        <table:table-row table:style-name="ro1">
          <table:table-cell office:value-type="string" calcext:value-type="string">
            <text:p>fetch-29</text:p>
          </table:table-cell>
          <table:table-cell office:value-type="float" office:value="0.060691" calcext:value-type="float">
            <text:p>0,060691</text:p>
          </table:table-cell>
          <table:table-cell/>
        </table:table-row>
        <table:table-row table:style-name="ro1">
          <table:table-cell office:value-type="string" calcext:value-type="string">
            <text:p>fetch-30</text:p>
          </table:table-cell>
          <table:table-cell office:value-type="float" office:value="0.059049" calcext:value-type="float">
            <text:p>0,059049</text:p>
          </table:table-cell>
          <table:table-cell/>
        </table:table-row>
        <table:table-row table:style-name="ro1">
          <table:table-cell office:value-type="string" calcext:value-type="string">
            <text:p>fetch-31</text:p>
          </table:table-cell>
          <table:table-cell office:value-type="float" office:value="0.062328" calcext:value-type="float">
            <text:p>0,062328</text:p>
          </table:table-cell>
          <table:table-cell/>
        </table:table-row>
        <table:table-row table:style-name="ro1">
          <table:table-cell office:value-type="string" calcext:value-type="string">
            <text:p>fetch-32</text:p>
          </table:table-cell>
          <table:table-cell office:value-type="float" office:value="0.067772" calcext:value-type="float">
            <text:p>0,067772</text:p>
          </table:table-cell>
          <table:table-cell/>
        </table:table-row>
        <table:table-row table:style-name="ro1">
          <table:table-cell office:value-type="string" calcext:value-type="string">
            <text:p>fetch-33</text:p>
          </table:table-cell>
          <table:table-cell office:value-type="float" office:value="0.062057" calcext:value-type="float">
            <text:p>0,062057</text:p>
          </table:table-cell>
          <table:table-cell/>
        </table:table-row>
        <table:table-row table:style-name="ro1">
          <table:table-cell office:value-type="string" calcext:value-type="string">
            <text:p>fetch-34</text:p>
          </table:table-cell>
          <table:table-cell office:value-type="float" office:value="0.060018" calcext:value-type="float">
            <text:p>0,060018</text:p>
          </table:table-cell>
          <table:table-cell/>
        </table:table-row>
        <table:table-row table:style-name="ro1">
          <table:table-cell office:value-type="string" calcext:value-type="string">
            <text:p>fetch-35</text:p>
          </table:table-cell>
          <table:table-cell office:value-type="float" office:value="0.064749" calcext:value-type="float">
            <text:p>0,064749</text:p>
          </table:table-cell>
          <table:table-cell/>
        </table:table-row>
        <table:table-row table:style-name="ro1">
          <table:table-cell office:value-type="string" calcext:value-type="string">
            <text:p>fetch-36</text:p>
          </table:table-cell>
          <table:table-cell office:value-type="float" office:value="0.063253" calcext:value-type="float">
            <text:p>0,063253</text:p>
          </table:table-cell>
          <table:table-cell/>
        </table:table-row>
        <table:table-row table:style-name="ro1">
          <table:table-cell office:value-type="string" calcext:value-type="string">
            <text:p>fetch-37</text:p>
          </table:table-cell>
          <table:table-cell office:value-type="float" office:value="0.062429" calcext:value-type="float">
            <text:p>0,062429</text:p>
          </table:table-cell>
          <table:table-cell/>
        </table:table-row>
        <table:table-row table:style-name="ro1">
          <table:table-cell office:value-type="string" calcext:value-type="string">
            <text:p>fetch-38</text:p>
          </table:table-cell>
          <table:table-cell office:value-type="float" office:value="0.060723" calcext:value-type="float">
            <text:p>0,060723</text:p>
          </table:table-cell>
          <table:table-cell/>
        </table:table-row>
        <table:table-row table:style-name="ro1">
          <table:table-cell office:value-type="string" calcext:value-type="string">
            <text:p>fetch-39</text:p>
          </table:table-cell>
          <table:table-cell office:value-type="float" office:value="0.065002" calcext:value-type="float">
            <text:p>0,065002</text:p>
          </table:table-cell>
          <table:table-cell/>
        </table:table-row>
        <table:table-row table:style-name="ro1">
          <table:table-cell office:value-type="string" calcext:value-type="string">
            <text:p>fetch-40</text:p>
          </table:table-cell>
          <table:table-cell office:value-type="float" office:value="0.062824" calcext:value-type="float">
            <text:p>0,062824</text:p>
          </table:table-cell>
          <table:table-cell/>
        </table:table-row>
        <table:table-row table:style-name="ro1">
          <table:table-cell office:value-type="string" calcext:value-type="string">
            <text:p>fetch-41</text:p>
          </table:table-cell>
          <table:table-cell office:value-type="float" office:value="0.076768" calcext:value-type="float">
            <text:p>0,076768</text:p>
          </table:table-cell>
          <table:table-cell/>
        </table:table-row>
        <table:table-row table:style-name="ro1">
          <table:table-cell office:value-type="string" calcext:value-type="string">
            <text:p>fetch-42</text:p>
          </table:table-cell>
          <table:table-cell office:value-type="float" office:value="0.08798" calcext:value-type="float">
            <text:p>0,08798</text:p>
          </table:table-cell>
          <table:table-cell/>
        </table:table-row>
        <table:table-row table:style-name="ro1">
          <table:table-cell office:value-type="string" calcext:value-type="string">
            <text:p>fetch-43</text:p>
          </table:table-cell>
          <table:table-cell office:value-type="float" office:value="0.074071" calcext:value-type="float">
            <text:p>0,074071</text:p>
          </table:table-cell>
          <table:table-cell/>
        </table:table-row>
        <table:table-row table:style-name="ro1">
          <table:table-cell office:value-type="string" calcext:value-type="string">
            <text:p>fetch-44</text:p>
          </table:table-cell>
          <table:table-cell office:value-type="float" office:value="0.062816" calcext:value-type="float">
            <text:p>0,062816</text:p>
          </table:table-cell>
          <table:table-cell/>
        </table:table-row>
        <table:table-row table:style-name="ro1">
          <table:table-cell office:value-type="string" calcext:value-type="string">
            <text:p>fetch-45</text:p>
          </table:table-cell>
          <table:table-cell office:value-type="float" office:value="0.060912" calcext:value-type="float">
            <text:p>0,060912</text:p>
          </table:table-cell>
          <table:table-cell/>
        </table:table-row>
        <table:table-row table:style-name="ro1">
          <table:table-cell office:value-type="string" calcext:value-type="string">
            <text:p>fetch-46</text:p>
          </table:table-cell>
          <table:table-cell office:value-type="float" office:value="0.058392" calcext:value-type="float">
            <text:p>0,058392</text:p>
          </table:table-cell>
          <table:table-cell/>
        </table:table-row>
        <table:table-row table:style-name="ro1">
          <table:table-cell office:value-type="string" calcext:value-type="string">
            <text:p>fetch-47</text:p>
          </table:table-cell>
          <table:table-cell office:value-type="float" office:value="0.061074" calcext:value-type="float">
            <text:p>0,061074</text:p>
          </table:table-cell>
          <table:table-cell/>
        </table:table-row>
        <table:table-row table:style-name="ro1">
          <table:table-cell office:value-type="string" calcext:value-type="string">
            <text:p>fetch-48</text:p>
          </table:table-cell>
          <table:table-cell office:value-type="float" office:value="0.063613" calcext:value-type="float">
            <text:p>0,063613</text:p>
          </table:table-cell>
          <table:table-cell/>
        </table:table-row>
        <table:table-row table:style-name="ro1">
          <table:table-cell office:value-type="string" calcext:value-type="string">
            <text:p>fetch-49</text:p>
          </table:table-cell>
          <table:table-cell office:value-type="float" office:value="0.060473" calcext:value-type="float">
            <text:p>0,060473</text:p>
          </table:table-cell>
          <table:table-cell/>
        </table:table-row>
        <table:table-row table:style-name="ro1">
          <table:table-cell office:value-type="string" calcext:value-type="string">
            <text:p>fetch-50</text:p>
          </table:table-cell>
          <table:table-cell office:value-type="float" office:value="0.064822" calcext:value-type="float">
            <text:p>0,064822</text:p>
          </table:table-cell>
          <table:table-cell/>
        </table:table-row>
        <table:table-row table:style-name="ro1">
          <table:table-cell office:value-type="string" calcext:value-type="string">
            <text:p>fetch-51</text:p>
          </table:table-cell>
          <table:table-cell office:value-type="float" office:value="0.059455" calcext:value-type="float">
            <text:p>0,059455</text:p>
          </table:table-cell>
          <table:table-cell/>
        </table:table-row>
        <table:table-row table:style-name="ro1">
          <table:table-cell office:value-type="string" calcext:value-type="string">
            <text:p>fetch-52</text:p>
          </table:table-cell>
          <table:table-cell office:value-type="float" office:value="0.059283" calcext:value-type="float">
            <text:p>0,059283</text:p>
          </table:table-cell>
          <table:table-cell/>
        </table:table-row>
        <table:table-row table:style-name="ro1">
          <table:table-cell office:value-type="string" calcext:value-type="string">
            <text:p>fetch-53</text:p>
          </table:table-cell>
          <table:table-cell office:value-type="float" office:value="0.094692" calcext:value-type="float">
            <text:p>0,094692</text:p>
          </table:table-cell>
          <table:table-cell/>
        </table:table-row>
        <table:table-row table:style-name="ro1">
          <table:table-cell office:value-type="string" calcext:value-type="string">
            <text:p>fetch-54</text:p>
          </table:table-cell>
          <table:table-cell office:value-type="float" office:value="0.060377" calcext:value-type="float">
            <text:p>0,060377</text:p>
          </table:table-cell>
          <table:table-cell/>
        </table:table-row>
        <table:table-row table:style-name="ro1">
          <table:table-cell office:value-type="string" calcext:value-type="string">
            <text:p>fetch-55</text:p>
          </table:table-cell>
          <table:table-cell office:value-type="float" office:value="0.065679" calcext:value-type="float">
            <text:p>0,065679</text:p>
          </table:table-cell>
          <table:table-cell/>
        </table:table-row>
        <table:table-row table:style-name="ro1">
          <table:table-cell office:value-type="string" calcext:value-type="string">
            <text:p>fetch-56</text:p>
          </table:table-cell>
          <table:table-cell office:value-type="float" office:value="0.058245" calcext:value-type="float">
            <text:p>0,058245</text:p>
          </table:table-cell>
          <table:table-cell/>
        </table:table-row>
        <table:table-row table:style-name="ro1">
          <table:table-cell office:value-type="string" calcext:value-type="string">
            <text:p>fetch-57</text:p>
          </table:table-cell>
          <table:table-cell office:value-type="float" office:value="0.061253" calcext:value-type="float">
            <text:p>0,061253</text:p>
          </table:table-cell>
          <table:table-cell/>
        </table:table-row>
        <table:table-row table:style-name="ro1">
          <table:table-cell office:value-type="string" calcext:value-type="string">
            <text:p>fetch-58</text:p>
          </table:table-cell>
          <table:table-cell office:value-type="float" office:value="0.063951" calcext:value-type="float">
            <text:p>0,063951</text:p>
          </table:table-cell>
          <table:table-cell/>
        </table:table-row>
        <table:table-row table:style-name="ro1">
          <table:table-cell office:value-type="string" calcext:value-type="string">
            <text:p>fetch-59</text:p>
          </table:table-cell>
          <table:table-cell office:value-type="float" office:value="0.075121" calcext:value-type="float">
            <text:p>0,075121</text:p>
          </table:table-cell>
          <table:table-cell/>
        </table:table-row>
        <table:table-row table:style-name="ro1">
          <table:table-cell office:value-type="string" calcext:value-type="string">
            <text:p>fetch-60</text:p>
          </table:table-cell>
          <table:table-cell office:value-type="float" office:value="0.063025" calcext:value-type="float">
            <text:p>0,063025</text:p>
          </table:table-cell>
          <table:table-cell/>
        </table:table-row>
        <table:table-row table:style-name="ro1">
          <table:table-cell office:value-type="string" calcext:value-type="string">
            <text:p>fetch-61</text:p>
          </table:table-cell>
          <table:table-cell office:value-type="float" office:value="0.06206" calcext:value-type="float">
            <text:p>0,06206</text:p>
          </table:table-cell>
          <table:table-cell/>
        </table:table-row>
        <table:table-row table:style-name="ro1">
          <table:table-cell office:value-type="string" calcext:value-type="string">
            <text:p>fetch-62</text:p>
          </table:table-cell>
          <table:table-cell office:value-type="float" office:value="0.063292" calcext:value-type="float">
            <text:p>0,063292</text:p>
          </table:table-cell>
          <table:table-cell/>
        </table:table-row>
        <table:table-row table:style-name="ro1">
          <table:table-cell office:value-type="string" calcext:value-type="string">
            <text:p>fetch-63</text:p>
          </table:table-cell>
          <table:table-cell office:value-type="float" office:value="0.060667" calcext:value-type="float">
            <text:p>0,060667</text:p>
          </table:table-cell>
          <table:table-cell/>
        </table:table-row>
        <table:table-row table:style-name="ro1">
          <table:table-cell office:value-type="string" calcext:value-type="string">
            <text:p>fetch-64</text:p>
          </table:table-cell>
          <table:table-cell office:value-type="float" office:value="0.065465" calcext:value-type="float">
            <text:p>0,065465</text:p>
          </table:table-cell>
          <table:table-cell/>
        </table:table-row>
        <table:table-row table:style-name="ro1">
          <table:table-cell office:value-type="string" calcext:value-type="string">
            <text:p>fetch-65</text:p>
          </table:table-cell>
          <table:table-cell office:value-type="float" office:value="0.060618" calcext:value-type="float">
            <text:p>0,060618</text:p>
          </table:table-cell>
          <table:table-cell/>
        </table:table-row>
        <table:table-row table:style-name="ro1">
          <table:table-cell office:value-type="string" calcext:value-type="string">
            <text:p>fetch-66</text:p>
          </table:table-cell>
          <table:table-cell office:value-type="float" office:value="0.062266" calcext:value-type="float">
            <text:p>0,062266</text:p>
          </table:table-cell>
          <table:table-cell/>
        </table:table-row>
        <table:table-row table:style-name="ro1">
          <table:table-cell office:value-type="string" calcext:value-type="string">
            <text:p>fetch-67</text:p>
          </table:table-cell>
          <table:table-cell office:value-type="float" office:value="0.070993" calcext:value-type="float">
            <text:p>0,070993</text:p>
          </table:table-cell>
          <table:table-cell/>
        </table:table-row>
        <table:table-row table:style-name="ro1">
          <table:table-cell office:value-type="string" calcext:value-type="string">
            <text:p>fetch-68</text:p>
          </table:table-cell>
          <table:table-cell office:value-type="float" office:value="0.060898" calcext:value-type="float">
            <text:p>0,060898</text:p>
          </table:table-cell>
          <table:table-cell/>
        </table:table-row>
        <table:table-row table:style-name="ro1">
          <table:table-cell office:value-type="string" calcext:value-type="string">
            <text:p>fetch-69</text:p>
          </table:table-cell>
          <table:table-cell office:value-type="float" office:value="0.061058" calcext:value-type="float">
            <text:p>0,061058</text:p>
          </table:table-cell>
          <table:table-cell/>
        </table:table-row>
        <table:table-row table:style-name="ro1">
          <table:table-cell office:value-type="string" calcext:value-type="string">
            <text:p>fetch-70</text:p>
          </table:table-cell>
          <table:table-cell office:value-type="float" office:value="0.072671" calcext:value-type="float">
            <text:p>0,072671</text:p>
          </table:table-cell>
          <table:table-cell/>
        </table:table-row>
        <table:table-row table:style-name="ro1">
          <table:table-cell office:value-type="string" calcext:value-type="string">
            <text:p>fetch-71</text:p>
          </table:table-cell>
          <table:table-cell office:value-type="float" office:value="0.061116" calcext:value-type="float">
            <text:p>0,061116</text:p>
          </table:table-cell>
          <table:table-cell/>
        </table:table-row>
        <table:table-row table:style-name="ro1">
          <table:table-cell office:value-type="string" calcext:value-type="string">
            <text:p>fetch-72</text:p>
          </table:table-cell>
          <table:table-cell office:value-type="float" office:value="0.062254" calcext:value-type="float">
            <text:p>0,062254</text:p>
          </table:table-cell>
          <table:table-cell/>
        </table:table-row>
        <table:table-row table:style-name="ro1">
          <table:table-cell office:value-type="string" calcext:value-type="string">
            <text:p>fetch-73</text:p>
          </table:table-cell>
          <table:table-cell office:value-type="float" office:value="0.062217" calcext:value-type="float">
            <text:p>0,062217</text:p>
          </table:table-cell>
          <table:table-cell/>
        </table:table-row>
        <table:table-row table:style-name="ro1">
          <table:table-cell office:value-type="string" calcext:value-type="string">
            <text:p>fetch-74</text:p>
          </table:table-cell>
          <table:table-cell office:value-type="float" office:value="0.066328" calcext:value-type="float">
            <text:p>0,066328</text:p>
          </table:table-cell>
          <table:table-cell/>
        </table:table-row>
        <table:table-row table:style-name="ro1">
          <table:table-cell office:value-type="string" calcext:value-type="string">
            <text:p>fetch-75</text:p>
          </table:table-cell>
          <table:table-cell office:value-type="float" office:value="0.062218" calcext:value-type="float">
            <text:p>0,062218</text:p>
          </table:table-cell>
          <table:table-cell/>
        </table:table-row>
        <table:table-row table:style-name="ro1">
          <table:table-cell office:value-type="string" calcext:value-type="string">
            <text:p>fetch-76</text:p>
          </table:table-cell>
          <table:table-cell office:value-type="float" office:value="0.062744" calcext:value-type="float">
            <text:p>0,062744</text:p>
          </table:table-cell>
          <table:table-cell/>
        </table:table-row>
        <table:table-row table:style-name="ro1">
          <table:table-cell office:value-type="string" calcext:value-type="string">
            <text:p>fetch-77</text:p>
          </table:table-cell>
          <table:table-cell office:value-type="float" office:value="0.061252" calcext:value-type="float">
            <text:p>0,061252</text:p>
          </table:table-cell>
          <table:table-cell/>
        </table:table-row>
        <table:table-row table:style-name="ro1">
          <table:table-cell office:value-type="string" calcext:value-type="string">
            <text:p>fetch-78</text:p>
          </table:table-cell>
          <table:table-cell office:value-type="float" office:value="0.061894" calcext:value-type="float">
            <text:p>0,061894</text:p>
          </table:table-cell>
          <table:table-cell/>
        </table:table-row>
        <table:table-row table:style-name="ro1">
          <table:table-cell office:value-type="string" calcext:value-type="string">
            <text:p>fetch-79</text:p>
          </table:table-cell>
          <table:table-cell office:value-type="float" office:value="0.070629" calcext:value-type="float">
            <text:p>0,070629</text:p>
          </table:table-cell>
          <table:table-cell/>
        </table:table-row>
        <table:table-row table:style-name="ro1">
          <table:table-cell office:value-type="string" calcext:value-type="string">
            <text:p>fetch-80</text:p>
          </table:table-cell>
          <table:table-cell office:value-type="float" office:value="0.063005" calcext:value-type="float">
            <text:p>0,063005</text:p>
          </table:table-cell>
          <table:table-cell/>
        </table:table-row>
        <table:table-row table:style-name="ro1">
          <table:table-cell office:value-type="string" calcext:value-type="string">
            <text:p>fetch-81</text:p>
          </table:table-cell>
          <table:table-cell office:value-type="float" office:value="0.060864" calcext:value-type="float">
            <text:p>0,060864</text:p>
          </table:table-cell>
          <table:table-cell/>
        </table:table-row>
        <table:table-row table:style-name="ro1">
          <table:table-cell office:value-type="string" calcext:value-type="string">
            <text:p>fetch-82</text:p>
          </table:table-cell>
          <table:table-cell office:value-type="float" office:value="0.061808" calcext:value-type="float">
            <text:p>0,061808</text:p>
          </table:table-cell>
          <table:table-cell/>
        </table:table-row>
        <table:table-row table:style-name="ro1">
          <table:table-cell office:value-type="string" calcext:value-type="string">
            <text:p>fetch-83</text:p>
          </table:table-cell>
          <table:table-cell office:value-type="float" office:value="0.060983" calcext:value-type="float">
            <text:p>0,060983</text:p>
          </table:table-cell>
          <table:table-cell/>
        </table:table-row>
        <table:table-row table:style-name="ro1">
          <table:table-cell office:value-type="string" calcext:value-type="string">
            <text:p>fetch-84</text:p>
          </table:table-cell>
          <table:table-cell office:value-type="float" office:value="0.059913" calcext:value-type="float">
            <text:p>0,059913</text:p>
          </table:table-cell>
          <table:table-cell/>
        </table:table-row>
        <table:table-row table:style-name="ro1">
          <table:table-cell office:value-type="string" calcext:value-type="string">
            <text:p>fetch-85</text:p>
          </table:table-cell>
          <table:table-cell office:value-type="float" office:value="0.066145" calcext:value-type="float">
            <text:p>0,066145</text:p>
          </table:table-cell>
          <table:table-cell/>
        </table:table-row>
        <table:table-row table:style-name="ro1">
          <table:table-cell office:value-type="string" calcext:value-type="string">
            <text:p>fetch-86</text:p>
          </table:table-cell>
          <table:table-cell office:value-type="float" office:value="0.059293" calcext:value-type="float">
            <text:p>0,059293</text:p>
          </table:table-cell>
          <table:table-cell/>
        </table:table-row>
        <table:table-row table:style-name="ro1">
          <table:table-cell office:value-type="string" calcext:value-type="string">
            <text:p>fetch-87</text:p>
          </table:table-cell>
          <table:table-cell office:value-type="float" office:value="0.060775" calcext:value-type="float">
            <text:p>0,060775</text:p>
          </table:table-cell>
          <table:table-cell/>
        </table:table-row>
        <table:table-row table:style-name="ro1">
          <table:table-cell office:value-type="string" calcext:value-type="string">
            <text:p>fetch-88</text:p>
          </table:table-cell>
          <table:table-cell office:value-type="float" office:value="0.062007" calcext:value-type="float">
            <text:p>0,062007</text:p>
          </table:table-cell>
          <table:table-cell/>
        </table:table-row>
        <table:table-row table:style-name="ro1">
          <table:table-cell office:value-type="string" calcext:value-type="string">
            <text:p>fetch-89</text:p>
          </table:table-cell>
          <table:table-cell office:value-type="float" office:value="0.060557" calcext:value-type="float">
            <text:p>0,060557</text:p>
          </table:table-cell>
          <table:table-cell/>
        </table:table-row>
        <table:table-row table:style-name="ro1">
          <table:table-cell office:value-type="string" calcext:value-type="string">
            <text:p>fetch-90</text:p>
          </table:table-cell>
          <table:table-cell office:value-type="float" office:value="0.0633" calcext:value-type="float">
            <text:p>0,0633</text:p>
          </table:table-cell>
          <table:table-cell/>
        </table:table-row>
        <table:table-row table:style-name="ro1">
          <table:table-cell office:value-type="string" calcext:value-type="string">
            <text:p>fetch-91</text:p>
          </table:table-cell>
          <table:table-cell office:value-type="float" office:value="0.059488" calcext:value-type="float">
            <text:p>0,059488</text:p>
          </table:table-cell>
          <table:table-cell/>
        </table:table-row>
        <table:table-row table:style-name="ro1">
          <table:table-cell office:value-type="string" calcext:value-type="string">
            <text:p>fetch-92</text:p>
          </table:table-cell>
          <table:table-cell office:value-type="float" office:value="0.063716" calcext:value-type="float">
            <text:p>0,063716</text:p>
          </table:table-cell>
          <table:table-cell/>
        </table:table-row>
        <table:table-row table:style-name="ro1">
          <table:table-cell office:value-type="string" calcext:value-type="string">
            <text:p>fetch-93</text:p>
          </table:table-cell>
          <table:table-cell office:value-type="float" office:value="0.061467" calcext:value-type="float">
            <text:p>0,061467</text:p>
          </table:table-cell>
          <table:table-cell/>
        </table:table-row>
        <table:table-row table:style-name="ro1">
          <table:table-cell office:value-type="string" calcext:value-type="string">
            <text:p>fetch-94</text:p>
          </table:table-cell>
          <table:table-cell office:value-type="float" office:value="0.062206" calcext:value-type="float">
            <text:p>0,062206</text:p>
          </table:table-cell>
          <table:table-cell/>
        </table:table-row>
        <table:table-row table:style-name="ro1">
          <table:table-cell office:value-type="string" calcext:value-type="string">
            <text:p>fetch-95</text:p>
          </table:table-cell>
          <table:table-cell office:value-type="float" office:value="0.062305" calcext:value-type="float">
            <text:p>0,062305</text:p>
          </table:table-cell>
          <table:table-cell/>
        </table:table-row>
        <table:table-row table:style-name="ro1">
          <table:table-cell office:value-type="string" calcext:value-type="string">
            <text:p>fetch-96</text:p>
          </table:table-cell>
          <table:table-cell office:value-type="float" office:value="0.061921" calcext:value-type="float">
            <text:p>0,061921</text:p>
          </table:table-cell>
          <table:table-cell/>
        </table:table-row>
        <table:table-row table:style-name="ro1">
          <table:table-cell office:value-type="string" calcext:value-type="string">
            <text:p>fetch-97</text:p>
          </table:table-cell>
          <table:table-cell office:value-type="float" office:value="0.064138" calcext:value-type="float">
            <text:p>0,064138</text:p>
          </table:table-cell>
          <table:table-cell/>
        </table:table-row>
        <table:table-row table:style-name="ro1">
          <table:table-cell office:value-type="string" calcext:value-type="string">
            <text:p>fetch-98</text:p>
          </table:table-cell>
          <table:table-cell office:value-type="float" office:value="0.060292" calcext:value-type="float">
            <text:p>0,060292</text:p>
          </table:table-cell>
          <table:table-cell/>
        </table:table-row>
        <table:table-row table:style-name="ro1">
          <table:table-cell office:value-type="string" calcext:value-type="string">
            <text:p>fetch-99</text:p>
          </table:table-cell>
          <table:table-cell office:value-type="float" office:value="0.058966" calcext:value-type="float">
            <text:p>0,058966</text:p>
          </table:table-cell>
          <table:table-cell/>
        </table:table-row>
        <table:table-row table:style-name="ro1">
          <table:table-cell office:value-type="string" calcext:value-type="string">
            <text:p>fetch-100</text:p>
          </table:table-cell>
          <table:table-cell office:value-type="float" office:value="0.059349" calcext:value-type="float">
            <text:p>0,059349</text:p>
          </table:table-cell>
          <table:table-cell/>
        </table:table-row>
        <table:table-row table:style-name="ro1">
          <table:table-cell office:value-type="string" calcext:value-type="string">
            <text:p>fetch-101</text:p>
          </table:table-cell>
          <table:table-cell office:value-type="float" office:value="0.061183" calcext:value-type="float">
            <text:p>0,061183</text:p>
          </table:table-cell>
          <table:table-cell/>
        </table:table-row>
        <table:table-row table:style-name="ro1">
          <table:table-cell office:value-type="string" calcext:value-type="string">
            <text:p>fetch-102</text:p>
          </table:table-cell>
          <table:table-cell office:value-type="float" office:value="0.057527" calcext:value-type="float">
            <text:p>0,057527</text:p>
          </table:table-cell>
          <table:table-cell/>
        </table:table-row>
        <table:table-row table:style-name="ro1">
          <table:table-cell office:value-type="string" calcext:value-type="string">
            <text:p>fetch-103</text:p>
          </table:table-cell>
          <table:table-cell office:value-type="float" office:value="0.059681" calcext:value-type="float">
            <text:p>0,059681</text:p>
          </table:table-cell>
          <table:table-cell/>
        </table:table-row>
        <table:table-row table:style-name="ro1">
          <table:table-cell office:value-type="string" calcext:value-type="string">
            <text:p>fetch-104</text:p>
          </table:table-cell>
          <table:table-cell office:value-type="float" office:value="0.060769" calcext:value-type="float">
            <text:p>0,060769</text:p>
          </table:table-cell>
          <table:table-cell/>
        </table:table-row>
        <table:table-row table:style-name="ro1">
          <table:table-cell office:value-type="string" calcext:value-type="string">
            <text:p>fetch-105</text:p>
          </table:table-cell>
          <table:table-cell office:value-type="float" office:value="0.066388" calcext:value-type="float">
            <text:p>0,066388</text:p>
          </table:table-cell>
          <table:table-cell/>
        </table:table-row>
        <table:table-row table:style-name="ro1">
          <table:table-cell office:value-type="string" calcext:value-type="string">
            <text:p>fetch-106</text:p>
          </table:table-cell>
          <table:table-cell office:value-type="float" office:value="0.059755" calcext:value-type="float">
            <text:p>0,059755</text:p>
          </table:table-cell>
          <table:table-cell/>
        </table:table-row>
        <table:table-row table:style-name="ro1">
          <table:table-cell office:value-type="string" calcext:value-type="string">
            <text:p>fetch-107</text:p>
          </table:table-cell>
          <table:table-cell office:value-type="float" office:value="0.060847" calcext:value-type="float">
            <text:p>0,060847</text:p>
          </table:table-cell>
          <table:table-cell/>
        </table:table-row>
        <table:table-row table:style-name="ro1">
          <table:table-cell office:value-type="string" calcext:value-type="string">
            <text:p>fetch-108</text:p>
          </table:table-cell>
          <table:table-cell office:value-type="float" office:value="0.059517" calcext:value-type="float">
            <text:p>0,059517</text:p>
          </table:table-cell>
          <table:table-cell/>
        </table:table-row>
        <table:table-row table:style-name="ro1">
          <table:table-cell office:value-type="string" calcext:value-type="string">
            <text:p>fetch-109</text:p>
          </table:table-cell>
          <table:table-cell office:value-type="float" office:value="0.060325" calcext:value-type="float">
            <text:p>0,060325</text:p>
          </table:table-cell>
          <table:table-cell/>
        </table:table-row>
        <table:table-row table:style-name="ro1">
          <table:table-cell office:value-type="string" calcext:value-type="string">
            <text:p>fetch-110</text:p>
          </table:table-cell>
          <table:table-cell office:value-type="float" office:value="0.060944" calcext:value-type="float">
            <text:p>0,060944</text:p>
          </table:table-cell>
          <table:table-cell/>
        </table:table-row>
        <table:table-row table:style-name="ro1">
          <table:table-cell office:value-type="string" calcext:value-type="string">
            <text:p>fetch-111</text:p>
          </table:table-cell>
          <table:table-cell office:value-type="float" office:value="0.060554" calcext:value-type="float">
            <text:p>0,060554</text:p>
          </table:table-cell>
          <table:table-cell/>
        </table:table-row>
        <table:table-row table:style-name="ro1">
          <table:table-cell office:value-type="string" calcext:value-type="string">
            <text:p>fetch-112</text:p>
          </table:table-cell>
          <table:table-cell office:value-type="float" office:value="0.061038" calcext:value-type="float">
            <text:p>0,061038</text:p>
          </table:table-cell>
          <table:table-cell/>
        </table:table-row>
        <table:table-row table:style-name="ro1">
          <table:table-cell office:value-type="string" calcext:value-type="string">
            <text:p>fetch-113</text:p>
          </table:table-cell>
          <table:table-cell office:value-type="float" office:value="0.063683" calcext:value-type="float">
            <text:p>0,063683</text:p>
          </table:table-cell>
          <table:table-cell/>
        </table:table-row>
        <table:table-row table:style-name="ro1">
          <table:table-cell office:value-type="string" calcext:value-type="string">
            <text:p>fetch-114</text:p>
          </table:table-cell>
          <table:table-cell office:value-type="float" office:value="0.060241" calcext:value-type="float">
            <text:p>0,060241</text:p>
          </table:table-cell>
          <table:table-cell/>
        </table:table-row>
        <table:table-row table:style-name="ro1">
          <table:table-cell office:value-type="string" calcext:value-type="string">
            <text:p>fetch-115</text:p>
          </table:table-cell>
          <table:table-cell office:value-type="float" office:value="0.061248" calcext:value-type="float">
            <text:p>0,061248</text:p>
          </table:table-cell>
          <table:table-cell/>
        </table:table-row>
        <table:table-row table:style-name="ro1">
          <table:table-cell office:value-type="string" calcext:value-type="string">
            <text:p>fetch-116</text:p>
          </table:table-cell>
          <table:table-cell office:value-type="float" office:value="0.058259" calcext:value-type="float">
            <text:p>0,058259</text:p>
          </table:table-cell>
          <table:table-cell/>
        </table:table-row>
        <table:table-row table:style-name="ro1">
          <table:table-cell office:value-type="string" calcext:value-type="string">
            <text:p>fetch-117</text:p>
          </table:table-cell>
          <table:table-cell office:value-type="float" office:value="0.061424" calcext:value-type="float">
            <text:p>0,061424</text:p>
          </table:table-cell>
          <table:table-cell/>
        </table:table-row>
        <table:table-row table:style-name="ro1">
          <table:table-cell office:value-type="string" calcext:value-type="string">
            <text:p>fetch-118</text:p>
          </table:table-cell>
          <table:table-cell office:value-type="float" office:value="0.06297" calcext:value-type="float">
            <text:p>0,06297</text:p>
          </table:table-cell>
          <table:table-cell/>
        </table:table-row>
        <table:table-row table:style-name="ro1">
          <table:table-cell office:value-type="string" calcext:value-type="string">
            <text:p>fetch-119</text:p>
          </table:table-cell>
          <table:table-cell office:value-type="float" office:value="0.060794" calcext:value-type="float">
            <text:p>0,060794</text:p>
          </table:table-cell>
          <table:table-cell/>
        </table:table-row>
        <table:table-row table:style-name="ro1">
          <table:table-cell office:value-type="string" calcext:value-type="string">
            <text:p>fetch-120</text:p>
          </table:table-cell>
          <table:table-cell office:value-type="float" office:value="0.059014" calcext:value-type="float">
            <text:p>0,059014</text:p>
          </table:table-cell>
          <table:table-cell/>
        </table:table-row>
        <table:table-row table:style-name="ro1">
          <table:table-cell office:value-type="string" calcext:value-type="string">
            <text:p>fetch-121</text:p>
          </table:table-cell>
          <table:table-cell office:value-type="float" office:value="0.059505" calcext:value-type="float">
            <text:p>0,059505</text:p>
          </table:table-cell>
          <table:table-cell/>
        </table:table-row>
        <table:table-row table:style-name="ro1">
          <table:table-cell office:value-type="string" calcext:value-type="string">
            <text:p>fetch-122</text:p>
          </table:table-cell>
          <table:table-cell office:value-type="float" office:value="0.059419" calcext:value-type="float">
            <text:p>0,059419</text:p>
          </table:table-cell>
          <table:table-cell/>
        </table:table-row>
        <table:table-row table:style-name="ro1">
          <table:table-cell office:value-type="string" calcext:value-type="string">
            <text:p>fetch-123</text:p>
          </table:table-cell>
          <table:table-cell office:value-type="float" office:value="0.061624" calcext:value-type="float">
            <text:p>0,061624</text:p>
          </table:table-cell>
          <table:table-cell/>
        </table:table-row>
        <table:table-row table:style-name="ro1">
          <table:table-cell office:value-type="string" calcext:value-type="string">
            <text:p>fetch-124</text:p>
          </table:table-cell>
          <table:table-cell office:value-type="float" office:value="0.060519" calcext:value-type="float">
            <text:p>0,060519</text:p>
          </table:table-cell>
          <table:table-cell/>
        </table:table-row>
        <table:table-row table:style-name="ro1">
          <table:table-cell office:value-type="string" calcext:value-type="string">
            <text:p>fetch-125</text:p>
          </table:table-cell>
          <table:table-cell office:value-type="float" office:value="0.062655" calcext:value-type="float">
            <text:p>0,062655</text:p>
          </table:table-cell>
          <table:table-cell/>
        </table:table-row>
        <table:table-row table:style-name="ro1">
          <table:table-cell office:value-type="string" calcext:value-type="string">
            <text:p>fetch-126</text:p>
          </table:table-cell>
          <table:table-cell office:value-type="float" office:value="0.059056" calcext:value-type="float">
            <text:p>0,059056</text:p>
          </table:table-cell>
          <table:table-cell/>
        </table:table-row>
        <table:table-row table:style-name="ro1">
          <table:table-cell office:value-type="string" calcext:value-type="string">
            <text:p>fetch-127</text:p>
          </table:table-cell>
          <table:table-cell office:value-type="float" office:value="0.062484" calcext:value-type="float">
            <text:p>0,062484</text:p>
          </table:table-cell>
          <table:table-cell/>
        </table:table-row>
        <table:table-row table:style-name="ro1">
          <table:table-cell office:value-type="string" calcext:value-type="string">
            <text:p>fetch-128</text:p>
          </table:table-cell>
          <table:table-cell office:value-type="float" office:value="0.061335" calcext:value-type="float">
            <text:p>0,061335</text:p>
          </table:table-cell>
          <table:table-cell/>
        </table:table-row>
        <table:table-row table:style-name="ro1">
          <table:table-cell office:value-type="string" calcext:value-type="string">
            <text:p>fetch-129</text:p>
          </table:table-cell>
          <table:table-cell office:value-type="float" office:value="0.061902" calcext:value-type="float">
            <text:p>0,061902</text:p>
          </table:table-cell>
          <table:table-cell/>
        </table:table-row>
        <table:table-row table:style-name="ro1">
          <table:table-cell office:value-type="string" calcext:value-type="string">
            <text:p>fetch-130</text:p>
          </table:table-cell>
          <table:table-cell office:value-type="float" office:value="0.059454" calcext:value-type="float">
            <text:p>0,059454</text:p>
          </table:table-cell>
          <table:table-cell/>
        </table:table-row>
        <table:table-row table:style-name="ro1">
          <table:table-cell office:value-type="string" calcext:value-type="string">
            <text:p>fetch-131</text:p>
          </table:table-cell>
          <table:table-cell office:value-type="float" office:value="0.060222" calcext:value-type="float">
            <text:p>0,060222</text:p>
          </table:table-cell>
          <table:table-cell/>
        </table:table-row>
        <table:table-row table:style-name="ro1">
          <table:table-cell office:value-type="string" calcext:value-type="string">
            <text:p>fetch-132</text:p>
          </table:table-cell>
          <table:table-cell office:value-type="float" office:value="0.062034" calcext:value-type="float">
            <text:p>0,062034</text:p>
          </table:table-cell>
          <table:table-cell/>
        </table:table-row>
        <table:table-row table:style-name="ro1">
          <table:table-cell office:value-type="string" calcext:value-type="string">
            <text:p>fetch-133</text:p>
          </table:table-cell>
          <table:table-cell office:value-type="float" office:value="0.058705" calcext:value-type="float">
            <text:p>0,058705</text:p>
          </table:table-cell>
          <table:table-cell/>
        </table:table-row>
        <table:table-row table:style-name="ro1">
          <table:table-cell office:value-type="string" calcext:value-type="string">
            <text:p>fetch-134</text:p>
          </table:table-cell>
          <table:table-cell office:value-type="float" office:value="0.062552" calcext:value-type="float">
            <text:p>0,062552</text:p>
          </table:table-cell>
          <table:table-cell/>
        </table:table-row>
        <table:table-row table:style-name="ro1">
          <table:table-cell office:value-type="string" calcext:value-type="string">
            <text:p>fetch-135</text:p>
          </table:table-cell>
          <table:table-cell office:value-type="float" office:value="0.063537" calcext:value-type="float">
            <text:p>0,063537</text:p>
          </table:table-cell>
          <table:table-cell/>
        </table:table-row>
        <table:table-row table:style-name="ro1">
          <table:table-cell office:value-type="string" calcext:value-type="string">
            <text:p>fetch-136</text:p>
          </table:table-cell>
          <table:table-cell office:value-type="float" office:value="0.060718" calcext:value-type="float">
            <text:p>0,060718</text:p>
          </table:table-cell>
          <table:table-cell/>
        </table:table-row>
        <table:table-row table:style-name="ro1">
          <table:table-cell office:value-type="string" calcext:value-type="string">
            <text:p>fetch-137</text:p>
          </table:table-cell>
          <table:table-cell office:value-type="float" office:value="0.059661" calcext:value-type="float">
            <text:p>0,059661</text:p>
          </table:table-cell>
          <table:table-cell/>
        </table:table-row>
        <table:table-row table:style-name="ro1">
          <table:table-cell office:value-type="string" calcext:value-type="string">
            <text:p>fetch-138</text:p>
          </table:table-cell>
          <table:table-cell office:value-type="float" office:value="0.066162" calcext:value-type="float">
            <text:p>0,066162</text:p>
          </table:table-cell>
          <table:table-cell/>
        </table:table-row>
        <table:table-row table:style-name="ro1">
          <table:table-cell office:value-type="string" calcext:value-type="string">
            <text:p>fetch-139</text:p>
          </table:table-cell>
          <table:table-cell office:value-type="float" office:value="0.063056" calcext:value-type="float">
            <text:p>0,063056</text:p>
          </table:table-cell>
          <table:table-cell/>
        </table:table-row>
        <table:table-row table:style-name="ro1">
          <table:table-cell office:value-type="string" calcext:value-type="string">
            <text:p>fetch-140</text:p>
          </table:table-cell>
          <table:table-cell office:value-type="float" office:value="0.069814" calcext:value-type="float">
            <text:p>0,069814</text:p>
          </table:table-cell>
          <table:table-cell/>
        </table:table-row>
        <table:table-row table:style-name="ro1">
          <table:table-cell office:value-type="string" calcext:value-type="string">
            <text:p>fetch-141</text:p>
          </table:table-cell>
          <table:table-cell office:value-type="float" office:value="0.062064" calcext:value-type="float">
            <text:p>0,062064</text:p>
          </table:table-cell>
          <table:table-cell/>
        </table:table-row>
        <table:table-row table:style-name="ro1">
          <table:table-cell office:value-type="string" calcext:value-type="string">
            <text:p>fetch-142</text:p>
          </table:table-cell>
          <table:table-cell office:value-type="float" office:value="0.060742" calcext:value-type="float">
            <text:p>0,060742</text:p>
          </table:table-cell>
          <table:table-cell/>
        </table:table-row>
        <table:table-row table:style-name="ro1">
          <table:table-cell office:value-type="string" calcext:value-type="string">
            <text:p>fetch-143</text:p>
          </table:table-cell>
          <table:table-cell office:value-type="float" office:value="0.062157" calcext:value-type="float">
            <text:p>0,062157</text:p>
          </table:table-cell>
          <table:table-cell/>
        </table:table-row>
        <table:table-row table:style-name="ro1">
          <table:table-cell office:value-type="string" calcext:value-type="string">
            <text:p>fetch-144</text:p>
          </table:table-cell>
          <table:table-cell office:value-type="float" office:value="0.060217" calcext:value-type="float">
            <text:p>0,060217</text:p>
          </table:table-cell>
          <table:table-cell/>
        </table:table-row>
        <table:table-row table:style-name="ro1">
          <table:table-cell office:value-type="string" calcext:value-type="string">
            <text:p>fetch-145</text:p>
          </table:table-cell>
          <table:table-cell office:value-type="float" office:value="0.057312" calcext:value-type="float">
            <text:p>0,057312</text:p>
          </table:table-cell>
          <table:table-cell/>
        </table:table-row>
        <table:table-row table:style-name="ro1">
          <table:table-cell office:value-type="string" calcext:value-type="string">
            <text:p>fetch-146</text:p>
          </table:table-cell>
          <table:table-cell office:value-type="float" office:value="0.060328" calcext:value-type="float">
            <text:p>0,060328</text:p>
          </table:table-cell>
          <table:table-cell/>
        </table:table-row>
        <table:table-row table:style-name="ro1">
          <table:table-cell office:value-type="string" calcext:value-type="string">
            <text:p>fetch-147</text:p>
          </table:table-cell>
          <table:table-cell office:value-type="float" office:value="0.07051" calcext:value-type="float">
            <text:p>0,07051</text:p>
          </table:table-cell>
          <table:table-cell/>
        </table:table-row>
        <table:table-row table:style-name="ro1">
          <table:table-cell office:value-type="string" calcext:value-type="string">
            <text:p>fetch-148</text:p>
          </table:table-cell>
          <table:table-cell office:value-type="float" office:value="0.064488" calcext:value-type="float">
            <text:p>0,064488</text:p>
          </table:table-cell>
          <table:table-cell/>
        </table:table-row>
        <table:table-row table:style-name="ro1">
          <table:table-cell office:value-type="string" calcext:value-type="string">
            <text:p>fetch-149</text:p>
          </table:table-cell>
          <table:table-cell office:value-type="float" office:value="0.061971" calcext:value-type="float">
            <text:p>0,061971</text:p>
          </table:table-cell>
          <table:table-cell/>
        </table:table-row>
        <table:table-row table:style-name="ro1">
          <table:table-cell office:value-type="string" calcext:value-type="string">
            <text:p>fetch-150</text:p>
          </table:table-cell>
          <table:table-cell office:value-type="float" office:value="0.062453" calcext:value-type="float">
            <text:p>0,062453</text:p>
          </table:table-cell>
          <table:table-cell/>
        </table:table-row>
        <table:table-row table:style-name="ro1">
          <table:table-cell office:value-type="string" calcext:value-type="string">
            <text:p>fetch-151</text:p>
          </table:table-cell>
          <table:table-cell office:value-type="float" office:value="0.062244" calcext:value-type="float">
            <text:p>0,062244</text:p>
          </table:table-cell>
          <table:table-cell/>
        </table:table-row>
        <table:table-row table:style-name="ro1">
          <table:table-cell office:value-type="string" calcext:value-type="string">
            <text:p>fetch-152</text:p>
          </table:table-cell>
          <table:table-cell office:value-type="float" office:value="0.060325" calcext:value-type="float">
            <text:p>0,060325</text:p>
          </table:table-cell>
          <table:table-cell/>
        </table:table-row>
        <table:table-row table:style-name="ro1">
          <table:table-cell office:value-type="string" calcext:value-type="string">
            <text:p>fetch-153</text:p>
          </table:table-cell>
          <table:table-cell office:value-type="float" office:value="0.060958" calcext:value-type="float">
            <text:p>0,060958</text:p>
          </table:table-cell>
          <table:table-cell/>
        </table:table-row>
        <table:table-row table:style-name="ro1">
          <table:table-cell office:value-type="string" calcext:value-type="string">
            <text:p>fetch-154</text:p>
          </table:table-cell>
          <table:table-cell office:value-type="float" office:value="0.060443" calcext:value-type="float">
            <text:p>0,060443</text:p>
          </table:table-cell>
          <table:table-cell/>
        </table:table-row>
        <table:table-row table:style-name="ro1">
          <table:table-cell office:value-type="string" calcext:value-type="string">
            <text:p>fetch-155</text:p>
          </table:table-cell>
          <table:table-cell office:value-type="float" office:value="0.060733" calcext:value-type="float">
            <text:p>0,060733</text:p>
          </table:table-cell>
          <table:table-cell/>
        </table:table-row>
        <table:table-row table:style-name="ro1">
          <table:table-cell office:value-type="string" calcext:value-type="string">
            <text:p>fetch-156</text:p>
          </table:table-cell>
          <table:table-cell office:value-type="float" office:value="0.064083" calcext:value-type="float">
            <text:p>0,064083</text:p>
          </table:table-cell>
          <table:table-cell/>
        </table:table-row>
        <table:table-row table:style-name="ro1">
          <table:table-cell office:value-type="string" calcext:value-type="string">
            <text:p>fetch-157</text:p>
          </table:table-cell>
          <table:table-cell office:value-type="float" office:value="0.058439" calcext:value-type="float">
            <text:p>0,058439</text:p>
          </table:table-cell>
          <table:table-cell/>
        </table:table-row>
        <table:table-row table:style-name="ro1">
          <table:table-cell office:value-type="string" calcext:value-type="string">
            <text:p>fetch-158</text:p>
          </table:table-cell>
          <table:table-cell office:value-type="float" office:value="0.062133" calcext:value-type="float">
            <text:p>0,062133</text:p>
          </table:table-cell>
          <table:table-cell/>
        </table:table-row>
        <table:table-row table:style-name="ro1">
          <table:table-cell office:value-type="string" calcext:value-type="string">
            <text:p>fetch-159</text:p>
          </table:table-cell>
          <table:table-cell office:value-type="float" office:value="0.062014" calcext:value-type="float">
            <text:p>0,062014</text:p>
          </table:table-cell>
          <table:table-cell/>
        </table:table-row>
        <table:table-row table:style-name="ro1">
          <table:table-cell office:value-type="string" calcext:value-type="string">
            <text:p>fetch-160</text:p>
          </table:table-cell>
          <table:table-cell office:value-type="float" office:value="0.061052" calcext:value-type="float">
            <text:p>0,061052</text:p>
          </table:table-cell>
          <table:table-cell/>
        </table:table-row>
        <table:table-row table:style-name="ro1">
          <table:table-cell office:value-type="string" calcext:value-type="string">
            <text:p>fetch-161</text:p>
          </table:table-cell>
          <table:table-cell office:value-type="float" office:value="0.062228" calcext:value-type="float">
            <text:p>0,062228</text:p>
          </table:table-cell>
          <table:table-cell/>
        </table:table-row>
        <table:table-row table:style-name="ro1">
          <table:table-cell office:value-type="string" calcext:value-type="string">
            <text:p>fetch-162</text:p>
          </table:table-cell>
          <table:table-cell office:value-type="float" office:value="0.063133" calcext:value-type="float">
            <text:p>0,063133</text:p>
          </table:table-cell>
          <table:table-cell/>
        </table:table-row>
        <table:table-row table:style-name="ro1">
          <table:table-cell office:value-type="string" calcext:value-type="string">
            <text:p>fetch-163</text:p>
          </table:table-cell>
          <table:table-cell office:value-type="float" office:value="0.06237" calcext:value-type="float">
            <text:p>0,06237</text:p>
          </table:table-cell>
          <table:table-cell/>
        </table:table-row>
        <table:table-row table:style-name="ro1">
          <table:table-cell office:value-type="string" calcext:value-type="string">
            <text:p>fetch-164</text:p>
          </table:table-cell>
          <table:table-cell office:value-type="float" office:value="0.060391" calcext:value-type="float">
            <text:p>0,060391</text:p>
          </table:table-cell>
          <table:table-cell/>
        </table:table-row>
        <table:table-row table:style-name="ro1">
          <table:table-cell office:value-type="string" calcext:value-type="string">
            <text:p>fetch-165</text:p>
          </table:table-cell>
          <table:table-cell office:value-type="float" office:value="0.063381" calcext:value-type="float">
            <text:p>0,063381</text:p>
          </table:table-cell>
          <table:table-cell/>
        </table:table-row>
        <table:table-row table:style-name="ro1">
          <table:table-cell office:value-type="string" calcext:value-type="string">
            <text:p>fetch-166</text:p>
          </table:table-cell>
          <table:table-cell office:value-type="float" office:value="0.060022" calcext:value-type="float">
            <text:p>0,060022</text:p>
          </table:table-cell>
          <table:table-cell/>
        </table:table-row>
        <table:table-row table:style-name="ro1">
          <table:table-cell office:value-type="string" calcext:value-type="string">
            <text:p>fetch-167</text:p>
          </table:table-cell>
          <table:table-cell office:value-type="float" office:value="0.059068" calcext:value-type="float">
            <text:p>0,059068</text:p>
          </table:table-cell>
          <table:table-cell/>
        </table:table-row>
        <table:table-row table:style-name="ro1">
          <table:table-cell office:value-type="string" calcext:value-type="string">
            <text:p>fetch-168</text:p>
          </table:table-cell>
          <table:table-cell office:value-type="float" office:value="0.065901" calcext:value-type="float">
            <text:p>0,065901</text:p>
          </table:table-cell>
          <table:table-cell/>
        </table:table-row>
        <table:table-row table:style-name="ro1">
          <table:table-cell office:value-type="string" calcext:value-type="string">
            <text:p>fetch-169</text:p>
          </table:table-cell>
          <table:table-cell office:value-type="float" office:value="0.057649" calcext:value-type="float">
            <text:p>0,057649</text:p>
          </table:table-cell>
          <table:table-cell/>
        </table:table-row>
        <table:table-row table:style-name="ro1">
          <table:table-cell office:value-type="string" calcext:value-type="string">
            <text:p>fetch-170</text:p>
          </table:table-cell>
          <table:table-cell office:value-type="float" office:value="0.061989" calcext:value-type="float">
            <text:p>0,061989</text:p>
          </table:table-cell>
          <table:table-cell/>
        </table:table-row>
        <table:table-row table:style-name="ro1">
          <table:table-cell office:value-type="string" calcext:value-type="string">
            <text:p>fetch-171</text:p>
          </table:table-cell>
          <table:table-cell office:value-type="float" office:value="0.064539" calcext:value-type="float">
            <text:p>0,064539</text:p>
          </table:table-cell>
          <table:table-cell/>
        </table:table-row>
        <table:table-row table:style-name="ro1">
          <table:table-cell office:value-type="string" calcext:value-type="string">
            <text:p>fetch-172</text:p>
          </table:table-cell>
          <table:table-cell office:value-type="float" office:value="0.059441" calcext:value-type="float">
            <text:p>0,059441</text:p>
          </table:table-cell>
          <table:table-cell/>
        </table:table-row>
        <table:table-row table:style-name="ro1">
          <table:table-cell office:value-type="string" calcext:value-type="string">
            <text:p>fetch-173</text:p>
          </table:table-cell>
          <table:table-cell office:value-type="float" office:value="0.059079" calcext:value-type="float">
            <text:p>0,059079</text:p>
          </table:table-cell>
          <table:table-cell/>
        </table:table-row>
        <table:table-row table:style-name="ro1">
          <table:table-cell office:value-type="string" calcext:value-type="string">
            <text:p>fetch-174</text:p>
          </table:table-cell>
          <table:table-cell office:value-type="float" office:value="0.058371" calcext:value-type="float">
            <text:p>0,058371</text:p>
          </table:table-cell>
          <table:table-cell/>
        </table:table-row>
        <table:table-row table:style-name="ro1">
          <table:table-cell office:value-type="string" calcext:value-type="string">
            <text:p>fetch-175</text:p>
          </table:table-cell>
          <table:table-cell office:value-type="float" office:value="0.060091" calcext:value-type="float">
            <text:p>0,060091</text:p>
          </table:table-cell>
          <table:table-cell/>
        </table:table-row>
        <table:table-row table:style-name="ro1">
          <table:table-cell office:value-type="string" calcext:value-type="string">
            <text:p>fetch-176</text:p>
          </table:table-cell>
          <table:table-cell office:value-type="float" office:value="0.063368" calcext:value-type="float">
            <text:p>0,063368</text:p>
          </table:table-cell>
          <table:table-cell/>
        </table:table-row>
        <table:table-row table:style-name="ro1">
          <table:table-cell office:value-type="string" calcext:value-type="string">
            <text:p>fetch-177</text:p>
          </table:table-cell>
          <table:table-cell office:value-type="float" office:value="0.067336" calcext:value-type="float">
            <text:p>0,067336</text:p>
          </table:table-cell>
          <table:table-cell/>
        </table:table-row>
        <table:table-row table:style-name="ro1">
          <table:table-cell office:value-type="string" calcext:value-type="string">
            <text:p>fetch-178</text:p>
          </table:table-cell>
          <table:table-cell office:value-type="float" office:value="0.062139" calcext:value-type="float">
            <text:p>0,062139</text:p>
          </table:table-cell>
          <table:table-cell/>
        </table:table-row>
        <table:table-row table:style-name="ro1">
          <table:table-cell office:value-type="string" calcext:value-type="string">
            <text:p>fetch-179</text:p>
          </table:table-cell>
          <table:table-cell office:value-type="float" office:value="0.062308" calcext:value-type="float">
            <text:p>0,062308</text:p>
          </table:table-cell>
          <table:table-cell/>
        </table:table-row>
        <table:table-row table:style-name="ro1">
          <table:table-cell office:value-type="string" calcext:value-type="string">
            <text:p>fetch-180</text:p>
          </table:table-cell>
          <table:table-cell office:value-type="float" office:value="0.061433" calcext:value-type="float">
            <text:p>0,061433</text:p>
          </table:table-cell>
          <table:table-cell/>
        </table:table-row>
        <table:table-row table:style-name="ro1">
          <table:table-cell office:value-type="string" calcext:value-type="string">
            <text:p>fetch-181</text:p>
          </table:table-cell>
          <table:table-cell office:value-type="float" office:value="0.059392" calcext:value-type="float">
            <text:p>0,059392</text:p>
          </table:table-cell>
          <table:table-cell/>
        </table:table-row>
        <table:table-row table:style-name="ro1">
          <table:table-cell office:value-type="string" calcext:value-type="string">
            <text:p>fetch-182</text:p>
          </table:table-cell>
          <table:table-cell office:value-type="float" office:value="0.066737" calcext:value-type="float">
            <text:p>0,066737</text:p>
          </table:table-cell>
          <table:table-cell/>
        </table:table-row>
        <table:table-row table:style-name="ro1">
          <table:table-cell office:value-type="string" calcext:value-type="string">
            <text:p>fetch-183</text:p>
          </table:table-cell>
          <table:table-cell office:value-type="float" office:value="0.05838" calcext:value-type="float">
            <text:p>0,05838</text:p>
          </table:table-cell>
          <table:table-cell/>
        </table:table-row>
        <table:table-row table:style-name="ro1">
          <table:table-cell office:value-type="string" calcext:value-type="string">
            <text:p>fetch-184</text:p>
          </table:table-cell>
          <table:table-cell office:value-type="float" office:value="0.06472" calcext:value-type="float">
            <text:p>0,06472</text:p>
          </table:table-cell>
          <table:table-cell/>
        </table:table-row>
        <table:table-row table:style-name="ro1">
          <table:table-cell office:value-type="string" calcext:value-type="string">
            <text:p>fetch-185</text:p>
          </table:table-cell>
          <table:table-cell office:value-type="float" office:value="0.062915" calcext:value-type="float">
            <text:p>0,062915</text:p>
          </table:table-cell>
          <table:table-cell/>
        </table:table-row>
        <table:table-row table:style-name="ro1">
          <table:table-cell office:value-type="string" calcext:value-type="string">
            <text:p>fetch-186</text:p>
          </table:table-cell>
          <table:table-cell office:value-type="float" office:value="0.061135" calcext:value-type="float">
            <text:p>0,061135</text:p>
          </table:table-cell>
          <table:table-cell/>
        </table:table-row>
        <table:table-row table:style-name="ro1">
          <table:table-cell office:value-type="string" calcext:value-type="string">
            <text:p>fetch-187</text:p>
          </table:table-cell>
          <table:table-cell office:value-type="float" office:value="0.06088" calcext:value-type="float">
            <text:p>0,06088</text:p>
          </table:table-cell>
          <table:table-cell/>
        </table:table-row>
        <table:table-row table:style-name="ro1">
          <table:table-cell office:value-type="string" calcext:value-type="string">
            <text:p>fetch-188</text:p>
          </table:table-cell>
          <table:table-cell office:value-type="float" office:value="0.058902" calcext:value-type="float">
            <text:p>0,058902</text:p>
          </table:table-cell>
          <table:table-cell/>
        </table:table-row>
        <table:table-row table:style-name="ro1">
          <table:table-cell office:value-type="string" calcext:value-type="string">
            <text:p>fetch-189</text:p>
          </table:table-cell>
          <table:table-cell office:value-type="float" office:value="0.062943" calcext:value-type="float">
            <text:p>0,062943</text:p>
          </table:table-cell>
          <table:table-cell/>
        </table:table-row>
        <table:table-row table:style-name="ro1">
          <table:table-cell office:value-type="string" calcext:value-type="string">
            <text:p>fetch-190</text:p>
          </table:table-cell>
          <table:table-cell office:value-type="float" office:value="0.062138" calcext:value-type="float">
            <text:p>0,062138</text:p>
          </table:table-cell>
          <table:table-cell/>
        </table:table-row>
        <table:table-row table:style-name="ro1">
          <table:table-cell office:value-type="string" calcext:value-type="string">
            <text:p>fetch-191</text:p>
          </table:table-cell>
          <table:table-cell office:value-type="float" office:value="0.064518" calcext:value-type="float">
            <text:p>0,064518</text:p>
          </table:table-cell>
          <table:table-cell/>
        </table:table-row>
        <table:table-row table:style-name="ro1">
          <table:table-cell office:value-type="string" calcext:value-type="string">
            <text:p>fetch-192</text:p>
          </table:table-cell>
          <table:table-cell office:value-type="float" office:value="0.060665" calcext:value-type="float">
            <text:p>0,060665</text:p>
          </table:table-cell>
          <table:table-cell/>
        </table:table-row>
        <table:table-row table:style-name="ro1">
          <table:table-cell office:value-type="string" calcext:value-type="string">
            <text:p>fetch-193</text:p>
          </table:table-cell>
          <table:table-cell office:value-type="float" office:value="0.062422" calcext:value-type="float">
            <text:p>0,062422</text:p>
          </table:table-cell>
          <table:table-cell/>
        </table:table-row>
        <table:table-row table:style-name="ro1">
          <table:table-cell office:value-type="string" calcext:value-type="string">
            <text:p>fetch-194</text:p>
          </table:table-cell>
          <table:table-cell office:value-type="float" office:value="0.06264" calcext:value-type="float">
            <text:p>0,06264</text:p>
          </table:table-cell>
          <table:table-cell/>
        </table:table-row>
        <table:table-row table:style-name="ro1">
          <table:table-cell office:value-type="string" calcext:value-type="string">
            <text:p>fetch-195</text:p>
          </table:table-cell>
          <table:table-cell office:value-type="float" office:value="0.060164" calcext:value-type="float">
            <text:p>0,060164</text:p>
          </table:table-cell>
          <table:table-cell/>
        </table:table-row>
        <table:table-row table:style-name="ro1">
          <table:table-cell office:value-type="string" calcext:value-type="string">
            <text:p>fetch-196</text:p>
          </table:table-cell>
          <table:table-cell office:value-type="float" office:value="0.058554" calcext:value-type="float">
            <text:p>0,058554</text:p>
          </table:table-cell>
          <table:table-cell/>
        </table:table-row>
        <table:table-row table:style-name="ro1">
          <table:table-cell office:value-type="string" calcext:value-type="string">
            <text:p>fetch-197</text:p>
          </table:table-cell>
          <table:table-cell office:value-type="float" office:value="0.062351" calcext:value-type="float">
            <text:p>0,062351</text:p>
          </table:table-cell>
          <table:table-cell/>
        </table:table-row>
        <table:table-row table:style-name="ro1">
          <table:table-cell office:value-type="string" calcext:value-type="string">
            <text:p>fetch-198</text:p>
          </table:table-cell>
          <table:table-cell office:value-type="float" office:value="0.067026" calcext:value-type="float">
            <text:p>0,067026</text:p>
          </table:table-cell>
          <table:table-cell/>
        </table:table-row>
        <table:table-row table:style-name="ro1">
          <table:table-cell office:value-type="string" calcext:value-type="string">
            <text:p>fetch-199</text:p>
          </table:table-cell>
          <table:table-cell office:value-type="float" office:value="0.06082" calcext:value-type="float">
            <text:p>0,06082</text:p>
          </table:table-cell>
          <table:table-cell/>
        </table:table-row>
        <table:table-row table:style-name="ro1">
          <table:table-cell office:value-type="string" calcext:value-type="string">
            <text:p>fetch-200</text:p>
          </table:table-cell>
          <table:table-cell office:value-type="float" office:value="0.059118" calcext:value-type="float">
            <text:p>0,059118</text:p>
          </table:table-cell>
          <table:table-cell/>
        </table:table-row>
        <table:table-row table:style-name="ro1">
          <table:table-cell office:value-type="string" calcext:value-type="string">
            <text:p>fetch-201</text:p>
          </table:table-cell>
          <table:table-cell office:value-type="float" office:value="0.062891" calcext:value-type="float">
            <text:p>0,062891</text:p>
          </table:table-cell>
          <table:table-cell/>
        </table:table-row>
        <table:table-row table:style-name="ro1">
          <table:table-cell office:value-type="string" calcext:value-type="string">
            <text:p>fetch-202</text:p>
          </table:table-cell>
          <table:table-cell office:value-type="float" office:value="0.067008" calcext:value-type="float">
            <text:p>0,067008</text:p>
          </table:table-cell>
          <table:table-cell/>
        </table:table-row>
        <table:table-row table:style-name="ro1">
          <table:table-cell office:value-type="string" calcext:value-type="string">
            <text:p>fetch-203</text:p>
          </table:table-cell>
          <table:table-cell office:value-type="float" office:value="0.066033" calcext:value-type="float">
            <text:p>0,066033</text:p>
          </table:table-cell>
          <table:table-cell/>
        </table:table-row>
        <table:table-row table:style-name="ro1">
          <table:table-cell office:value-type="string" calcext:value-type="string">
            <text:p>fetch-204</text:p>
          </table:table-cell>
          <table:table-cell office:value-type="float" office:value="0.059135" calcext:value-type="float">
            <text:p>0,059135</text:p>
          </table:table-cell>
          <table:table-cell/>
        </table:table-row>
        <table:table-row table:style-name="ro1">
          <table:table-cell office:value-type="string" calcext:value-type="string">
            <text:p>fetch-205</text:p>
          </table:table-cell>
          <table:table-cell office:value-type="float" office:value="0.060473" calcext:value-type="float">
            <text:p>0,060473</text:p>
          </table:table-cell>
          <table:table-cell/>
        </table:table-row>
        <table:table-row table:style-name="ro1">
          <table:table-cell office:value-type="string" calcext:value-type="string">
            <text:p>fetch-206</text:p>
          </table:table-cell>
          <table:table-cell office:value-type="float" office:value="0.061512" calcext:value-type="float">
            <text:p>0,061512</text:p>
          </table:table-cell>
          <table:table-cell/>
        </table:table-row>
        <table:table-row table:style-name="ro1">
          <table:table-cell office:value-type="string" calcext:value-type="string">
            <text:p>fetch-207</text:p>
          </table:table-cell>
          <table:table-cell office:value-type="float" office:value="0.061473" calcext:value-type="float">
            <text:p>0,061473</text:p>
          </table:table-cell>
          <table:table-cell/>
        </table:table-row>
        <table:table-row table:style-name="ro1">
          <table:table-cell office:value-type="string" calcext:value-type="string">
            <text:p>fetch-208</text:p>
          </table:table-cell>
          <table:table-cell office:value-type="float" office:value="0.058136" calcext:value-type="float">
            <text:p>0,058136</text:p>
          </table:table-cell>
          <table:table-cell/>
        </table:table-row>
        <table:table-row table:style-name="ro1">
          <table:table-cell office:value-type="string" calcext:value-type="string">
            <text:p>fetch-209</text:p>
          </table:table-cell>
          <table:table-cell office:value-type="float" office:value="0.066657" calcext:value-type="float">
            <text:p>0,066657</text:p>
          </table:table-cell>
          <table:table-cell/>
        </table:table-row>
        <table:table-row table:style-name="ro1">
          <table:table-cell office:value-type="string" calcext:value-type="string">
            <text:p>fetch-210</text:p>
          </table:table-cell>
          <table:table-cell office:value-type="float" office:value="0.06552" calcext:value-type="float">
            <text:p>0,06552</text:p>
          </table:table-cell>
          <table:table-cell/>
        </table:table-row>
        <table:table-row table:style-name="ro1">
          <table:table-cell office:value-type="string" calcext:value-type="string">
            <text:p>fetch-211</text:p>
          </table:table-cell>
          <table:table-cell office:value-type="float" office:value="0.066721" calcext:value-type="float">
            <text:p>0,066721</text:p>
          </table:table-cell>
          <table:table-cell/>
        </table:table-row>
        <table:table-row table:style-name="ro1">
          <table:table-cell office:value-type="string" calcext:value-type="string">
            <text:p>fetch-212</text:p>
          </table:table-cell>
          <table:table-cell office:value-type="float" office:value="0.059312" calcext:value-type="float">
            <text:p>0,059312</text:p>
          </table:table-cell>
          <table:table-cell/>
        </table:table-row>
        <table:table-row table:style-name="ro1">
          <table:table-cell office:value-type="string" calcext:value-type="string">
            <text:p>fetch-213</text:p>
          </table:table-cell>
          <table:table-cell office:value-type="float" office:value="0.061031" calcext:value-type="float">
            <text:p>0,061031</text:p>
          </table:table-cell>
          <table:table-cell/>
        </table:table-row>
        <table:table-row table:style-name="ro1">
          <table:table-cell office:value-type="string" calcext:value-type="string">
            <text:p>fetch-214</text:p>
          </table:table-cell>
          <table:table-cell office:value-type="float" office:value="0.062409" calcext:value-type="float">
            <text:p>0,062409</text:p>
          </table:table-cell>
          <table:table-cell/>
        </table:table-row>
        <table:table-row table:style-name="ro1">
          <table:table-cell office:value-type="string" calcext:value-type="string">
            <text:p>fetch-215</text:p>
          </table:table-cell>
          <table:table-cell office:value-type="float" office:value="0.06146" calcext:value-type="float">
            <text:p>0,06146</text:p>
          </table:table-cell>
          <table:table-cell/>
        </table:table-row>
        <table:table-row table:style-name="ro1">
          <table:table-cell office:value-type="string" calcext:value-type="string">
            <text:p>fetch-216</text:p>
          </table:table-cell>
          <table:table-cell office:value-type="float" office:value="0.060725" calcext:value-type="float">
            <text:p>0,060725</text:p>
          </table:table-cell>
          <table:table-cell/>
        </table:table-row>
        <table:table-row table:style-name="ro1">
          <table:table-cell office:value-type="string" calcext:value-type="string">
            <text:p>fetch-217</text:p>
          </table:table-cell>
          <table:table-cell office:value-type="float" office:value="0.062004" calcext:value-type="float">
            <text:p>0,062004</text:p>
          </table:table-cell>
          <table:table-cell/>
        </table:table-row>
        <table:table-row table:style-name="ro1">
          <table:table-cell office:value-type="string" calcext:value-type="string">
            <text:p>fetch-218</text:p>
          </table:table-cell>
          <table:table-cell office:value-type="float" office:value="0.062088" calcext:value-type="float">
            <text:p>0,062088</text:p>
          </table:table-cell>
          <table:table-cell/>
        </table:table-row>
        <table:table-row table:style-name="ro1">
          <table:table-cell office:value-type="string" calcext:value-type="string">
            <text:p>fetch-219</text:p>
          </table:table-cell>
          <table:table-cell office:value-type="float" office:value="0.0586" calcext:value-type="float">
            <text:p>0,0586</text:p>
          </table:table-cell>
          <table:table-cell/>
        </table:table-row>
        <table:table-row table:style-name="ro1">
          <table:table-cell office:value-type="string" calcext:value-type="string">
            <text:p>fetch-220</text:p>
          </table:table-cell>
          <table:table-cell office:value-type="float" office:value="0.061661" calcext:value-type="float">
            <text:p>0,061661</text:p>
          </table:table-cell>
          <table:table-cell/>
        </table:table-row>
        <table:table-row table:style-name="ro1">
          <table:table-cell office:value-type="string" calcext:value-type="string">
            <text:p>fetch-221</text:p>
          </table:table-cell>
          <table:table-cell office:value-type="float" office:value="0.061833" calcext:value-type="float">
            <text:p>0,061833</text:p>
          </table:table-cell>
          <table:table-cell/>
        </table:table-row>
        <table:table-row table:style-name="ro1">
          <table:table-cell office:value-type="string" calcext:value-type="string">
            <text:p>fetch-222</text:p>
          </table:table-cell>
          <table:table-cell office:value-type="float" office:value="0.060455" calcext:value-type="float">
            <text:p>0,060455</text:p>
          </table:table-cell>
          <table:table-cell/>
        </table:table-row>
        <table:table-row table:style-name="ro1">
          <table:table-cell office:value-type="string" calcext:value-type="string">
            <text:p>fetch-223</text:p>
          </table:table-cell>
          <table:table-cell office:value-type="float" office:value="0.060957" calcext:value-type="float">
            <text:p>0,060957</text:p>
          </table:table-cell>
          <table:table-cell/>
        </table:table-row>
        <table:table-row table:style-name="ro1">
          <table:table-cell office:value-type="string" calcext:value-type="string">
            <text:p>fetch-224</text:p>
          </table:table-cell>
          <table:table-cell office:value-type="float" office:value="0.061511" calcext:value-type="float">
            <text:p>0,061511</text:p>
          </table:table-cell>
          <table:table-cell/>
        </table:table-row>
        <table:table-row table:style-name="ro1">
          <table:table-cell office:value-type="string" calcext:value-type="string">
            <text:p>fetch-225</text:p>
          </table:table-cell>
          <table:table-cell office:value-type="float" office:value="0.060767" calcext:value-type="float">
            <text:p>0,060767</text:p>
          </table:table-cell>
          <table:table-cell/>
        </table:table-row>
        <table:table-row table:style-name="ro1">
          <table:table-cell office:value-type="string" calcext:value-type="string">
            <text:p>fetch-226</text:p>
          </table:table-cell>
          <table:table-cell office:value-type="float" office:value="0.060503" calcext:value-type="float">
            <text:p>0,060503</text:p>
          </table:table-cell>
          <table:table-cell/>
        </table:table-row>
        <table:table-row table:style-name="ro1">
          <table:table-cell office:value-type="string" calcext:value-type="string">
            <text:p>fetch-227</text:p>
          </table:table-cell>
          <table:table-cell office:value-type="float" office:value="0.059848" calcext:value-type="float">
            <text:p>0,059848</text:p>
          </table:table-cell>
          <table:table-cell/>
        </table:table-row>
        <table:table-row table:style-name="ro1">
          <table:table-cell office:value-type="string" calcext:value-type="string">
            <text:p>fetch-228</text:p>
          </table:table-cell>
          <table:table-cell office:value-type="float" office:value="0.062625" calcext:value-type="float">
            <text:p>0,062625</text:p>
          </table:table-cell>
          <table:table-cell/>
        </table:table-row>
        <table:table-row table:style-name="ro1">
          <table:table-cell office:value-type="string" calcext:value-type="string">
            <text:p>fetch-229</text:p>
          </table:table-cell>
          <table:table-cell office:value-type="float" office:value="0.064634" calcext:value-type="float">
            <text:p>0,064634</text:p>
          </table:table-cell>
          <table:table-cell/>
        </table:table-row>
        <table:table-row table:style-name="ro1">
          <table:table-cell office:value-type="string" calcext:value-type="string">
            <text:p>fetch-230</text:p>
          </table:table-cell>
          <table:table-cell office:value-type="float" office:value="0.062282" calcext:value-type="float">
            <text:p>0,062282</text:p>
          </table:table-cell>
          <table:table-cell/>
        </table:table-row>
        <table:table-row table:style-name="ro1">
          <table:table-cell office:value-type="string" calcext:value-type="string">
            <text:p>fetch-231</text:p>
          </table:table-cell>
          <table:table-cell office:value-type="float" office:value="0.063333" calcext:value-type="float">
            <text:p>0,063333</text:p>
          </table:table-cell>
          <table:table-cell/>
        </table:table-row>
        <table:table-row table:style-name="ro1">
          <table:table-cell office:value-type="string" calcext:value-type="string">
            <text:p>fetch-232</text:p>
          </table:table-cell>
          <table:table-cell office:value-type="float" office:value="0.05797" calcext:value-type="float">
            <text:p>0,05797</text:p>
          </table:table-cell>
          <table:table-cell/>
        </table:table-row>
        <table:table-row table:style-name="ro1">
          <table:table-cell office:value-type="string" calcext:value-type="string">
            <text:p>fetch-233</text:p>
          </table:table-cell>
          <table:table-cell office:value-type="float" office:value="0.059488" calcext:value-type="float">
            <text:p>0,059488</text:p>
          </table:table-cell>
          <table:table-cell/>
        </table:table-row>
        <table:table-row table:style-name="ro1">
          <table:table-cell office:value-type="string" calcext:value-type="string">
            <text:p>fetch-234</text:p>
          </table:table-cell>
          <table:table-cell office:value-type="float" office:value="0.062873" calcext:value-type="float">
            <text:p>0,062873</text:p>
          </table:table-cell>
          <table:table-cell/>
        </table:table-row>
        <table:table-row table:style-name="ro1">
          <table:table-cell office:value-type="string" calcext:value-type="string">
            <text:p>fetch-235</text:p>
          </table:table-cell>
          <table:table-cell office:value-type="float" office:value="0.060449" calcext:value-type="float">
            <text:p>0,060449</text:p>
          </table:table-cell>
          <table:table-cell/>
        </table:table-row>
        <table:table-row table:style-name="ro1">
          <table:table-cell office:value-type="string" calcext:value-type="string">
            <text:p>fetch-236</text:p>
          </table:table-cell>
          <table:table-cell office:value-type="float" office:value="0.062325" calcext:value-type="float">
            <text:p>0,062325</text:p>
          </table:table-cell>
          <table:table-cell/>
        </table:table-row>
        <table:table-row table:style-name="ro1">
          <table:table-cell office:value-type="string" calcext:value-type="string">
            <text:p>fetch-237</text:p>
          </table:table-cell>
          <table:table-cell office:value-type="float" office:value="0.065033" calcext:value-type="float">
            <text:p>0,065033</text:p>
          </table:table-cell>
          <table:table-cell/>
        </table:table-row>
        <table:table-row table:style-name="ro1">
          <table:table-cell office:value-type="string" calcext:value-type="string">
            <text:p>fetch-238</text:p>
          </table:table-cell>
          <table:table-cell office:value-type="float" office:value="0.060633" calcext:value-type="float">
            <text:p>0,060633</text:p>
          </table:table-cell>
          <table:table-cell/>
        </table:table-row>
        <table:table-row table:style-name="ro1">
          <table:table-cell office:value-type="string" calcext:value-type="string">
            <text:p>fetch-239</text:p>
          </table:table-cell>
          <table:table-cell office:value-type="float" office:value="0.063982" calcext:value-type="float">
            <text:p>0,063982</text:p>
          </table:table-cell>
          <table:table-cell/>
        </table:table-row>
        <table:table-row table:style-name="ro1">
          <table:table-cell office:value-type="string" calcext:value-type="string">
            <text:p>fetch-240</text:p>
          </table:table-cell>
          <table:table-cell office:value-type="float" office:value="0.059796" calcext:value-type="float">
            <text:p>0,059796</text:p>
          </table:table-cell>
          <table:table-cell/>
        </table:table-row>
        <table:table-row table:style-name="ro1">
          <table:table-cell office:value-type="string" calcext:value-type="string">
            <text:p>fetch-241</text:p>
          </table:table-cell>
          <table:table-cell office:value-type="float" office:value="0.059112" calcext:value-type="float">
            <text:p>0,059112</text:p>
          </table:table-cell>
          <table:table-cell/>
        </table:table-row>
        <table:table-row table:style-name="ro1">
          <table:table-cell office:value-type="string" calcext:value-type="string">
            <text:p>fetch-242</text:p>
          </table:table-cell>
          <table:table-cell office:value-type="float" office:value="0.062763" calcext:value-type="float">
            <text:p>0,062763</text:p>
          </table:table-cell>
          <table:table-cell/>
        </table:table-row>
        <table:table-row table:style-name="ro1">
          <table:table-cell office:value-type="string" calcext:value-type="string">
            <text:p>fetch-243</text:p>
          </table:table-cell>
          <table:table-cell office:value-type="float" office:value="0.063581" calcext:value-type="float">
            <text:p>0,063581</text:p>
          </table:table-cell>
          <table:table-cell/>
        </table:table-row>
        <table:table-row table:style-name="ro1">
          <table:table-cell office:value-type="string" calcext:value-type="string">
            <text:p>fetch-244</text:p>
          </table:table-cell>
          <table:table-cell office:value-type="float" office:value="0.061958" calcext:value-type="float">
            <text:p>0,061958</text:p>
          </table:table-cell>
          <table:table-cell/>
        </table:table-row>
        <table:table-row table:style-name="ro1">
          <table:table-cell office:value-type="string" calcext:value-type="string">
            <text:p>fetch-245</text:p>
          </table:table-cell>
          <table:table-cell office:value-type="float" office:value="0.06082" calcext:value-type="float">
            <text:p>0,06082</text:p>
          </table:table-cell>
          <table:table-cell/>
        </table:table-row>
        <table:table-row table:style-name="ro1">
          <table:table-cell office:value-type="string" calcext:value-type="string">
            <text:p>fetch-246</text:p>
          </table:table-cell>
          <table:table-cell office:value-type="float" office:value="0.058154" calcext:value-type="float">
            <text:p>0,058154</text:p>
          </table:table-cell>
          <table:table-cell/>
        </table:table-row>
        <table:table-row table:style-name="ro1">
          <table:table-cell office:value-type="string" calcext:value-type="string">
            <text:p>fetch-247</text:p>
          </table:table-cell>
          <table:table-cell office:value-type="float" office:value="0.060921" calcext:value-type="float">
            <text:p>0,060921</text:p>
          </table:table-cell>
          <table:table-cell/>
        </table:table-row>
        <table:table-row table:style-name="ro1">
          <table:table-cell office:value-type="string" calcext:value-type="string">
            <text:p>fetch-248</text:p>
          </table:table-cell>
          <table:table-cell office:value-type="float" office:value="0.063314" calcext:value-type="float">
            <text:p>0,063314</text:p>
          </table:table-cell>
          <table:table-cell/>
        </table:table-row>
        <table:table-row table:style-name="ro1">
          <table:table-cell office:value-type="string" calcext:value-type="string">
            <text:p>fetch-249</text:p>
          </table:table-cell>
          <table:table-cell office:value-type="float" office:value="0.062746" calcext:value-type="float">
            <text:p>0,062746</text:p>
          </table:table-cell>
          <table:table-cell/>
        </table:table-row>
        <table:table-row table:style-name="ro1">
          <table:table-cell office:value-type="string" calcext:value-type="string">
            <text:p>fetch-250</text:p>
          </table:table-cell>
          <table:table-cell office:value-type="float" office:value="0.060453" calcext:value-type="float">
            <text:p>0,060453</text:p>
          </table:table-cell>
          <table:table-cell/>
        </table:table-row>
        <table:table-row table:style-name="ro1">
          <table:table-cell office:value-type="string" calcext:value-type="string">
            <text:p>fetch-251</text:p>
          </table:table-cell>
          <table:table-cell office:value-type="float" office:value="0.061653" calcext:value-type="float">
            <text:p>0,061653</text:p>
          </table:table-cell>
          <table:table-cell/>
        </table:table-row>
        <table:table-row table:style-name="ro1">
          <table:table-cell office:value-type="string" calcext:value-type="string">
            <text:p>fetch-252</text:p>
          </table:table-cell>
          <table:table-cell office:value-type="float" office:value="0.060949" calcext:value-type="float">
            <text:p>0,060949</text:p>
          </table:table-cell>
          <table:table-cell/>
        </table:table-row>
        <table:table-row table:style-name="ro1">
          <table:table-cell office:value-type="string" calcext:value-type="string">
            <text:p>fetch-253</text:p>
          </table:table-cell>
          <table:table-cell office:value-type="float" office:value="0.063089" calcext:value-type="float">
            <text:p>0,063089</text:p>
          </table:table-cell>
          <table:table-cell/>
        </table:table-row>
        <table:table-row table:style-name="ro1">
          <table:table-cell office:value-type="string" calcext:value-type="string">
            <text:p>fetch-254</text:p>
          </table:table-cell>
          <table:table-cell office:value-type="float" office:value="0.058533" calcext:value-type="float">
            <text:p>0,058533</text:p>
          </table:table-cell>
          <table:table-cell/>
        </table:table-row>
        <table:table-row table:style-name="ro1">
          <table:table-cell office:value-type="string" calcext:value-type="string">
            <text:p>fetch-255</text:p>
          </table:table-cell>
          <table:table-cell office:value-type="float" office:value="0.064963" calcext:value-type="float">
            <text:p>0,064963</text:p>
          </table:table-cell>
          <table:table-cell/>
        </table:table-row>
        <table:table-row table:style-name="ro1">
          <table:table-cell office:value-type="string" calcext:value-type="string">
            <text:p>fetch-256</text:p>
          </table:table-cell>
          <table:table-cell office:value-type="float" office:value="0.078891" calcext:value-type="float">
            <text:p>0,078891</text:p>
          </table:table-cell>
          <table:table-cell/>
        </table:table-row>
        <table:table-row table:style-name="ro1">
          <table:table-cell office:value-type="string" calcext:value-type="string">
            <text:p>fetch-257</text:p>
          </table:table-cell>
          <table:table-cell office:value-type="float" office:value="0.067607" calcext:value-type="float">
            <text:p>0,067607</text:p>
          </table:table-cell>
          <table:table-cell/>
        </table:table-row>
        <table:table-row table:style-name="ro1">
          <table:table-cell office:value-type="string" calcext:value-type="string">
            <text:p>fetch-258</text:p>
          </table:table-cell>
          <table:table-cell office:value-type="float" office:value="0.065045" calcext:value-type="float">
            <text:p>0,065045</text:p>
          </table:table-cell>
          <table:table-cell/>
        </table:table-row>
        <table:table-row table:style-name="ro1">
          <table:table-cell office:value-type="string" calcext:value-type="string">
            <text:p>fetch-259</text:p>
          </table:table-cell>
          <table:table-cell office:value-type="float" office:value="0.060792" calcext:value-type="float">
            <text:p>0,060792</text:p>
          </table:table-cell>
          <table:table-cell/>
        </table:table-row>
        <table:table-row table:style-name="ro1">
          <table:table-cell office:value-type="string" calcext:value-type="string">
            <text:p>fetch-260</text:p>
          </table:table-cell>
          <table:table-cell office:value-type="float" office:value="0.060464" calcext:value-type="float">
            <text:p>0,060464</text:p>
          </table:table-cell>
          <table:table-cell/>
        </table:table-row>
        <table:table-row table:style-name="ro1">
          <table:table-cell office:value-type="string" calcext:value-type="string">
            <text:p>fetch-261</text:p>
          </table:table-cell>
          <table:table-cell office:value-type="float" office:value="0.060821" calcext:value-type="float">
            <text:p>0,060821</text:p>
          </table:table-cell>
          <table:table-cell/>
        </table:table-row>
        <table:table-row table:style-name="ro1">
          <table:table-cell office:value-type="string" calcext:value-type="string">
            <text:p>fetch-262</text:p>
          </table:table-cell>
          <table:table-cell office:value-type="float" office:value="0.058628" calcext:value-type="float">
            <text:p>0,058628</text:p>
          </table:table-cell>
          <table:table-cell/>
        </table:table-row>
        <table:table-row table:style-name="ro1">
          <table:table-cell office:value-type="string" calcext:value-type="string">
            <text:p>fetch-263</text:p>
          </table:table-cell>
          <table:table-cell office:value-type="float" office:value="0.063081" calcext:value-type="float">
            <text:p>0,063081</text:p>
          </table:table-cell>
          <table:table-cell/>
        </table:table-row>
        <table:table-row table:style-name="ro1">
          <table:table-cell office:value-type="string" calcext:value-type="string">
            <text:p>fetch-264</text:p>
          </table:table-cell>
          <table:table-cell office:value-type="float" office:value="0.061689" calcext:value-type="float">
            <text:p>0,061689</text:p>
          </table:table-cell>
          <table:table-cell/>
        </table:table-row>
        <table:table-row table:style-name="ro1">
          <table:table-cell office:value-type="string" calcext:value-type="string">
            <text:p>fetch-265</text:p>
          </table:table-cell>
          <table:table-cell office:value-type="float" office:value="0.061234" calcext:value-type="float">
            <text:p>0,061234</text:p>
          </table:table-cell>
          <table:table-cell/>
        </table:table-row>
        <table:table-row table:style-name="ro1">
          <table:table-cell office:value-type="string" calcext:value-type="string">
            <text:p>fetch-266</text:p>
          </table:table-cell>
          <table:table-cell office:value-type="float" office:value="0.061645" calcext:value-type="float">
            <text:p>0,061645</text:p>
          </table:table-cell>
          <table:table-cell/>
        </table:table-row>
        <table:table-row table:style-name="ro1">
          <table:table-cell office:value-type="string" calcext:value-type="string">
            <text:p>fetch-267</text:p>
          </table:table-cell>
          <table:table-cell office:value-type="float" office:value="0.060625" calcext:value-type="float">
            <text:p>0,060625</text:p>
          </table:table-cell>
          <table:table-cell/>
        </table:table-row>
        <table:table-row table:style-name="ro1">
          <table:table-cell office:value-type="string" calcext:value-type="string">
            <text:p>fetch-268</text:p>
          </table:table-cell>
          <table:table-cell office:value-type="float" office:value="0.061464" calcext:value-type="float">
            <text:p>0,061464</text:p>
          </table:table-cell>
          <table:table-cell/>
        </table:table-row>
        <table:table-row table:style-name="ro1">
          <table:table-cell office:value-type="string" calcext:value-type="string">
            <text:p>fetch-269</text:p>
          </table:table-cell>
          <table:table-cell office:value-type="float" office:value="0.059859" calcext:value-type="float">
            <text:p>0,059859</text:p>
          </table:table-cell>
          <table:table-cell/>
        </table:table-row>
        <table:table-row table:style-name="ro1">
          <table:table-cell office:value-type="string" calcext:value-type="string">
            <text:p>fetch-270</text:p>
          </table:table-cell>
          <table:table-cell office:value-type="float" office:value="0.06318" calcext:value-type="float">
            <text:p>0,06318</text:p>
          </table:table-cell>
          <table:table-cell/>
        </table:table-row>
        <table:table-row table:style-name="ro1">
          <table:table-cell office:value-type="string" calcext:value-type="string">
            <text:p>fetch-271</text:p>
          </table:table-cell>
          <table:table-cell office:value-type="float" office:value="0.059554" calcext:value-type="float">
            <text:p>0,059554</text:p>
          </table:table-cell>
          <table:table-cell/>
        </table:table-row>
        <table:table-row table:style-name="ro1">
          <table:table-cell office:value-type="string" calcext:value-type="string">
            <text:p>fetch-272</text:p>
          </table:table-cell>
          <table:table-cell office:value-type="float" office:value="0.062105" calcext:value-type="float">
            <text:p>0,062105</text:p>
          </table:table-cell>
          <table:table-cell/>
        </table:table-row>
        <table:table-row table:style-name="ro1">
          <table:table-cell office:value-type="string" calcext:value-type="string">
            <text:p>fetch-273</text:p>
          </table:table-cell>
          <table:table-cell office:value-type="float" office:value="0.060605" calcext:value-type="float">
            <text:p>0,060605</text:p>
          </table:table-cell>
          <table:table-cell/>
        </table:table-row>
        <table:table-row table:style-name="ro1">
          <table:table-cell office:value-type="string" calcext:value-type="string">
            <text:p>fetch-274</text:p>
          </table:table-cell>
          <table:table-cell office:value-type="float" office:value="0.064706" calcext:value-type="float">
            <text:p>0,064706</text:p>
          </table:table-cell>
          <table:table-cell/>
        </table:table-row>
        <table:table-row table:style-name="ro1">
          <table:table-cell office:value-type="string" calcext:value-type="string">
            <text:p>fetch-275</text:p>
          </table:table-cell>
          <table:table-cell office:value-type="float" office:value="0.060544" calcext:value-type="float">
            <text:p>0,060544</text:p>
          </table:table-cell>
          <table:table-cell/>
        </table:table-row>
        <table:table-row table:style-name="ro1">
          <table:table-cell office:value-type="string" calcext:value-type="string">
            <text:p>fetch-276</text:p>
          </table:table-cell>
          <table:table-cell office:value-type="float" office:value="0.061662" calcext:value-type="float">
            <text:p>0,061662</text:p>
          </table:table-cell>
          <table:table-cell/>
        </table:table-row>
        <table:table-row table:style-name="ro1">
          <table:table-cell office:value-type="string" calcext:value-type="string">
            <text:p>fetch-277</text:p>
          </table:table-cell>
          <table:table-cell office:value-type="float" office:value="0.062066" calcext:value-type="float">
            <text:p>0,062066</text:p>
          </table:table-cell>
          <table:table-cell/>
        </table:table-row>
        <table:table-row table:style-name="ro1">
          <table:table-cell office:value-type="string" calcext:value-type="string">
            <text:p>fetch-278</text:p>
          </table:table-cell>
          <table:table-cell office:value-type="float" office:value="0.062375" calcext:value-type="float">
            <text:p>0,062375</text:p>
          </table:table-cell>
          <table:table-cell/>
        </table:table-row>
        <table:table-row table:style-name="ro1">
          <table:table-cell office:value-type="string" calcext:value-type="string">
            <text:p>fetch-279</text:p>
          </table:table-cell>
          <table:table-cell office:value-type="float" office:value="0.063032" calcext:value-type="float">
            <text:p>0,063032</text:p>
          </table:table-cell>
          <table:table-cell/>
        </table:table-row>
        <table:table-row table:style-name="ro1">
          <table:table-cell office:value-type="string" calcext:value-type="string">
            <text:p>fetch-280</text:p>
          </table:table-cell>
          <table:table-cell office:value-type="float" office:value="0.058497" calcext:value-type="float">
            <text:p>0,058497</text:p>
          </table:table-cell>
          <table:table-cell/>
        </table:table-row>
        <table:table-row table:style-name="ro1">
          <table:table-cell office:value-type="string" calcext:value-type="string">
            <text:p>fetch-281</text:p>
          </table:table-cell>
          <table:table-cell office:value-type="float" office:value="0.067567" calcext:value-type="float">
            <text:p>0,067567</text:p>
          </table:table-cell>
          <table:table-cell/>
        </table:table-row>
        <table:table-row table:style-name="ro1">
          <table:table-cell office:value-type="string" calcext:value-type="string">
            <text:p>fetch-282</text:p>
          </table:table-cell>
          <table:table-cell office:value-type="float" office:value="0.067935" calcext:value-type="float">
            <text:p>0,067935</text:p>
          </table:table-cell>
          <table:table-cell/>
        </table:table-row>
        <table:table-row table:style-name="ro1">
          <table:table-cell office:value-type="string" calcext:value-type="string">
            <text:p>fetch-283</text:p>
          </table:table-cell>
          <table:table-cell office:value-type="float" office:value="0.06558" calcext:value-type="float">
            <text:p>0,06558</text:p>
          </table:table-cell>
          <table:table-cell/>
        </table:table-row>
        <table:table-row table:style-name="ro1">
          <table:table-cell office:value-type="string" calcext:value-type="string">
            <text:p>fetch-284</text:p>
          </table:table-cell>
          <table:table-cell office:value-type="float" office:value="0.060649" calcext:value-type="float">
            <text:p>0,060649</text:p>
          </table:table-cell>
          <table:table-cell/>
        </table:table-row>
        <table:table-row table:style-name="ro1">
          <table:table-cell office:value-type="string" calcext:value-type="string">
            <text:p>fetch-285</text:p>
          </table:table-cell>
          <table:table-cell office:value-type="float" office:value="0.06158" calcext:value-type="float">
            <text:p>0,06158</text:p>
          </table:table-cell>
          <table:table-cell/>
        </table:table-row>
        <table:table-row table:style-name="ro1">
          <table:table-cell office:value-type="string" calcext:value-type="string">
            <text:p>fetch-286</text:p>
          </table:table-cell>
          <table:table-cell office:value-type="float" office:value="0.061945" calcext:value-type="float">
            <text:p>0,061945</text:p>
          </table:table-cell>
          <table:table-cell/>
        </table:table-row>
        <table:table-row table:style-name="ro1">
          <table:table-cell office:value-type="string" calcext:value-type="string">
            <text:p>fetch-287</text:p>
          </table:table-cell>
          <table:table-cell office:value-type="float" office:value="0.059191" calcext:value-type="float">
            <text:p>0,059191</text:p>
          </table:table-cell>
          <table:table-cell/>
        </table:table-row>
        <table:table-row table:style-name="ro1">
          <table:table-cell office:value-type="string" calcext:value-type="string">
            <text:p>fetch-288</text:p>
          </table:table-cell>
          <table:table-cell office:value-type="float" office:value="0.060649" calcext:value-type="float">
            <text:p>0,060649</text:p>
          </table:table-cell>
          <table:table-cell/>
        </table:table-row>
        <table:table-row table:style-name="ro1">
          <table:table-cell office:value-type="string" calcext:value-type="string">
            <text:p>fetch-289</text:p>
          </table:table-cell>
          <table:table-cell office:value-type="float" office:value="0.086705" calcext:value-type="float">
            <text:p>0,086705</text:p>
          </table:table-cell>
          <table:table-cell/>
        </table:table-row>
        <table:table-row table:style-name="ro1">
          <table:table-cell office:value-type="string" calcext:value-type="string">
            <text:p>fetch-290</text:p>
          </table:table-cell>
          <table:table-cell office:value-type="float" office:value="0.061588" calcext:value-type="float">
            <text:p>0,061588</text:p>
          </table:table-cell>
          <table:table-cell/>
        </table:table-row>
        <table:table-row table:style-name="ro1">
          <table:table-cell office:value-type="string" calcext:value-type="string">
            <text:p>fetch-291</text:p>
          </table:table-cell>
          <table:table-cell office:value-type="float" office:value="0.059744" calcext:value-type="float">
            <text:p>0,059744</text:p>
          </table:table-cell>
          <table:table-cell/>
        </table:table-row>
        <table:table-row table:style-name="ro1">
          <table:table-cell office:value-type="string" calcext:value-type="string">
            <text:p>fetch-292</text:p>
          </table:table-cell>
          <table:table-cell office:value-type="float" office:value="0.060912" calcext:value-type="float">
            <text:p>0,060912</text:p>
          </table:table-cell>
          <table:table-cell/>
        </table:table-row>
        <table:table-row table:style-name="ro1">
          <table:table-cell office:value-type="string" calcext:value-type="string">
            <text:p>fetch-293</text:p>
          </table:table-cell>
          <table:table-cell office:value-type="float" office:value="0.061147" calcext:value-type="float">
            <text:p>0,061147</text:p>
          </table:table-cell>
          <table:table-cell/>
        </table:table-row>
        <table:table-row table:style-name="ro1">
          <table:table-cell office:value-type="string" calcext:value-type="string">
            <text:p>fetch-294</text:p>
          </table:table-cell>
          <table:table-cell office:value-type="float" office:value="0.059801" calcext:value-type="float">
            <text:p>0,059801</text:p>
          </table:table-cell>
          <table:table-cell/>
        </table:table-row>
        <table:table-row table:style-name="ro1">
          <table:table-cell office:value-type="string" calcext:value-type="string">
            <text:p>fetch-295</text:p>
          </table:table-cell>
          <table:table-cell office:value-type="float" office:value="0.067218" calcext:value-type="float">
            <text:p>0,067218</text:p>
          </table:table-cell>
          <table:table-cell/>
        </table:table-row>
        <table:table-row table:style-name="ro1">
          <table:table-cell office:value-type="string" calcext:value-type="string">
            <text:p>fetch-296</text:p>
          </table:table-cell>
          <table:table-cell office:value-type="float" office:value="0.062263" calcext:value-type="float">
            <text:p>0,062263</text:p>
          </table:table-cell>
          <table:table-cell/>
        </table:table-row>
        <table:table-row table:style-name="ro1">
          <table:table-cell office:value-type="string" calcext:value-type="string">
            <text:p>fetch-297</text:p>
          </table:table-cell>
          <table:table-cell office:value-type="float" office:value="0.061775" calcext:value-type="float">
            <text:p>0,061775</text:p>
          </table:table-cell>
          <table:table-cell/>
        </table:table-row>
        <table:table-row table:style-name="ro1">
          <table:table-cell office:value-type="string" calcext:value-type="string">
            <text:p>fetch-298</text:p>
          </table:table-cell>
          <table:table-cell office:value-type="float" office:value="0.065012" calcext:value-type="float">
            <text:p>0,065012</text:p>
          </table:table-cell>
          <table:table-cell/>
        </table:table-row>
        <table:table-row table:style-name="ro1">
          <table:table-cell office:value-type="string" calcext:value-type="string">
            <text:p>fetch-299</text:p>
          </table:table-cell>
          <table:table-cell office:value-type="float" office:value="0.059086" calcext:value-type="float">
            <text:p>0,059086</text:p>
          </table:table-cell>
          <table:table-cell/>
        </table:table-row>
        <table:table-row table:style-name="ro1">
          <table:table-cell office:value-type="string" calcext:value-type="string">
            <text:p>fetch-300</text:p>
          </table:table-cell>
          <table:table-cell office:value-type="float" office:value="0.067116" calcext:value-type="float">
            <text:p>0,067116</text:p>
          </table:table-cell>
          <table:table-cell/>
        </table:table-row>
        <table:table-row table:style-name="ro1">
          <table:table-cell office:value-type="string" calcext:value-type="string">
            <text:p>fetch-301</text:p>
          </table:table-cell>
          <table:table-cell office:value-type="float" office:value="0.06397" calcext:value-type="float">
            <text:p>0,06397</text:p>
          </table:table-cell>
          <table:table-cell/>
        </table:table-row>
        <table:table-row table:style-name="ro1">
          <table:table-cell office:value-type="string" calcext:value-type="string">
            <text:p>fetch-302</text:p>
          </table:table-cell>
          <table:table-cell office:value-type="float" office:value="0.062885" calcext:value-type="float">
            <text:p>0,062885</text:p>
          </table:table-cell>
          <table:table-cell/>
        </table:table-row>
        <table:table-row table:style-name="ro1">
          <table:table-cell office:value-type="string" calcext:value-type="string">
            <text:p>fetch-303</text:p>
          </table:table-cell>
          <table:table-cell office:value-type="float" office:value="0.059817" calcext:value-type="float">
            <text:p>0,059817</text:p>
          </table:table-cell>
          <table:table-cell/>
        </table:table-row>
        <table:table-row table:style-name="ro1">
          <table:table-cell office:value-type="string" calcext:value-type="string">
            <text:p>fetch-304</text:p>
          </table:table-cell>
          <table:table-cell office:value-type="float" office:value="0.069196" calcext:value-type="float">
            <text:p>0,069196</text:p>
          </table:table-cell>
          <table:table-cell/>
        </table:table-row>
        <table:table-row table:style-name="ro1">
          <table:table-cell office:value-type="string" calcext:value-type="string">
            <text:p>fetch-305</text:p>
          </table:table-cell>
          <table:table-cell office:value-type="float" office:value="0.061934" calcext:value-type="float">
            <text:p>0,061934</text:p>
          </table:table-cell>
          <table:table-cell/>
        </table:table-row>
        <table:table-row table:style-name="ro1">
          <table:table-cell office:value-type="string" calcext:value-type="string">
            <text:p>fetch-306</text:p>
          </table:table-cell>
          <table:table-cell office:value-type="float" office:value="0.067326" calcext:value-type="float">
            <text:p>0,067326</text:p>
          </table:table-cell>
          <table:table-cell/>
        </table:table-row>
        <table:table-row table:style-name="ro1">
          <table:table-cell office:value-type="string" calcext:value-type="string">
            <text:p>fetch-307</text:p>
          </table:table-cell>
          <table:table-cell office:value-type="float" office:value="0.063029" calcext:value-type="float">
            <text:p>0,063029</text:p>
          </table:table-cell>
          <table:table-cell/>
        </table:table-row>
        <table:table-row table:style-name="ro1">
          <table:table-cell office:value-type="string" calcext:value-type="string">
            <text:p>fetch-308</text:p>
          </table:table-cell>
          <table:table-cell office:value-type="float" office:value="0.066982" calcext:value-type="float">
            <text:p>0,066982</text:p>
          </table:table-cell>
          <table:table-cell/>
        </table:table-row>
        <table:table-row table:style-name="ro1">
          <table:table-cell office:value-type="string" calcext:value-type="string">
            <text:p>fetch-309</text:p>
          </table:table-cell>
          <table:table-cell office:value-type="float" office:value="0.062217" calcext:value-type="float">
            <text:p>0,062217</text:p>
          </table:table-cell>
          <table:table-cell/>
        </table:table-row>
        <table:table-row table:style-name="ro1">
          <table:table-cell office:value-type="string" calcext:value-type="string">
            <text:p>fetch-310</text:p>
          </table:table-cell>
          <table:table-cell office:value-type="float" office:value="0.061603" calcext:value-type="float">
            <text:p>0,061603</text:p>
          </table:table-cell>
          <table:table-cell/>
        </table:table-row>
        <table:table-row table:style-name="ro1">
          <table:table-cell office:value-type="string" calcext:value-type="string">
            <text:p>fetch-311</text:p>
          </table:table-cell>
          <table:table-cell office:value-type="float" office:value="0.062021" calcext:value-type="float">
            <text:p>0,062021</text:p>
          </table:table-cell>
          <table:table-cell/>
        </table:table-row>
        <table:table-row table:style-name="ro1">
          <table:table-cell office:value-type="string" calcext:value-type="string">
            <text:p>fetch-312</text:p>
          </table:table-cell>
          <table:table-cell office:value-type="float" office:value="0.062674" calcext:value-type="float">
            <text:p>0,062674</text:p>
          </table:table-cell>
          <table:table-cell/>
        </table:table-row>
        <table:table-row table:style-name="ro1">
          <table:table-cell office:value-type="string" calcext:value-type="string">
            <text:p>fetch-313</text:p>
          </table:table-cell>
          <table:table-cell office:value-type="float" office:value="0.062567" calcext:value-type="float">
            <text:p>0,062567</text:p>
          </table:table-cell>
          <table:table-cell/>
        </table:table-row>
        <table:table-row table:style-name="ro1">
          <table:table-cell office:value-type="string" calcext:value-type="string">
            <text:p>fetch-314</text:p>
          </table:table-cell>
          <table:table-cell office:value-type="float" office:value="0.05962" calcext:value-type="float">
            <text:p>0,05962</text:p>
          </table:table-cell>
          <table:table-cell/>
        </table:table-row>
        <table:table-row table:style-name="ro1">
          <table:table-cell office:value-type="string" calcext:value-type="string">
            <text:p>fetch-315</text:p>
          </table:table-cell>
          <table:table-cell office:value-type="float" office:value="0.064938" calcext:value-type="float">
            <text:p>0,064938</text:p>
          </table:table-cell>
          <table:table-cell/>
        </table:table-row>
        <table:table-row table:style-name="ro1">
          <table:table-cell office:value-type="string" calcext:value-type="string">
            <text:p>fetch-316</text:p>
          </table:table-cell>
          <table:table-cell office:value-type="float" office:value="0.059546" calcext:value-type="float">
            <text:p>0,059546</text:p>
          </table:table-cell>
          <table:table-cell/>
        </table:table-row>
        <table:table-row table:style-name="ro1">
          <table:table-cell office:value-type="string" calcext:value-type="string">
            <text:p>fetch-317</text:p>
          </table:table-cell>
          <table:table-cell office:value-type="float" office:value="0.05953" calcext:value-type="float">
            <text:p>0,05953</text:p>
          </table:table-cell>
          <table:table-cell/>
        </table:table-row>
        <table:table-row table:style-name="ro1">
          <table:table-cell office:value-type="string" calcext:value-type="string">
            <text:p>fetch-318</text:p>
          </table:table-cell>
          <table:table-cell office:value-type="float" office:value="0.057693" calcext:value-type="float">
            <text:p>0,057693</text:p>
          </table:table-cell>
          <table:table-cell/>
        </table:table-row>
        <table:table-row table:style-name="ro1">
          <table:table-cell office:value-type="string" calcext:value-type="string">
            <text:p>fetch-319</text:p>
          </table:table-cell>
          <table:table-cell office:value-type="float" office:value="0.059706" calcext:value-type="float">
            <text:p>0,059706</text:p>
          </table:table-cell>
          <table:table-cell/>
        </table:table-row>
        <table:table-row table:style-name="ro1">
          <table:table-cell office:value-type="string" calcext:value-type="string">
            <text:p>fetch-320</text:p>
          </table:table-cell>
          <table:table-cell office:value-type="float" office:value="0.057782" calcext:value-type="float">
            <text:p>0,057782</text:p>
          </table:table-cell>
          <table:table-cell/>
        </table:table-row>
        <table:table-row table:style-name="ro1">
          <table:table-cell office:value-type="string" calcext:value-type="string">
            <text:p>fetch-321</text:p>
          </table:table-cell>
          <table:table-cell office:value-type="float" office:value="0.060521" calcext:value-type="float">
            <text:p>0,060521</text:p>
          </table:table-cell>
          <table:table-cell/>
        </table:table-row>
        <table:table-row table:style-name="ro1">
          <table:table-cell office:value-type="string" calcext:value-type="string">
            <text:p>fetch-322</text:p>
          </table:table-cell>
          <table:table-cell office:value-type="float" office:value="0.060252" calcext:value-type="float">
            <text:p>0,060252</text:p>
          </table:table-cell>
          <table:table-cell/>
        </table:table-row>
        <table:table-row table:style-name="ro1">
          <table:table-cell office:value-type="string" calcext:value-type="string">
            <text:p>fetch-323</text:p>
          </table:table-cell>
          <table:table-cell office:value-type="float" office:value="0.062329" calcext:value-type="float">
            <text:p>0,062329</text:p>
          </table:table-cell>
          <table:table-cell/>
        </table:table-row>
        <table:table-row table:style-name="ro1">
          <table:table-cell office:value-type="string" calcext:value-type="string">
            <text:p>fetch-324</text:p>
          </table:table-cell>
          <table:table-cell office:value-type="float" office:value="0.059265" calcext:value-type="float">
            <text:p>0,059265</text:p>
          </table:table-cell>
          <table:table-cell/>
        </table:table-row>
        <table:table-row table:style-name="ro1">
          <table:table-cell office:value-type="string" calcext:value-type="string">
            <text:p>fetch-325</text:p>
          </table:table-cell>
          <table:table-cell office:value-type="float" office:value="0.056465" calcext:value-type="float">
            <text:p>0,056465</text:p>
          </table:table-cell>
          <table:table-cell/>
        </table:table-row>
        <table:table-row table:style-name="ro1">
          <table:table-cell office:value-type="string" calcext:value-type="string">
            <text:p>fetch-326</text:p>
          </table:table-cell>
          <table:table-cell office:value-type="float" office:value="0.064556" calcext:value-type="float">
            <text:p>0,064556</text:p>
          </table:table-cell>
          <table:table-cell/>
        </table:table-row>
        <table:table-row table:style-name="ro1">
          <table:table-cell office:value-type="string" calcext:value-type="string">
            <text:p>fetch-327</text:p>
          </table:table-cell>
          <table:table-cell office:value-type="float" office:value="0.061842" calcext:value-type="float">
            <text:p>0,061842</text:p>
          </table:table-cell>
          <table:table-cell/>
        </table:table-row>
        <table:table-row table:style-name="ro1">
          <table:table-cell office:value-type="string" calcext:value-type="string">
            <text:p>fetch-328</text:p>
          </table:table-cell>
          <table:table-cell office:value-type="float" office:value="0.059767" calcext:value-type="float">
            <text:p>0,059767</text:p>
          </table:table-cell>
          <table:table-cell/>
        </table:table-row>
        <table:table-row table:style-name="ro1">
          <table:table-cell office:value-type="string" calcext:value-type="string">
            <text:p>fetch-329</text:p>
          </table:table-cell>
          <table:table-cell office:value-type="float" office:value="0.060119" calcext:value-type="float">
            <text:p>0,060119</text:p>
          </table:table-cell>
          <table:table-cell/>
        </table:table-row>
        <table:table-row table:style-name="ro1">
          <table:table-cell office:value-type="string" calcext:value-type="string">
            <text:p>fetch-330</text:p>
          </table:table-cell>
          <table:table-cell office:value-type="float" office:value="0.059029" calcext:value-type="float">
            <text:p>0,059029</text:p>
          </table:table-cell>
          <table:table-cell/>
        </table:table-row>
        <table:table-row table:style-name="ro1">
          <table:table-cell office:value-type="string" calcext:value-type="string">
            <text:p>fetch-331</text:p>
          </table:table-cell>
          <table:table-cell office:value-type="float" office:value="0.060314" calcext:value-type="float">
            <text:p>0,060314</text:p>
          </table:table-cell>
          <table:table-cell/>
        </table:table-row>
        <table:table-row table:style-name="ro1">
          <table:table-cell office:value-type="string" calcext:value-type="string">
            <text:p>fetch-332</text:p>
          </table:table-cell>
          <table:table-cell office:value-type="float" office:value="0.059489" calcext:value-type="float">
            <text:p>0,059489</text:p>
          </table:table-cell>
          <table:table-cell/>
        </table:table-row>
        <table:table-row table:style-name="ro1">
          <table:table-cell office:value-type="string" calcext:value-type="string">
            <text:p>fetch-333</text:p>
          </table:table-cell>
          <table:table-cell office:value-type="float" office:value="0.06334" calcext:value-type="float">
            <text:p>0,06334</text:p>
          </table:table-cell>
          <table:table-cell/>
        </table:table-row>
        <table:table-row table:style-name="ro1">
          <table:table-cell office:value-type="string" calcext:value-type="string">
            <text:p>fetch-334</text:p>
          </table:table-cell>
          <table:table-cell office:value-type="float" office:value="0.062637" calcext:value-type="float">
            <text:p>0,062637</text:p>
          </table:table-cell>
          <table:table-cell/>
        </table:table-row>
        <table:table-row table:style-name="ro1">
          <table:table-cell office:value-type="string" calcext:value-type="string">
            <text:p>fetch-335</text:p>
          </table:table-cell>
          <table:table-cell office:value-type="float" office:value="0.06428" calcext:value-type="float">
            <text:p>0,06428</text:p>
          </table:table-cell>
          <table:table-cell/>
        </table:table-row>
        <table:table-row table:style-name="ro1">
          <table:table-cell office:value-type="string" calcext:value-type="string">
            <text:p>fetch-336</text:p>
          </table:table-cell>
          <table:table-cell office:value-type="float" office:value="0.065135" calcext:value-type="float">
            <text:p>0,065135</text:p>
          </table:table-cell>
          <table:table-cell/>
        </table:table-row>
        <table:table-row table:style-name="ro1">
          <table:table-cell office:value-type="string" calcext:value-type="string">
            <text:p>fetch-337</text:p>
          </table:table-cell>
          <table:table-cell office:value-type="float" office:value="0.061292" calcext:value-type="float">
            <text:p>0,061292</text:p>
          </table:table-cell>
          <table:table-cell/>
        </table:table-row>
        <table:table-row table:style-name="ro1">
          <table:table-cell office:value-type="string" calcext:value-type="string">
            <text:p>fetch-338</text:p>
          </table:table-cell>
          <table:table-cell office:value-type="float" office:value="0.059348" calcext:value-type="float">
            <text:p>0,059348</text:p>
          </table:table-cell>
          <table:table-cell/>
        </table:table-row>
        <table:table-row table:style-name="ro1">
          <table:table-cell office:value-type="string" calcext:value-type="string">
            <text:p>fetch-339</text:p>
          </table:table-cell>
          <table:table-cell office:value-type="float" office:value="0.061208" calcext:value-type="float">
            <text:p>0,061208</text:p>
          </table:table-cell>
          <table:table-cell/>
        </table:table-row>
        <table:table-row table:style-name="ro1">
          <table:table-cell office:value-type="string" calcext:value-type="string">
            <text:p>fetch-340</text:p>
          </table:table-cell>
          <table:table-cell office:value-type="float" office:value="0.060834" calcext:value-type="float">
            <text:p>0,060834</text:p>
          </table:table-cell>
          <table:table-cell/>
        </table:table-row>
        <table:table-row table:style-name="ro1">
          <table:table-cell office:value-type="string" calcext:value-type="string">
            <text:p>fetch-341</text:p>
          </table:table-cell>
          <table:table-cell office:value-type="float" office:value="0.060699" calcext:value-type="float">
            <text:p>0,060699</text:p>
          </table:table-cell>
          <table:table-cell/>
        </table:table-row>
        <table:table-row table:style-name="ro1">
          <table:table-cell office:value-type="string" calcext:value-type="string">
            <text:p>fetch-342</text:p>
          </table:table-cell>
          <table:table-cell office:value-type="float" office:value="0.061671" calcext:value-type="float">
            <text:p>0,061671</text:p>
          </table:table-cell>
          <table:table-cell/>
        </table:table-row>
        <table:table-row table:style-name="ro1">
          <table:table-cell office:value-type="string" calcext:value-type="string">
            <text:p>fetch-343</text:p>
          </table:table-cell>
          <table:table-cell office:value-type="float" office:value="0.058026" calcext:value-type="float">
            <text:p>0,058026</text:p>
          </table:table-cell>
          <table:table-cell/>
        </table:table-row>
        <table:table-row table:style-name="ro1">
          <table:table-cell office:value-type="string" calcext:value-type="string">
            <text:p>fetch-344</text:p>
          </table:table-cell>
          <table:table-cell office:value-type="float" office:value="0.06286" calcext:value-type="float">
            <text:p>0,06286</text:p>
          </table:table-cell>
          <table:table-cell/>
        </table:table-row>
        <table:table-row table:style-name="ro1">
          <table:table-cell office:value-type="string" calcext:value-type="string">
            <text:p>fetch-345</text:p>
          </table:table-cell>
          <table:table-cell office:value-type="float" office:value="0.067218" calcext:value-type="float">
            <text:p>0,067218</text:p>
          </table:table-cell>
          <table:table-cell/>
        </table:table-row>
        <table:table-row table:style-name="ro1">
          <table:table-cell office:value-type="string" calcext:value-type="string">
            <text:p>fetch-346</text:p>
          </table:table-cell>
          <table:table-cell office:value-type="float" office:value="0.059881" calcext:value-type="float">
            <text:p>0,059881</text:p>
          </table:table-cell>
          <table:table-cell/>
        </table:table-row>
        <table:table-row table:style-name="ro1">
          <table:table-cell office:value-type="string" calcext:value-type="string">
            <text:p>fetch-347</text:p>
          </table:table-cell>
          <table:table-cell office:value-type="float" office:value="0.062564" calcext:value-type="float">
            <text:p>0,062564</text:p>
          </table:table-cell>
          <table:table-cell/>
        </table:table-row>
        <table:table-row table:style-name="ro1">
          <table:table-cell office:value-type="string" calcext:value-type="string">
            <text:p>fetch-348</text:p>
          </table:table-cell>
          <table:table-cell office:value-type="float" office:value="0.058767" calcext:value-type="float">
            <text:p>0,058767</text:p>
          </table:table-cell>
          <table:table-cell/>
        </table:table-row>
        <table:table-row table:style-name="ro1">
          <table:table-cell office:value-type="string" calcext:value-type="string">
            <text:p>fetch-349</text:p>
          </table:table-cell>
          <table:table-cell office:value-type="float" office:value="0.061091" calcext:value-type="float">
            <text:p>0,061091</text:p>
          </table:table-cell>
          <table:table-cell/>
        </table:table-row>
        <table:table-row table:style-name="ro1">
          <table:table-cell office:value-type="string" calcext:value-type="string">
            <text:p>fetch-350</text:p>
          </table:table-cell>
          <table:table-cell office:value-type="float" office:value="0.063319" calcext:value-type="float">
            <text:p>0,063319</text:p>
          </table:table-cell>
          <table:table-cell/>
        </table:table-row>
        <table:table-row table:style-name="ro1">
          <table:table-cell office:value-type="string" calcext:value-type="string">
            <text:p>fetch-351</text:p>
          </table:table-cell>
          <table:table-cell office:value-type="float" office:value="0.061477" calcext:value-type="float">
            <text:p>0,061477</text:p>
          </table:table-cell>
          <table:table-cell/>
        </table:table-row>
        <table:table-row table:style-name="ro1">
          <table:table-cell office:value-type="string" calcext:value-type="string">
            <text:p>fetch-352</text:p>
          </table:table-cell>
          <table:table-cell office:value-type="float" office:value="0.06595" calcext:value-type="float">
            <text:p>0,06595</text:p>
          </table:table-cell>
          <table:table-cell/>
        </table:table-row>
        <table:table-row table:style-name="ro1">
          <table:table-cell office:value-type="string" calcext:value-type="string">
            <text:p>fetch-353</text:p>
          </table:table-cell>
          <table:table-cell office:value-type="float" office:value="0.06231" calcext:value-type="float">
            <text:p>0,06231</text:p>
          </table:table-cell>
          <table:table-cell/>
        </table:table-row>
        <table:table-row table:style-name="ro1">
          <table:table-cell office:value-type="string" calcext:value-type="string">
            <text:p>fetch-354</text:p>
          </table:table-cell>
          <table:table-cell office:value-type="float" office:value="0.057639" calcext:value-type="float">
            <text:p>0,057639</text:p>
          </table:table-cell>
          <table:table-cell/>
        </table:table-row>
        <table:table-row table:style-name="ro1">
          <table:table-cell office:value-type="string" calcext:value-type="string">
            <text:p>fetch-355</text:p>
          </table:table-cell>
          <table:table-cell office:value-type="float" office:value="0.062469" calcext:value-type="float">
            <text:p>0,062469</text:p>
          </table:table-cell>
          <table:table-cell/>
        </table:table-row>
        <table:table-row table:style-name="ro1">
          <table:table-cell office:value-type="string" calcext:value-type="string">
            <text:p>fetch-356</text:p>
          </table:table-cell>
          <table:table-cell office:value-type="float" office:value="0.060321" calcext:value-type="float">
            <text:p>0,060321</text:p>
          </table:table-cell>
          <table:table-cell/>
        </table:table-row>
        <table:table-row table:style-name="ro1">
          <table:table-cell office:value-type="string" calcext:value-type="string">
            <text:p>fetch-357</text:p>
          </table:table-cell>
          <table:table-cell office:value-type="float" office:value="0.061778" calcext:value-type="float">
            <text:p>0,061778</text:p>
          </table:table-cell>
          <table:table-cell/>
        </table:table-row>
        <table:table-row table:style-name="ro1">
          <table:table-cell office:value-type="string" calcext:value-type="string">
            <text:p>fetch-358</text:p>
          </table:table-cell>
          <table:table-cell office:value-type="float" office:value="0.059103" calcext:value-type="float">
            <text:p>0,059103</text:p>
          </table:table-cell>
          <table:table-cell/>
        </table:table-row>
        <table:table-row table:style-name="ro1">
          <table:table-cell office:value-type="string" calcext:value-type="string">
            <text:p>fetch-359</text:p>
          </table:table-cell>
          <table:table-cell office:value-type="float" office:value="0.061933" calcext:value-type="float">
            <text:p>0,061933</text:p>
          </table:table-cell>
          <table:table-cell/>
        </table:table-row>
        <table:table-row table:style-name="ro1">
          <table:table-cell office:value-type="string" calcext:value-type="string">
            <text:p>fetch-360</text:p>
          </table:table-cell>
          <table:table-cell office:value-type="float" office:value="0.063419" calcext:value-type="float">
            <text:p>0,063419</text:p>
          </table:table-cell>
          <table:table-cell/>
        </table:table-row>
        <table:table-row table:style-name="ro1">
          <table:table-cell office:value-type="string" calcext:value-type="string">
            <text:p>fetch-361</text:p>
          </table:table-cell>
          <table:table-cell office:value-type="float" office:value="0.077003" calcext:value-type="float">
            <text:p>0,077003</text:p>
          </table:table-cell>
          <table:table-cell/>
        </table:table-row>
        <table:table-row table:style-name="ro1">
          <table:table-cell office:value-type="string" calcext:value-type="string">
            <text:p>fetch-362</text:p>
          </table:table-cell>
          <table:table-cell office:value-type="float" office:value="0.064457" calcext:value-type="float">
            <text:p>0,064457</text:p>
          </table:table-cell>
          <table:table-cell/>
        </table:table-row>
        <table:table-row table:style-name="ro1">
          <table:table-cell office:value-type="string" calcext:value-type="string">
            <text:p>fetch-363</text:p>
          </table:table-cell>
          <table:table-cell office:value-type="float" office:value="0.06968" calcext:value-type="float">
            <text:p>0,06968</text:p>
          </table:table-cell>
          <table:table-cell/>
        </table:table-row>
        <table:table-row table:style-name="ro1">
          <table:table-cell office:value-type="string" calcext:value-type="string">
            <text:p>fetch-364</text:p>
          </table:table-cell>
          <table:table-cell office:value-type="float" office:value="0.060226" calcext:value-type="float">
            <text:p>0,060226</text:p>
          </table:table-cell>
          <table:table-cell/>
        </table:table-row>
        <table:table-row table:style-name="ro1">
          <table:table-cell office:value-type="string" calcext:value-type="string">
            <text:p>fetch-365</text:p>
          </table:table-cell>
          <table:table-cell office:value-type="float" office:value="0.062103" calcext:value-type="float">
            <text:p>0,062103</text:p>
          </table:table-cell>
          <table:table-cell/>
        </table:table-row>
        <table:table-row table:style-name="ro1">
          <table:table-cell office:value-type="string" calcext:value-type="string">
            <text:p>fetch-366</text:p>
          </table:table-cell>
          <table:table-cell office:value-type="float" office:value="0.063949" calcext:value-type="float">
            <text:p>0,063949</text:p>
          </table:table-cell>
          <table:table-cell/>
        </table:table-row>
        <table:table-row table:style-name="ro1">
          <table:table-cell office:value-type="string" calcext:value-type="string">
            <text:p>fetch-367</text:p>
          </table:table-cell>
          <table:table-cell office:value-type="float" office:value="0.063233" calcext:value-type="float">
            <text:p>0,063233</text:p>
          </table:table-cell>
          <table:table-cell/>
        </table:table-row>
        <table:table-row table:style-name="ro1">
          <table:table-cell office:value-type="string" calcext:value-type="string">
            <text:p>fetch-368</text:p>
          </table:table-cell>
          <table:table-cell office:value-type="float" office:value="0.059511" calcext:value-type="float">
            <text:p>0,059511</text:p>
          </table:table-cell>
          <table:table-cell/>
        </table:table-row>
        <table:table-row table:style-name="ro1">
          <table:table-cell office:value-type="string" calcext:value-type="string">
            <text:p>fetch-369</text:p>
          </table:table-cell>
          <table:table-cell office:value-type="float" office:value="0.063698" calcext:value-type="float">
            <text:p>0,063698</text:p>
          </table:table-cell>
          <table:table-cell/>
        </table:table-row>
        <table:table-row table:style-name="ro1">
          <table:table-cell office:value-type="string" calcext:value-type="string">
            <text:p>fetch-370</text:p>
          </table:table-cell>
          <table:table-cell office:value-type="float" office:value="0.064585" calcext:value-type="float">
            <text:p>0,064585</text:p>
          </table:table-cell>
          <table:table-cell/>
        </table:table-row>
        <table:table-row table:style-name="ro1">
          <table:table-cell office:value-type="string" calcext:value-type="string">
            <text:p>fetch-371</text:p>
          </table:table-cell>
          <table:table-cell office:value-type="float" office:value="0.059531" calcext:value-type="float">
            <text:p>0,059531</text:p>
          </table:table-cell>
          <table:table-cell/>
        </table:table-row>
        <table:table-row table:style-name="ro1">
          <table:table-cell office:value-type="string" calcext:value-type="string">
            <text:p>fetch-372</text:p>
          </table:table-cell>
          <table:table-cell office:value-type="float" office:value="0.058711" calcext:value-type="float">
            <text:p>0,058711</text:p>
          </table:table-cell>
          <table:table-cell/>
        </table:table-row>
        <table:table-row table:style-name="ro1">
          <table:table-cell office:value-type="string" calcext:value-type="string">
            <text:p>fetch-373</text:p>
          </table:table-cell>
          <table:table-cell office:value-type="float" office:value="0.064708" calcext:value-type="float">
            <text:p>0,064708</text:p>
          </table:table-cell>
          <table:table-cell/>
        </table:table-row>
        <table:table-row table:style-name="ro1">
          <table:table-cell office:value-type="string" calcext:value-type="string">
            <text:p>fetch-374</text:p>
          </table:table-cell>
          <table:table-cell office:value-type="float" office:value="0.059076" calcext:value-type="float">
            <text:p>0,059076</text:p>
          </table:table-cell>
          <table:table-cell/>
        </table:table-row>
        <table:table-row table:style-name="ro1">
          <table:table-cell office:value-type="string" calcext:value-type="string">
            <text:p>fetch-375</text:p>
          </table:table-cell>
          <table:table-cell office:value-type="float" office:value="0.060857" calcext:value-type="float">
            <text:p>0,060857</text:p>
          </table:table-cell>
          <table:table-cell/>
        </table:table-row>
        <table:table-row table:style-name="ro1">
          <table:table-cell office:value-type="string" calcext:value-type="string">
            <text:p>fetch-376</text:p>
          </table:table-cell>
          <table:table-cell office:value-type="float" office:value="0.06073" calcext:value-type="float">
            <text:p>0,06073</text:p>
          </table:table-cell>
          <table:table-cell/>
        </table:table-row>
        <table:table-row table:style-name="ro1">
          <table:table-cell office:value-type="string" calcext:value-type="string">
            <text:p>fetch-377</text:p>
          </table:table-cell>
          <table:table-cell office:value-type="float" office:value="0.065715" calcext:value-type="float">
            <text:p>0,065715</text:p>
          </table:table-cell>
          <table:table-cell/>
        </table:table-row>
        <table:table-row table:style-name="ro1">
          <table:table-cell office:value-type="string" calcext:value-type="string">
            <text:p>fetch-378</text:p>
          </table:table-cell>
          <table:table-cell office:value-type="float" office:value="0.059335" calcext:value-type="float">
            <text:p>0,059335</text:p>
          </table:table-cell>
          <table:table-cell/>
        </table:table-row>
        <table:table-row table:style-name="ro1">
          <table:table-cell office:value-type="string" calcext:value-type="string">
            <text:p>fetch-379</text:p>
          </table:table-cell>
          <table:table-cell office:value-type="float" office:value="0.064065" calcext:value-type="float">
            <text:p>0,064065</text:p>
          </table:table-cell>
          <table:table-cell/>
        </table:table-row>
        <table:table-row table:style-name="ro1">
          <table:table-cell office:value-type="string" calcext:value-type="string">
            <text:p>fetch-380</text:p>
          </table:table-cell>
          <table:table-cell office:value-type="float" office:value="0.064332" calcext:value-type="float">
            <text:p>0,064332</text:p>
          </table:table-cell>
          <table:table-cell/>
        </table:table-row>
        <table:table-row table:style-name="ro1">
          <table:table-cell office:value-type="string" calcext:value-type="string">
            <text:p>fetch-381</text:p>
          </table:table-cell>
          <table:table-cell office:value-type="float" office:value="0.07691" calcext:value-type="float">
            <text:p>0,07691</text:p>
          </table:table-cell>
          <table:table-cell/>
        </table:table-row>
        <table:table-row table:style-name="ro1">
          <table:table-cell office:value-type="string" calcext:value-type="string">
            <text:p>fetch-382</text:p>
          </table:table-cell>
          <table:table-cell office:value-type="float" office:value="0.063473" calcext:value-type="float">
            <text:p>0,063473</text:p>
          </table:table-cell>
          <table:table-cell/>
        </table:table-row>
        <table:table-row table:style-name="ro1">
          <table:table-cell office:value-type="string" calcext:value-type="string">
            <text:p>fetch-383</text:p>
          </table:table-cell>
          <table:table-cell office:value-type="float" office:value="0.061628" calcext:value-type="float">
            <text:p>0,061628</text:p>
          </table:table-cell>
          <table:table-cell/>
        </table:table-row>
        <table:table-row table:style-name="ro1">
          <table:table-cell office:value-type="string" calcext:value-type="string">
            <text:p>fetch-384</text:p>
          </table:table-cell>
          <table:table-cell office:value-type="float" office:value="0.058485" calcext:value-type="float">
            <text:p>0,058485</text:p>
          </table:table-cell>
          <table:table-cell/>
        </table:table-row>
        <table:table-row table:style-name="ro1">
          <table:table-cell office:value-type="string" calcext:value-type="string">
            <text:p>fetch-385</text:p>
          </table:table-cell>
          <table:table-cell office:value-type="float" office:value="0.06522" calcext:value-type="float">
            <text:p>0,06522</text:p>
          </table:table-cell>
          <table:table-cell/>
        </table:table-row>
        <table:table-row table:style-name="ro1">
          <table:table-cell office:value-type="string" calcext:value-type="string">
            <text:p>fetch-386</text:p>
          </table:table-cell>
          <table:table-cell office:value-type="float" office:value="0.058562" calcext:value-type="float">
            <text:p>0,058562</text:p>
          </table:table-cell>
          <table:table-cell/>
        </table:table-row>
        <table:table-row table:style-name="ro1">
          <table:table-cell office:value-type="string" calcext:value-type="string">
            <text:p>fetch-387</text:p>
          </table:table-cell>
          <table:table-cell office:value-type="float" office:value="0.059231" calcext:value-type="float">
            <text:p>0,059231</text:p>
          </table:table-cell>
          <table:table-cell/>
        </table:table-row>
        <table:table-row table:style-name="ro1">
          <table:table-cell office:value-type="string" calcext:value-type="string">
            <text:p>fetch-388</text:p>
          </table:table-cell>
          <table:table-cell office:value-type="float" office:value="0.062763" calcext:value-type="float">
            <text:p>0,062763</text:p>
          </table:table-cell>
          <table:table-cell/>
        </table:table-row>
        <table:table-row table:style-name="ro1">
          <table:table-cell office:value-type="string" calcext:value-type="string">
            <text:p>fetch-389</text:p>
          </table:table-cell>
          <table:table-cell office:value-type="float" office:value="0.064565" calcext:value-type="float">
            <text:p>0,064565</text:p>
          </table:table-cell>
          <table:table-cell/>
        </table:table-row>
        <table:table-row table:style-name="ro1">
          <table:table-cell office:value-type="string" calcext:value-type="string">
            <text:p>fetch-390</text:p>
          </table:table-cell>
          <table:table-cell office:value-type="float" office:value="0.062411" calcext:value-type="float">
            <text:p>0,062411</text:p>
          </table:table-cell>
          <table:table-cell/>
        </table:table-row>
        <table:table-row table:style-name="ro1">
          <table:table-cell office:value-type="string" calcext:value-type="string">
            <text:p>fetch-391</text:p>
          </table:table-cell>
          <table:table-cell office:value-type="float" office:value="0.062519" calcext:value-type="float">
            <text:p>0,062519</text:p>
          </table:table-cell>
          <table:table-cell/>
        </table:table-row>
        <table:table-row table:style-name="ro1">
          <table:table-cell office:value-type="string" calcext:value-type="string">
            <text:p>fetch-392</text:p>
          </table:table-cell>
          <table:table-cell office:value-type="float" office:value="0.059687" calcext:value-type="float">
            <text:p>0,059687</text:p>
          </table:table-cell>
          <table:table-cell/>
        </table:table-row>
        <table:table-row table:style-name="ro1">
          <table:table-cell office:value-type="string" calcext:value-type="string">
            <text:p>fetch-393</text:p>
          </table:table-cell>
          <table:table-cell office:value-type="float" office:value="0.063328" calcext:value-type="float">
            <text:p>0,063328</text:p>
          </table:table-cell>
          <table:table-cell/>
        </table:table-row>
        <table:table-row table:style-name="ro1">
          <table:table-cell office:value-type="string" calcext:value-type="string">
            <text:p>fetch-394</text:p>
          </table:table-cell>
          <table:table-cell office:value-type="float" office:value="0.061904" calcext:value-type="float">
            <text:p>0,061904</text:p>
          </table:table-cell>
          <table:table-cell/>
        </table:table-row>
        <table:table-row table:style-name="ro1">
          <table:table-cell office:value-type="string" calcext:value-type="string">
            <text:p>fetch-395</text:p>
          </table:table-cell>
          <table:table-cell office:value-type="float" office:value="0.063156" calcext:value-type="float">
            <text:p>0,063156</text:p>
          </table:table-cell>
          <table:table-cell/>
        </table:table-row>
        <table:table-row table:style-name="ro1">
          <table:table-cell office:value-type="string" calcext:value-type="string">
            <text:p>fetch-396</text:p>
          </table:table-cell>
          <table:table-cell office:value-type="float" office:value="0.061721" calcext:value-type="float">
            <text:p>0,061721</text:p>
          </table:table-cell>
          <table:table-cell/>
        </table:table-row>
        <table:table-row table:style-name="ro1">
          <table:table-cell office:value-type="string" calcext:value-type="string">
            <text:p>fetch-397</text:p>
          </table:table-cell>
          <table:table-cell office:value-type="float" office:value="0.06051" calcext:value-type="float">
            <text:p>0,06051</text:p>
          </table:table-cell>
          <table:table-cell/>
        </table:table-row>
        <table:table-row table:style-name="ro1">
          <table:table-cell office:value-type="string" calcext:value-type="string">
            <text:p>fetch-398</text:p>
          </table:table-cell>
          <table:table-cell office:value-type="float" office:value="0.058346" calcext:value-type="float">
            <text:p>0,058346</text:p>
          </table:table-cell>
          <table:table-cell/>
        </table:table-row>
        <table:table-row table:style-name="ro1">
          <table:table-cell office:value-type="string" calcext:value-type="string">
            <text:p>fetch-399</text:p>
          </table:table-cell>
          <table:table-cell office:value-type="float" office:value="0.0586" calcext:value-type="float">
            <text:p>0,0586</text:p>
          </table:table-cell>
          <table:table-cell/>
        </table:table-row>
        <table:table-row table:style-name="ro1">
          <table:table-cell office:value-type="string" calcext:value-type="string">
            <text:p>fetch-400</text:p>
          </table:table-cell>
          <table:table-cell office:value-type="float" office:value="0.061646" calcext:value-type="float">
            <text:p>0,061646</text:p>
          </table:table-cell>
          <table:table-cell/>
        </table:table-row>
        <table:table-row table:style-name="ro1">
          <table:table-cell office:value-type="string" calcext:value-type="string">
            <text:p>fetch-401</text:p>
          </table:table-cell>
          <table:table-cell office:value-type="float" office:value="0.063083" calcext:value-type="float">
            <text:p>0,063083</text:p>
          </table:table-cell>
          <table:table-cell/>
        </table:table-row>
        <table:table-row table:style-name="ro1">
          <table:table-cell office:value-type="string" calcext:value-type="string">
            <text:p>fetch-402</text:p>
          </table:table-cell>
          <table:table-cell office:value-type="float" office:value="0.064686" calcext:value-type="float">
            <text:p>0,064686</text:p>
          </table:table-cell>
          <table:table-cell/>
        </table:table-row>
        <table:table-row table:style-name="ro1">
          <table:table-cell office:value-type="string" calcext:value-type="string">
            <text:p>fetch-403</text:p>
          </table:table-cell>
          <table:table-cell office:value-type="float" office:value="0.060448" calcext:value-type="float">
            <text:p>0,060448</text:p>
          </table:table-cell>
          <table:table-cell/>
        </table:table-row>
        <table:table-row table:style-name="ro1">
          <table:table-cell office:value-type="string" calcext:value-type="string">
            <text:p>fetch-404</text:p>
          </table:table-cell>
          <table:table-cell office:value-type="float" office:value="0.062457" calcext:value-type="float">
            <text:p>0,062457</text:p>
          </table:table-cell>
          <table:table-cell/>
        </table:table-row>
        <table:table-row table:style-name="ro1">
          <table:table-cell office:value-type="string" calcext:value-type="string">
            <text:p>fetch-405</text:p>
          </table:table-cell>
          <table:table-cell office:value-type="float" office:value="0.061906" calcext:value-type="float">
            <text:p>0,061906</text:p>
          </table:table-cell>
          <table:table-cell/>
        </table:table-row>
        <table:table-row table:style-name="ro1">
          <table:table-cell office:value-type="string" calcext:value-type="string">
            <text:p>fetch-406</text:p>
          </table:table-cell>
          <table:table-cell office:value-type="float" office:value="0.060007" calcext:value-type="float">
            <text:p>0,060007</text:p>
          </table:table-cell>
          <table:table-cell/>
        </table:table-row>
        <table:table-row table:style-name="ro1">
          <table:table-cell office:value-type="string" calcext:value-type="string">
            <text:p>fetch-407</text:p>
          </table:table-cell>
          <table:table-cell office:value-type="float" office:value="0.062913" calcext:value-type="float">
            <text:p>0,062913</text:p>
          </table:table-cell>
          <table:table-cell/>
        </table:table-row>
        <table:table-row table:style-name="ro1">
          <table:table-cell office:value-type="string" calcext:value-type="string">
            <text:p>fetch-408</text:p>
          </table:table-cell>
          <table:table-cell office:value-type="float" office:value="0.061369" calcext:value-type="float">
            <text:p>0,061369</text:p>
          </table:table-cell>
          <table:table-cell/>
        </table:table-row>
        <table:table-row table:style-name="ro1">
          <table:table-cell office:value-type="string" calcext:value-type="string">
            <text:p>fetch-409</text:p>
          </table:table-cell>
          <table:table-cell office:value-type="float" office:value="0.061591" calcext:value-type="float">
            <text:p>0,061591</text:p>
          </table:table-cell>
          <table:table-cell/>
        </table:table-row>
        <table:table-row table:style-name="ro1">
          <table:table-cell office:value-type="string" calcext:value-type="string">
            <text:p>fetch-410</text:p>
          </table:table-cell>
          <table:table-cell office:value-type="float" office:value="0.06055" calcext:value-type="float">
            <text:p>0,06055</text:p>
          </table:table-cell>
          <table:table-cell/>
        </table:table-row>
        <table:table-row table:style-name="ro1">
          <table:table-cell office:value-type="string" calcext:value-type="string">
            <text:p>fetch-411</text:p>
          </table:table-cell>
          <table:table-cell office:value-type="float" office:value="0.061795" calcext:value-type="float">
            <text:p>0,061795</text:p>
          </table:table-cell>
          <table:table-cell/>
        </table:table-row>
        <table:table-row table:style-name="ro1">
          <table:table-cell office:value-type="string" calcext:value-type="string">
            <text:p>fetch-412</text:p>
          </table:table-cell>
          <table:table-cell office:value-type="float" office:value="0.065491" calcext:value-type="float">
            <text:p>0,065491</text:p>
          </table:table-cell>
          <table:table-cell/>
        </table:table-row>
        <table:table-row table:style-name="ro1">
          <table:table-cell office:value-type="string" calcext:value-type="string">
            <text:p>fetch-413</text:p>
          </table:table-cell>
          <table:table-cell office:value-type="float" office:value="0.065675" calcext:value-type="float">
            <text:p>0,065675</text:p>
          </table:table-cell>
          <table:table-cell/>
        </table:table-row>
        <table:table-row table:style-name="ro1">
          <table:table-cell office:value-type="string" calcext:value-type="string">
            <text:p>fetch-414</text:p>
          </table:table-cell>
          <table:table-cell office:value-type="float" office:value="0.061626" calcext:value-type="float">
            <text:p>0,061626</text:p>
          </table:table-cell>
          <table:table-cell/>
        </table:table-row>
        <table:table-row table:style-name="ro1">
          <table:table-cell office:value-type="string" calcext:value-type="string">
            <text:p>fetch-415</text:p>
          </table:table-cell>
          <table:table-cell office:value-type="float" office:value="0.075055" calcext:value-type="float">
            <text:p>0,075055</text:p>
          </table:table-cell>
          <table:table-cell/>
        </table:table-row>
        <table:table-row table:style-name="ro1">
          <table:table-cell office:value-type="string" calcext:value-type="string">
            <text:p>fetch-416</text:p>
          </table:table-cell>
          <table:table-cell office:value-type="float" office:value="0.061086" calcext:value-type="float">
            <text:p>0,061086</text:p>
          </table:table-cell>
          <table:table-cell/>
        </table:table-row>
        <table:table-row table:style-name="ro1">
          <table:table-cell office:value-type="string" calcext:value-type="string">
            <text:p>fetch-417</text:p>
          </table:table-cell>
          <table:table-cell office:value-type="float" office:value="0.067864" calcext:value-type="float">
            <text:p>0,067864</text:p>
          </table:table-cell>
          <table:table-cell/>
        </table:table-row>
        <table:table-row table:style-name="ro1">
          <table:table-cell office:value-type="string" calcext:value-type="string">
            <text:p>fetch-418</text:p>
          </table:table-cell>
          <table:table-cell office:value-type="float" office:value="0.062619" calcext:value-type="float">
            <text:p>0,062619</text:p>
          </table:table-cell>
          <table:table-cell/>
        </table:table-row>
        <table:table-row table:style-name="ro1">
          <table:table-cell office:value-type="string" calcext:value-type="string">
            <text:p>fetch-419</text:p>
          </table:table-cell>
          <table:table-cell office:value-type="float" office:value="0.05984" calcext:value-type="float">
            <text:p>0,05984</text:p>
          </table:table-cell>
          <table:table-cell/>
        </table:table-row>
        <table:table-row table:style-name="ro1">
          <table:table-cell office:value-type="string" calcext:value-type="string">
            <text:p>fetch-420</text:p>
          </table:table-cell>
          <table:table-cell office:value-type="float" office:value="0.060516" calcext:value-type="float">
            <text:p>0,060516</text:p>
          </table:table-cell>
          <table:table-cell/>
        </table:table-row>
        <table:table-row table:style-name="ro1">
          <table:table-cell office:value-type="string" calcext:value-type="string">
            <text:p>fetch-421</text:p>
          </table:table-cell>
          <table:table-cell office:value-type="float" office:value="0.079402" calcext:value-type="float">
            <text:p>0,079402</text:p>
          </table:table-cell>
          <table:table-cell/>
        </table:table-row>
        <table:table-row table:style-name="ro1">
          <table:table-cell office:value-type="string" calcext:value-type="string">
            <text:p>fetch-422</text:p>
          </table:table-cell>
          <table:table-cell office:value-type="float" office:value="0.061504" calcext:value-type="float">
            <text:p>0,061504</text:p>
          </table:table-cell>
          <table:table-cell/>
        </table:table-row>
        <table:table-row table:style-name="ro1">
          <table:table-cell office:value-type="string" calcext:value-type="string">
            <text:p>fetch-423</text:p>
          </table:table-cell>
          <table:table-cell office:value-type="float" office:value="0.064717" calcext:value-type="float">
            <text:p>0,064717</text:p>
          </table:table-cell>
          <table:table-cell/>
        </table:table-row>
        <table:table-row table:style-name="ro1">
          <table:table-cell office:value-type="string" calcext:value-type="string">
            <text:p>fetch-424</text:p>
          </table:table-cell>
          <table:table-cell office:value-type="float" office:value="0.061084" calcext:value-type="float">
            <text:p>0,061084</text:p>
          </table:table-cell>
          <table:table-cell/>
        </table:table-row>
        <table:table-row table:style-name="ro1">
          <table:table-cell office:value-type="string" calcext:value-type="string">
            <text:p>fetch-425</text:p>
          </table:table-cell>
          <table:table-cell office:value-type="float" office:value="0.061351" calcext:value-type="float">
            <text:p>0,061351</text:p>
          </table:table-cell>
          <table:table-cell/>
        </table:table-row>
        <table:table-row table:style-name="ro1">
          <table:table-cell office:value-type="string" calcext:value-type="string">
            <text:p>fetch-426</text:p>
          </table:table-cell>
          <table:table-cell office:value-type="float" office:value="0.05786" calcext:value-type="float">
            <text:p>0,05786</text:p>
          </table:table-cell>
          <table:table-cell/>
        </table:table-row>
        <table:table-row table:style-name="ro1">
          <table:table-cell office:value-type="string" calcext:value-type="string">
            <text:p>fetch-427</text:p>
          </table:table-cell>
          <table:table-cell office:value-type="float" office:value="0.064193" calcext:value-type="float">
            <text:p>0,064193</text:p>
          </table:table-cell>
          <table:table-cell/>
        </table:table-row>
        <table:table-row table:style-name="ro1">
          <table:table-cell office:value-type="string" calcext:value-type="string">
            <text:p>fetch-428</text:p>
          </table:table-cell>
          <table:table-cell office:value-type="float" office:value="0.06304" calcext:value-type="float">
            <text:p>0,06304</text:p>
          </table:table-cell>
          <table:table-cell/>
        </table:table-row>
        <table:table-row table:style-name="ro1">
          <table:table-cell office:value-type="string" calcext:value-type="string">
            <text:p>fetch-429</text:p>
          </table:table-cell>
          <table:table-cell office:value-type="float" office:value="0.058716" calcext:value-type="float">
            <text:p>0,058716</text:p>
          </table:table-cell>
          <table:table-cell/>
        </table:table-row>
        <table:table-row table:style-name="ro1">
          <table:table-cell office:value-type="string" calcext:value-type="string">
            <text:p>fetch-430</text:p>
          </table:table-cell>
          <table:table-cell office:value-type="float" office:value="0.061592" calcext:value-type="float">
            <text:p>0,061592</text:p>
          </table:table-cell>
          <table:table-cell/>
        </table:table-row>
        <table:table-row table:style-name="ro1">
          <table:table-cell office:value-type="string" calcext:value-type="string">
            <text:p>fetch-431</text:p>
          </table:table-cell>
          <table:table-cell office:value-type="float" office:value="0.061266" calcext:value-type="float">
            <text:p>0,061266</text:p>
          </table:table-cell>
          <table:table-cell/>
        </table:table-row>
        <table:table-row table:style-name="ro1">
          <table:table-cell office:value-type="string" calcext:value-type="string">
            <text:p>fetch-432</text:p>
          </table:table-cell>
          <table:table-cell office:value-type="float" office:value="0.068672" calcext:value-type="float">
            <text:p>0,068672</text:p>
          </table:table-cell>
          <table:table-cell/>
        </table:table-row>
        <table:table-row table:style-name="ro1">
          <table:table-cell office:value-type="string" calcext:value-type="string">
            <text:p>fetch-433</text:p>
          </table:table-cell>
          <table:table-cell office:value-type="float" office:value="0.060424" calcext:value-type="float">
            <text:p>0,060424</text:p>
          </table:table-cell>
          <table:table-cell/>
        </table:table-row>
        <table:table-row table:style-name="ro1">
          <table:table-cell office:value-type="string" calcext:value-type="string">
            <text:p>fetch-434</text:p>
          </table:table-cell>
          <table:table-cell office:value-type="float" office:value="0.062008" calcext:value-type="float">
            <text:p>0,062008</text:p>
          </table:table-cell>
          <table:table-cell/>
        </table:table-row>
        <table:table-row table:style-name="ro1">
          <table:table-cell office:value-type="string" calcext:value-type="string">
            <text:p>fetch-435</text:p>
          </table:table-cell>
          <table:table-cell office:value-type="float" office:value="0.063369" calcext:value-type="float">
            <text:p>0,063369</text:p>
          </table:table-cell>
          <table:table-cell/>
        </table:table-row>
        <table:table-row table:style-name="ro1">
          <table:table-cell office:value-type="string" calcext:value-type="string">
            <text:p>fetch-436</text:p>
          </table:table-cell>
          <table:table-cell office:value-type="float" office:value="0.064739" calcext:value-type="float">
            <text:p>0,064739</text:p>
          </table:table-cell>
          <table:table-cell/>
        </table:table-row>
        <table:table-row table:style-name="ro1">
          <table:table-cell office:value-type="string" calcext:value-type="string">
            <text:p>fetch-437</text:p>
          </table:table-cell>
          <table:table-cell office:value-type="float" office:value="0.060882" calcext:value-type="float">
            <text:p>0,060882</text:p>
          </table:table-cell>
          <table:table-cell/>
        </table:table-row>
        <table:table-row table:style-name="ro1">
          <table:table-cell office:value-type="string" calcext:value-type="string">
            <text:p>fetch-438</text:p>
          </table:table-cell>
          <table:table-cell office:value-type="float" office:value="0.066492" calcext:value-type="float">
            <text:p>0,066492</text:p>
          </table:table-cell>
          <table:table-cell/>
        </table:table-row>
        <table:table-row table:style-name="ro1">
          <table:table-cell office:value-type="string" calcext:value-type="string">
            <text:p>fetch-439</text:p>
          </table:table-cell>
          <table:table-cell office:value-type="float" office:value="0.069998" calcext:value-type="float">
            <text:p>0,069998</text:p>
          </table:table-cell>
          <table:table-cell/>
        </table:table-row>
        <table:table-row table:style-name="ro1">
          <table:table-cell office:value-type="string" calcext:value-type="string">
            <text:p>fetch-440</text:p>
          </table:table-cell>
          <table:table-cell office:value-type="float" office:value="0.062379" calcext:value-type="float">
            <text:p>0,062379</text:p>
          </table:table-cell>
          <table:table-cell/>
        </table:table-row>
        <table:table-row table:style-name="ro1">
          <table:table-cell office:value-type="string" calcext:value-type="string">
            <text:p>fetch-441</text:p>
          </table:table-cell>
          <table:table-cell office:value-type="float" office:value="0.062183" calcext:value-type="float">
            <text:p>0,062183</text:p>
          </table:table-cell>
          <table:table-cell/>
        </table:table-row>
        <table:table-row table:style-name="ro1">
          <table:table-cell office:value-type="string" calcext:value-type="string">
            <text:p>fetch-442</text:p>
          </table:table-cell>
          <table:table-cell office:value-type="float" office:value="0.078627" calcext:value-type="float">
            <text:p>0,078627</text:p>
          </table:table-cell>
          <table:table-cell/>
        </table:table-row>
        <table:table-row table:style-name="ro1">
          <table:table-cell office:value-type="string" calcext:value-type="string">
            <text:p>fetch-443</text:p>
          </table:table-cell>
          <table:table-cell office:value-type="float" office:value="0.071527" calcext:value-type="float">
            <text:p>0,071527</text:p>
          </table:table-cell>
          <table:table-cell/>
        </table:table-row>
        <table:table-row table:style-name="ro1">
          <table:table-cell office:value-type="string" calcext:value-type="string">
            <text:p>fetch-444</text:p>
          </table:table-cell>
          <table:table-cell office:value-type="float" office:value="0.056825" calcext:value-type="float">
            <text:p>0,056825</text:p>
          </table:table-cell>
          <table:table-cell/>
        </table:table-row>
        <table:table-row table:style-name="ro1">
          <table:table-cell office:value-type="string" calcext:value-type="string">
            <text:p>fetch-445</text:p>
          </table:table-cell>
          <table:table-cell office:value-type="float" office:value="0.061746" calcext:value-type="float">
            <text:p>0,061746</text:p>
          </table:table-cell>
          <table:table-cell/>
        </table:table-row>
        <table:table-row table:style-name="ro1">
          <table:table-cell office:value-type="string" calcext:value-type="string">
            <text:p>fetch-446</text:p>
          </table:table-cell>
          <table:table-cell office:value-type="float" office:value="0.12342" calcext:value-type="float">
            <text:p>0,12342</text:p>
          </table:table-cell>
          <table:table-cell/>
        </table:table-row>
        <table:table-row table:style-name="ro1">
          <table:table-cell office:value-type="string" calcext:value-type="string">
            <text:p>fetch-447</text:p>
          </table:table-cell>
          <table:table-cell office:value-type="float" office:value="0.065576" calcext:value-type="float">
            <text:p>0,065576</text:p>
          </table:table-cell>
          <table:table-cell/>
        </table:table-row>
        <table:table-row table:style-name="ro1">
          <table:table-cell office:value-type="string" calcext:value-type="string">
            <text:p>fetch-448</text:p>
          </table:table-cell>
          <table:table-cell office:value-type="float" office:value="0.060816" calcext:value-type="float">
            <text:p>0,060816</text:p>
          </table:table-cell>
          <table:table-cell/>
        </table:table-row>
        <table:table-row table:style-name="ro1">
          <table:table-cell office:value-type="string" calcext:value-type="string">
            <text:p>fetch-449</text:p>
          </table:table-cell>
          <table:table-cell office:value-type="float" office:value="0.061013" calcext:value-type="float">
            <text:p>0,061013</text:p>
          </table:table-cell>
          <table:table-cell/>
        </table:table-row>
        <table:table-row table:style-name="ro1">
          <table:table-cell office:value-type="string" calcext:value-type="string">
            <text:p>fetch-450</text:p>
          </table:table-cell>
          <table:table-cell office:value-type="float" office:value="0.064269" calcext:value-type="float">
            <text:p>0,064269</text:p>
          </table:table-cell>
          <table:table-cell/>
        </table:table-row>
        <table:table-row table:style-name="ro1">
          <table:table-cell office:value-type="string" calcext:value-type="string">
            <text:p>fetch-451</text:p>
          </table:table-cell>
          <table:table-cell office:value-type="float" office:value="0.060616" calcext:value-type="float">
            <text:p>0,060616</text:p>
          </table:table-cell>
          <table:table-cell/>
        </table:table-row>
        <table:table-row table:style-name="ro1">
          <table:table-cell office:value-type="string" calcext:value-type="string">
            <text:p>fetch-452</text:p>
          </table:table-cell>
          <table:table-cell office:value-type="float" office:value="0.063936" calcext:value-type="float">
            <text:p>0,063936</text:p>
          </table:table-cell>
          <table:table-cell/>
        </table:table-row>
        <table:table-row table:style-name="ro1">
          <table:table-cell office:value-type="string" calcext:value-type="string">
            <text:p>fetch-453</text:p>
          </table:table-cell>
          <table:table-cell office:value-type="float" office:value="0.064407" calcext:value-type="float">
            <text:p>0,064407</text:p>
          </table:table-cell>
          <table:table-cell/>
        </table:table-row>
        <table:table-row table:style-name="ro1">
          <table:table-cell office:value-type="string" calcext:value-type="string">
            <text:p>fetch-454</text:p>
          </table:table-cell>
          <table:table-cell office:value-type="float" office:value="0.06198" calcext:value-type="float">
            <text:p>0,06198</text:p>
          </table:table-cell>
          <table:table-cell/>
        </table:table-row>
        <table:table-row table:style-name="ro1">
          <table:table-cell office:value-type="string" calcext:value-type="string">
            <text:p>fetch-455</text:p>
          </table:table-cell>
          <table:table-cell office:value-type="float" office:value="0.068066" calcext:value-type="float">
            <text:p>0,068066</text:p>
          </table:table-cell>
          <table:table-cell/>
        </table:table-row>
        <table:table-row table:style-name="ro1">
          <table:table-cell office:value-type="string" calcext:value-type="string">
            <text:p>fetch-456</text:p>
          </table:table-cell>
          <table:table-cell office:value-type="float" office:value="0.062276" calcext:value-type="float">
            <text:p>0,062276</text:p>
          </table:table-cell>
          <table:table-cell/>
        </table:table-row>
        <table:table-row table:style-name="ro1">
          <table:table-cell office:value-type="string" calcext:value-type="string">
            <text:p>fetch-457</text:p>
          </table:table-cell>
          <table:table-cell office:value-type="float" office:value="0.060529" calcext:value-type="float">
            <text:p>0,060529</text:p>
          </table:table-cell>
          <table:table-cell/>
        </table:table-row>
        <table:table-row table:style-name="ro1">
          <table:table-cell office:value-type="string" calcext:value-type="string">
            <text:p>fetch-458</text:p>
          </table:table-cell>
          <table:table-cell office:value-type="float" office:value="0.062224" calcext:value-type="float">
            <text:p>0,062224</text:p>
          </table:table-cell>
          <table:table-cell/>
        </table:table-row>
        <table:table-row table:style-name="ro1">
          <table:table-cell office:value-type="string" calcext:value-type="string">
            <text:p>fetch-459</text:p>
          </table:table-cell>
          <table:table-cell office:value-type="float" office:value="0.06266" calcext:value-type="float">
            <text:p>0,06266</text:p>
          </table:table-cell>
          <table:table-cell/>
        </table:table-row>
        <table:table-row table:style-name="ro1">
          <table:table-cell office:value-type="string" calcext:value-type="string">
            <text:p>fetch-460</text:p>
          </table:table-cell>
          <table:table-cell office:value-type="float" office:value="0.061896" calcext:value-type="float">
            <text:p>0,061896</text:p>
          </table:table-cell>
          <table:table-cell/>
        </table:table-row>
        <table:table-row table:style-name="ro1">
          <table:table-cell office:value-type="string" calcext:value-type="string">
            <text:p>fetch-461</text:p>
          </table:table-cell>
          <table:table-cell office:value-type="float" office:value="0.061395" calcext:value-type="float">
            <text:p>0,061395</text:p>
          </table:table-cell>
          <table:table-cell/>
        </table:table-row>
        <table:table-row table:style-name="ro1">
          <table:table-cell office:value-type="string" calcext:value-type="string">
            <text:p>fetch-462</text:p>
          </table:table-cell>
          <table:table-cell office:value-type="float" office:value="0.059623" calcext:value-type="float">
            <text:p>0,059623</text:p>
          </table:table-cell>
          <table:table-cell/>
        </table:table-row>
        <table:table-row table:style-name="ro1">
          <table:table-cell office:value-type="string" calcext:value-type="string">
            <text:p>fetch-463</text:p>
          </table:table-cell>
          <table:table-cell office:value-type="float" office:value="0.064082" calcext:value-type="float">
            <text:p>0,064082</text:p>
          </table:table-cell>
          <table:table-cell/>
        </table:table-row>
        <table:table-row table:style-name="ro1">
          <table:table-cell office:value-type="string" calcext:value-type="string">
            <text:p>fetch-464</text:p>
          </table:table-cell>
          <table:table-cell office:value-type="float" office:value="0.06452" calcext:value-type="float">
            <text:p>0,06452</text:p>
          </table:table-cell>
          <table:table-cell/>
        </table:table-row>
        <table:table-row table:style-name="ro1">
          <table:table-cell office:value-type="string" calcext:value-type="string">
            <text:p>fetch-465</text:p>
          </table:table-cell>
          <table:table-cell office:value-type="float" office:value="0.061968" calcext:value-type="float">
            <text:p>0,061968</text:p>
          </table:table-cell>
          <table:table-cell/>
        </table:table-row>
        <table:table-row table:style-name="ro1">
          <table:table-cell office:value-type="string" calcext:value-type="string">
            <text:p>fetch-466</text:p>
          </table:table-cell>
          <table:table-cell office:value-type="float" office:value="0.061298" calcext:value-type="float">
            <text:p>0,061298</text:p>
          </table:table-cell>
          <table:table-cell/>
        </table:table-row>
        <table:table-row table:style-name="ro1">
          <table:table-cell office:value-type="string" calcext:value-type="string">
            <text:p>fetch-467</text:p>
          </table:table-cell>
          <table:table-cell office:value-type="float" office:value="0.058272" calcext:value-type="float">
            <text:p>0,058272</text:p>
          </table:table-cell>
          <table:table-cell/>
        </table:table-row>
        <table:table-row table:style-name="ro1">
          <table:table-cell office:value-type="string" calcext:value-type="string">
            <text:p>fetch-468</text:p>
          </table:table-cell>
          <table:table-cell office:value-type="float" office:value="0.087255" calcext:value-type="float">
            <text:p>0,087255</text:p>
          </table:table-cell>
          <table:table-cell/>
        </table:table-row>
        <table:table-row table:style-name="ro1">
          <table:table-cell office:value-type="string" calcext:value-type="string">
            <text:p>fetch-469</text:p>
          </table:table-cell>
          <table:table-cell office:value-type="float" office:value="0.072473" calcext:value-type="float">
            <text:p>0,072473</text:p>
          </table:table-cell>
          <table:table-cell/>
        </table:table-row>
        <table:table-row table:style-name="ro1">
          <table:table-cell office:value-type="string" calcext:value-type="string">
            <text:p>fetch-470</text:p>
          </table:table-cell>
          <table:table-cell office:value-type="float" office:value="0.073134" calcext:value-type="float">
            <text:p>0,073134</text:p>
          </table:table-cell>
          <table:table-cell/>
        </table:table-row>
        <table:table-row table:style-name="ro1">
          <table:table-cell office:value-type="string" calcext:value-type="string">
            <text:p>fetch-471</text:p>
          </table:table-cell>
          <table:table-cell office:value-type="float" office:value="0.071905" calcext:value-type="float">
            <text:p>0,071905</text:p>
          </table:table-cell>
          <table:table-cell/>
        </table:table-row>
        <table:table-row table:style-name="ro1">
          <table:table-cell office:value-type="string" calcext:value-type="string">
            <text:p>fetch-472</text:p>
          </table:table-cell>
          <table:table-cell office:value-type="float" office:value="0.080522" calcext:value-type="float">
            <text:p>0,080522</text:p>
          </table:table-cell>
          <table:table-cell/>
        </table:table-row>
        <table:table-row table:style-name="ro1">
          <table:table-cell office:value-type="string" calcext:value-type="string">
            <text:p>fetch-473</text:p>
          </table:table-cell>
          <table:table-cell office:value-type="float" office:value="0.076393" calcext:value-type="float">
            <text:p>0,076393</text:p>
          </table:table-cell>
          <table:table-cell/>
        </table:table-row>
        <table:table-row table:style-name="ro1">
          <table:table-cell office:value-type="string" calcext:value-type="string">
            <text:p>fetch-474</text:p>
          </table:table-cell>
          <table:table-cell office:value-type="float" office:value="0.072259" calcext:value-type="float">
            <text:p>0,072259</text:p>
          </table:table-cell>
          <table:table-cell/>
        </table:table-row>
        <table:table-row table:style-name="ro1">
          <table:table-cell office:value-type="string" calcext:value-type="string">
            <text:p>fetch-475</text:p>
          </table:table-cell>
          <table:table-cell office:value-type="float" office:value="0.072144" calcext:value-type="float">
            <text:p>0,072144</text:p>
          </table:table-cell>
          <table:table-cell/>
        </table:table-row>
        <table:table-row table:style-name="ro1">
          <table:table-cell office:value-type="string" calcext:value-type="string">
            <text:p>fetch-476</text:p>
          </table:table-cell>
          <table:table-cell office:value-type="float" office:value="0.073517" calcext:value-type="float">
            <text:p>0,073517</text:p>
          </table:table-cell>
          <table:table-cell/>
        </table:table-row>
        <table:table-row table:style-name="ro1">
          <table:table-cell office:value-type="string" calcext:value-type="string">
            <text:p>fetch-477</text:p>
          </table:table-cell>
          <table:table-cell office:value-type="float" office:value="0.078114" calcext:value-type="float">
            <text:p>0,078114</text:p>
          </table:table-cell>
          <table:table-cell/>
        </table:table-row>
        <table:table-row table:style-name="ro1">
          <table:table-cell office:value-type="string" calcext:value-type="string">
            <text:p>fetch-478</text:p>
          </table:table-cell>
          <table:table-cell office:value-type="float" office:value="0.080113" calcext:value-type="float">
            <text:p>0,080113</text:p>
          </table:table-cell>
          <table:table-cell/>
        </table:table-row>
        <table:table-row table:style-name="ro1">
          <table:table-cell office:value-type="string" calcext:value-type="string">
            <text:p>fetch-479</text:p>
          </table:table-cell>
          <table:table-cell office:value-type="float" office:value="0.06385" calcext:value-type="float">
            <text:p>0,06385</text:p>
          </table:table-cell>
          <table:table-cell/>
        </table:table-row>
        <table:table-row table:style-name="ro1">
          <table:table-cell office:value-type="string" calcext:value-type="string">
            <text:p>fetch-480</text:p>
          </table:table-cell>
          <table:table-cell office:value-type="float" office:value="0.061958" calcext:value-type="float">
            <text:p>0,061958</text:p>
          </table:table-cell>
          <table:table-cell/>
        </table:table-row>
        <table:table-row table:style-name="ro1">
          <table:table-cell office:value-type="string" calcext:value-type="string">
            <text:p>fetch-481</text:p>
          </table:table-cell>
          <table:table-cell office:value-type="float" office:value="0.068261" calcext:value-type="float">
            <text:p>0,068261</text:p>
          </table:table-cell>
          <table:table-cell/>
        </table:table-row>
        <table:table-row table:style-name="ro1">
          <table:table-cell office:value-type="string" calcext:value-type="string">
            <text:p>fetch-482</text:p>
          </table:table-cell>
          <table:table-cell office:value-type="float" office:value="0.069081" calcext:value-type="float">
            <text:p>0,069081</text:p>
          </table:table-cell>
          <table:table-cell/>
        </table:table-row>
        <table:table-row table:style-name="ro1">
          <table:table-cell office:value-type="string" calcext:value-type="string">
            <text:p>fetch-483</text:p>
          </table:table-cell>
          <table:table-cell office:value-type="float" office:value="0.06202" calcext:value-type="float">
            <text:p>0,06202</text:p>
          </table:table-cell>
          <table:table-cell/>
        </table:table-row>
        <table:table-row table:style-name="ro1">
          <table:table-cell office:value-type="string" calcext:value-type="string">
            <text:p>fetch-484</text:p>
          </table:table-cell>
          <table:table-cell office:value-type="float" office:value="0.060744" calcext:value-type="float">
            <text:p>0,060744</text:p>
          </table:table-cell>
          <table:table-cell/>
        </table:table-row>
        <table:table-row table:style-name="ro1">
          <table:table-cell office:value-type="string" calcext:value-type="string">
            <text:p>fetch-485</text:p>
          </table:table-cell>
          <table:table-cell office:value-type="float" office:value="0.059744" calcext:value-type="float">
            <text:p>0,059744</text:p>
          </table:table-cell>
          <table:table-cell/>
        </table:table-row>
        <table:table-row table:style-name="ro1">
          <table:table-cell office:value-type="string" calcext:value-type="string">
            <text:p>fetch-486</text:p>
          </table:table-cell>
          <table:table-cell office:value-type="float" office:value="0.075242" calcext:value-type="float">
            <text:p>0,075242</text:p>
          </table:table-cell>
          <table:table-cell/>
        </table:table-row>
        <table:table-row table:style-name="ro1">
          <table:table-cell office:value-type="string" calcext:value-type="string">
            <text:p>fetch-487</text:p>
          </table:table-cell>
          <table:table-cell office:value-type="float" office:value="0.063489" calcext:value-type="float">
            <text:p>0,063489</text:p>
          </table:table-cell>
          <table:table-cell/>
        </table:table-row>
        <table:table-row table:style-name="ro1">
          <table:table-cell office:value-type="string" calcext:value-type="string">
            <text:p>fetch-488</text:p>
          </table:table-cell>
          <table:table-cell office:value-type="float" office:value="0.065852" calcext:value-type="float">
            <text:p>0,065852</text:p>
          </table:table-cell>
          <table:table-cell/>
        </table:table-row>
        <table:table-row table:style-name="ro1">
          <table:table-cell office:value-type="string" calcext:value-type="string">
            <text:p>fetch-489</text:p>
          </table:table-cell>
          <table:table-cell office:value-type="float" office:value="0.063743" calcext:value-type="float">
            <text:p>0,063743</text:p>
          </table:table-cell>
          <table:table-cell/>
        </table:table-row>
        <table:table-row table:style-name="ro1">
          <table:table-cell office:value-type="string" calcext:value-type="string">
            <text:p>fetch-490</text:p>
          </table:table-cell>
          <table:table-cell office:value-type="float" office:value="0.083278" calcext:value-type="float">
            <text:p>0,083278</text:p>
          </table:table-cell>
          <table:table-cell/>
        </table:table-row>
        <table:table-row table:style-name="ro1">
          <table:table-cell office:value-type="string" calcext:value-type="string">
            <text:p>fetch-491</text:p>
          </table:table-cell>
          <table:table-cell office:value-type="float" office:value="0.066927" calcext:value-type="float">
            <text:p>0,066927</text:p>
          </table:table-cell>
          <table:table-cell/>
        </table:table-row>
        <table:table-row table:style-name="ro1">
          <table:table-cell office:value-type="string" calcext:value-type="string">
            <text:p>fetch-492</text:p>
          </table:table-cell>
          <table:table-cell office:value-type="float" office:value="0.069812" calcext:value-type="float">
            <text:p>0,069812</text:p>
          </table:table-cell>
          <table:table-cell/>
        </table:table-row>
        <table:table-row table:style-name="ro1">
          <table:table-cell office:value-type="string" calcext:value-type="string">
            <text:p>fetch-493</text:p>
          </table:table-cell>
          <table:table-cell office:value-type="float" office:value="0.062392" calcext:value-type="float">
            <text:p>0,062392</text:p>
          </table:table-cell>
          <table:table-cell/>
        </table:table-row>
        <table:table-row table:style-name="ro1">
          <table:table-cell office:value-type="string" calcext:value-type="string">
            <text:p>fetch-494</text:p>
          </table:table-cell>
          <table:table-cell office:value-type="float" office:value="0.05979" calcext:value-type="float">
            <text:p>0,05979</text:p>
          </table:table-cell>
          <table:table-cell/>
        </table:table-row>
        <table:table-row table:style-name="ro1">
          <table:table-cell office:value-type="string" calcext:value-type="string">
            <text:p>fetch-495</text:p>
          </table:table-cell>
          <table:table-cell office:value-type="float" office:value="0.065167" calcext:value-type="float">
            <text:p>0,065167</text:p>
          </table:table-cell>
          <table:table-cell/>
        </table:table-row>
        <table:table-row table:style-name="ro1">
          <table:table-cell office:value-type="string" calcext:value-type="string">
            <text:p>fetch-496</text:p>
          </table:table-cell>
          <table:table-cell office:value-type="float" office:value="0.075018" calcext:value-type="float">
            <text:p>0,075018</text:p>
          </table:table-cell>
          <table:table-cell/>
        </table:table-row>
        <table:table-row table:style-name="ro1">
          <table:table-cell office:value-type="string" calcext:value-type="string">
            <text:p>fetch-497</text:p>
          </table:table-cell>
          <table:table-cell office:value-type="float" office:value="0.072421" calcext:value-type="float">
            <text:p>0,072421</text:p>
          </table:table-cell>
          <table:table-cell/>
        </table:table-row>
        <table:table-row table:style-name="ro1">
          <table:table-cell office:value-type="string" calcext:value-type="string">
            <text:p>fetch-498</text:p>
          </table:table-cell>
          <table:table-cell office:value-type="float" office:value="0.069282" calcext:value-type="float">
            <text:p>0,069282</text:p>
          </table:table-cell>
          <table:table-cell/>
        </table:table-row>
        <table:table-row table:style-name="ro1">
          <table:table-cell office:value-type="string" calcext:value-type="string">
            <text:p>fetch-499</text:p>
          </table:table-cell>
          <table:table-cell office:value-type="float" office:value="0.061114" calcext:value-type="float">
            <text:p>0,061114</text:p>
          </table:table-cell>
          <table:table-cell/>
        </table:table-row>
        <table:table-row table:style-name="ro1">
          <table:table-cell office:value-type="string" calcext:value-type="string">
            <text:p>fetch-500</text:p>
          </table:table-cell>
          <table:table-cell office:value-type="float" office:value="0.061298" calcext:value-type="float">
            <text:p>0,061298</text:p>
          </table:table-cell>
          <table:table-cell/>
        </table:table-row>
        <table:table-row table:style-name="ro1">
          <table:table-cell office:value-type="string" calcext:value-type="string">
            <text:p>fetch-501</text:p>
          </table:table-cell>
          <table:table-cell office:value-type="float" office:value="0.063693" calcext:value-type="float">
            <text:p>0,063693</text:p>
          </table:table-cell>
          <table:table-cell/>
        </table:table-row>
        <table:table-row table:style-name="ro1">
          <table:table-cell office:value-type="string" calcext:value-type="string">
            <text:p>fetch-502</text:p>
          </table:table-cell>
          <table:table-cell office:value-type="float" office:value="0.07454" calcext:value-type="float">
            <text:p>0,07454</text:p>
          </table:table-cell>
          <table:table-cell/>
        </table:table-row>
        <table:table-row table:style-name="ro1">
          <table:table-cell office:value-type="string" calcext:value-type="string">
            <text:p>fetch-503</text:p>
          </table:table-cell>
          <table:table-cell office:value-type="float" office:value="0.084651" calcext:value-type="float">
            <text:p>0,084651</text:p>
          </table:table-cell>
          <table:table-cell/>
        </table:table-row>
        <table:table-row table:style-name="ro1">
          <table:table-cell office:value-type="string" calcext:value-type="string">
            <text:p>fetch-504</text:p>
          </table:table-cell>
          <table:table-cell office:value-type="float" office:value="0.068753" calcext:value-type="float">
            <text:p>0,068753</text:p>
          </table:table-cell>
          <table:table-cell/>
        </table:table-row>
        <table:table-row table:style-name="ro1">
          <table:table-cell office:value-type="string" calcext:value-type="string">
            <text:p>fetch-505</text:p>
          </table:table-cell>
          <table:table-cell office:value-type="float" office:value="0.059823" calcext:value-type="float">
            <text:p>0,059823</text:p>
          </table:table-cell>
          <table:table-cell/>
        </table:table-row>
        <table:table-row table:style-name="ro1">
          <table:table-cell office:value-type="string" calcext:value-type="string">
            <text:p>fetch-506</text:p>
          </table:table-cell>
          <table:table-cell office:value-type="float" office:value="0.061609" calcext:value-type="float">
            <text:p>0,061609</text:p>
          </table:table-cell>
          <table:table-cell/>
        </table:table-row>
        <table:table-row table:style-name="ro1">
          <table:table-cell office:value-type="string" calcext:value-type="string">
            <text:p>fetch-507</text:p>
          </table:table-cell>
          <table:table-cell office:value-type="float" office:value="0.057617" calcext:value-type="float">
            <text:p>0,057617</text:p>
          </table:table-cell>
          <table:table-cell/>
        </table:table-row>
        <table:table-row table:style-name="ro1">
          <table:table-cell office:value-type="string" calcext:value-type="string">
            <text:p>fetch-508</text:p>
          </table:table-cell>
          <table:table-cell office:value-type="float" office:value="0.064794" calcext:value-type="float">
            <text:p>0,064794</text:p>
          </table:table-cell>
          <table:table-cell/>
        </table:table-row>
        <table:table-row table:style-name="ro1">
          <table:table-cell office:value-type="string" calcext:value-type="string">
            <text:p>fetch-509</text:p>
          </table:table-cell>
          <table:table-cell office:value-type="float" office:value="0.070894" calcext:value-type="float">
            <text:p>0,070894</text:p>
          </table:table-cell>
          <table:table-cell/>
        </table:table-row>
        <table:table-row table:style-name="ro1">
          <table:table-cell office:value-type="string" calcext:value-type="string">
            <text:p>fetch-510</text:p>
          </table:table-cell>
          <table:table-cell office:value-type="float" office:value="0.08174" calcext:value-type="float">
            <text:p>0,08174</text:p>
          </table:table-cell>
          <table:table-cell/>
        </table:table-row>
        <table:table-row table:style-name="ro1">
          <table:table-cell office:value-type="string" calcext:value-type="string">
            <text:p>fetch-511</text:p>
          </table:table-cell>
          <table:table-cell office:value-type="float" office:value="0.071371" calcext:value-type="float">
            <text:p>0,071371</text:p>
          </table:table-cell>
          <table:table-cell/>
        </table:table-row>
        <table:table-row table:style-name="ro1">
          <table:table-cell office:value-type="string" calcext:value-type="string">
            <text:p>fetch-512</text:p>
          </table:table-cell>
          <table:table-cell office:value-type="float" office:value="0.075098" calcext:value-type="float">
            <text:p>0,075098</text:p>
          </table:table-cell>
          <table:table-cell/>
        </table:table-row>
        <table:table-row table:style-name="ro1">
          <table:table-cell office:value-type="string" calcext:value-type="string">
            <text:p>fetch-513</text:p>
          </table:table-cell>
          <table:table-cell office:value-type="float" office:value="0.062164" calcext:value-type="float">
            <text:p>0,062164</text:p>
          </table:table-cell>
          <table:table-cell/>
        </table:table-row>
        <table:table-row table:style-name="ro1">
          <table:table-cell office:value-type="string" calcext:value-type="string">
            <text:p>fetch-514</text:p>
          </table:table-cell>
          <table:table-cell office:value-type="float" office:value="0.061087" calcext:value-type="float">
            <text:p>0,061087</text:p>
          </table:table-cell>
          <table:table-cell/>
        </table:table-row>
        <table:table-row table:style-name="ro1">
          <table:table-cell office:value-type="string" calcext:value-type="string">
            <text:p>fetch-515</text:p>
          </table:table-cell>
          <table:table-cell office:value-type="float" office:value="0.065937" calcext:value-type="float">
            <text:p>0,065937</text:p>
          </table:table-cell>
          <table:table-cell/>
        </table:table-row>
        <table:table-row table:style-name="ro1">
          <table:table-cell office:value-type="string" calcext:value-type="string">
            <text:p>fetch-516</text:p>
          </table:table-cell>
          <table:table-cell office:value-type="float" office:value="0.060802" calcext:value-type="float">
            <text:p>0,060802</text:p>
          </table:table-cell>
          <table:table-cell/>
        </table:table-row>
        <table:table-row table:style-name="ro1">
          <table:table-cell office:value-type="string" calcext:value-type="string">
            <text:p>fetch-517</text:p>
          </table:table-cell>
          <table:table-cell office:value-type="float" office:value="0.064394" calcext:value-type="float">
            <text:p>0,064394</text:p>
          </table:table-cell>
          <table:table-cell/>
        </table:table-row>
        <table:table-row table:style-name="ro1">
          <table:table-cell office:value-type="string" calcext:value-type="string">
            <text:p>fetch-518</text:p>
          </table:table-cell>
          <table:table-cell office:value-type="float" office:value="0.064556" calcext:value-type="float">
            <text:p>0,064556</text:p>
          </table:table-cell>
          <table:table-cell/>
        </table:table-row>
        <table:table-row table:style-name="ro1">
          <table:table-cell office:value-type="string" calcext:value-type="string">
            <text:p>fetch-519</text:p>
          </table:table-cell>
          <table:table-cell office:value-type="float" office:value="0.068979" calcext:value-type="float">
            <text:p>0,068979</text:p>
          </table:table-cell>
          <table:table-cell/>
        </table:table-row>
        <table:table-row table:style-name="ro1">
          <table:table-cell office:value-type="string" calcext:value-type="string">
            <text:p>fetch-520</text:p>
          </table:table-cell>
          <table:table-cell office:value-type="float" office:value="0.063134" calcext:value-type="float">
            <text:p>0,063134</text:p>
          </table:table-cell>
          <table:table-cell/>
        </table:table-row>
        <table:table-row table:style-name="ro1">
          <table:table-cell office:value-type="string" calcext:value-type="string">
            <text:p>fetch-521</text:p>
          </table:table-cell>
          <table:table-cell office:value-type="float" office:value="0.066741" calcext:value-type="float">
            <text:p>0,066741</text:p>
          </table:table-cell>
          <table:table-cell/>
        </table:table-row>
        <table:table-row table:style-name="ro1">
          <table:table-cell office:value-type="string" calcext:value-type="string">
            <text:p>fetch-522</text:p>
          </table:table-cell>
          <table:table-cell office:value-type="float" office:value="0.060492" calcext:value-type="float">
            <text:p>0,060492</text:p>
          </table:table-cell>
          <table:table-cell/>
        </table:table-row>
        <table:table-row table:style-name="ro1">
          <table:table-cell office:value-type="string" calcext:value-type="string">
            <text:p>fetch-523</text:p>
          </table:table-cell>
          <table:table-cell office:value-type="float" office:value="0.083762" calcext:value-type="float">
            <text:p>0,083762</text:p>
          </table:table-cell>
          <table:table-cell/>
        </table:table-row>
        <table:table-row table:style-name="ro1">
          <table:table-cell office:value-type="string" calcext:value-type="string">
            <text:p>fetch-524</text:p>
          </table:table-cell>
          <table:table-cell office:value-type="float" office:value="0.079656" calcext:value-type="float">
            <text:p>0,079656</text:p>
          </table:table-cell>
          <table:table-cell/>
        </table:table-row>
        <table:table-row table:style-name="ro1">
          <table:table-cell office:value-type="string" calcext:value-type="string">
            <text:p>fetch-525</text:p>
          </table:table-cell>
          <table:table-cell office:value-type="float" office:value="0.090899" calcext:value-type="float">
            <text:p>0,090899</text:p>
          </table:table-cell>
          <table:table-cell/>
        </table:table-row>
        <table:table-row table:style-name="ro1">
          <table:table-cell office:value-type="string" calcext:value-type="string">
            <text:p>fetch-526</text:p>
          </table:table-cell>
          <table:table-cell office:value-type="float" office:value="0.064908" calcext:value-type="float">
            <text:p>0,064908</text:p>
          </table:table-cell>
          <table:table-cell/>
        </table:table-row>
        <table:table-row table:style-name="ro1">
          <table:table-cell office:value-type="string" calcext:value-type="string">
            <text:p>fetch-527</text:p>
          </table:table-cell>
          <table:table-cell office:value-type="float" office:value="0.060504" calcext:value-type="float">
            <text:p>0,060504</text:p>
          </table:table-cell>
          <table:table-cell/>
        </table:table-row>
        <table:table-row table:style-name="ro1">
          <table:table-cell office:value-type="string" calcext:value-type="string">
            <text:p>fetch-528</text:p>
          </table:table-cell>
          <table:table-cell office:value-type="float" office:value="0.066515" calcext:value-type="float">
            <text:p>0,066515</text:p>
          </table:table-cell>
          <table:table-cell/>
        </table:table-row>
        <table:table-row table:style-name="ro1">
          <table:table-cell office:value-type="string" calcext:value-type="string">
            <text:p>fetch-529</text:p>
          </table:table-cell>
          <table:table-cell office:value-type="float" office:value="0.07339" calcext:value-type="float">
            <text:p>0,07339</text:p>
          </table:table-cell>
          <table:table-cell/>
        </table:table-row>
        <table:table-row table:style-name="ro1">
          <table:table-cell office:value-type="string" calcext:value-type="string">
            <text:p>fetch-530</text:p>
          </table:table-cell>
          <table:table-cell office:value-type="float" office:value="0.064973" calcext:value-type="float">
            <text:p>0,064973</text:p>
          </table:table-cell>
          <table:table-cell/>
        </table:table-row>
        <table:table-row table:style-name="ro1">
          <table:table-cell office:value-type="string" calcext:value-type="string">
            <text:p>fetch-531</text:p>
          </table:table-cell>
          <table:table-cell office:value-type="float" office:value="0.064248" calcext:value-type="float">
            <text:p>0,064248</text:p>
          </table:table-cell>
          <table:table-cell/>
        </table:table-row>
        <table:table-row table:style-name="ro1">
          <table:table-cell office:value-type="string" calcext:value-type="string">
            <text:p>fetch-532</text:p>
          </table:table-cell>
          <table:table-cell office:value-type="float" office:value="0.063304" calcext:value-type="float">
            <text:p>0,063304</text:p>
          </table:table-cell>
          <table:table-cell/>
        </table:table-row>
        <table:table-row table:style-name="ro1">
          <table:table-cell office:value-type="string" calcext:value-type="string">
            <text:p>fetch-533</text:p>
          </table:table-cell>
          <table:table-cell office:value-type="float" office:value="0.061249" calcext:value-type="float">
            <text:p>0,061249</text:p>
          </table:table-cell>
          <table:table-cell/>
        </table:table-row>
        <table:table-row table:style-name="ro1">
          <table:table-cell office:value-type="string" calcext:value-type="string">
            <text:p>fetch-534</text:p>
          </table:table-cell>
          <table:table-cell office:value-type="float" office:value="0.06082" calcext:value-type="float">
            <text:p>0,06082</text:p>
          </table:table-cell>
          <table:table-cell/>
        </table:table-row>
        <table:table-row table:style-name="ro1">
          <table:table-cell office:value-type="string" calcext:value-type="string">
            <text:p>fetch-535</text:p>
          </table:table-cell>
          <table:table-cell office:value-type="float" office:value="0.05985" calcext:value-type="float">
            <text:p>0,05985</text:p>
          </table:table-cell>
          <table:table-cell/>
        </table:table-row>
        <table:table-row table:style-name="ro1">
          <table:table-cell office:value-type="string" calcext:value-type="string">
            <text:p>fetch-536</text:p>
          </table:table-cell>
          <table:table-cell office:value-type="float" office:value="0.063725" calcext:value-type="float">
            <text:p>0,063725</text:p>
          </table:table-cell>
          <table:table-cell/>
        </table:table-row>
        <table:table-row table:style-name="ro1">
          <table:table-cell office:value-type="string" calcext:value-type="string">
            <text:p>fetch-537</text:p>
          </table:table-cell>
          <table:table-cell office:value-type="float" office:value="0.066053" calcext:value-type="float">
            <text:p>0,066053</text:p>
          </table:table-cell>
          <table:table-cell/>
        </table:table-row>
        <table:table-row table:style-name="ro1">
          <table:table-cell office:value-type="string" calcext:value-type="string">
            <text:p>fetch-538</text:p>
          </table:table-cell>
          <table:table-cell office:value-type="float" office:value="0.0836" calcext:value-type="float">
            <text:p>0,0836</text:p>
          </table:table-cell>
          <table:table-cell/>
        </table:table-row>
        <table:table-row table:style-name="ro1">
          <table:table-cell office:value-type="string" calcext:value-type="string">
            <text:p>fetch-539</text:p>
          </table:table-cell>
          <table:table-cell office:value-type="float" office:value="0.066913" calcext:value-type="float">
            <text:p>0,066913</text:p>
          </table:table-cell>
          <table:table-cell/>
        </table:table-row>
        <table:table-row table:style-name="ro1">
          <table:table-cell office:value-type="string" calcext:value-type="string">
            <text:p>fetch-540</text:p>
          </table:table-cell>
          <table:table-cell office:value-type="float" office:value="0.063869" calcext:value-type="float">
            <text:p>0,063869</text:p>
          </table:table-cell>
          <table:table-cell/>
        </table:table-row>
        <table:table-row table:style-name="ro1">
          <table:table-cell office:value-type="string" calcext:value-type="string">
            <text:p>fetch-541</text:p>
          </table:table-cell>
          <table:table-cell office:value-type="float" office:value="0.060275" calcext:value-type="float">
            <text:p>0,060275</text:p>
          </table:table-cell>
          <table:table-cell/>
        </table:table-row>
        <table:table-row table:style-name="ro1">
          <table:table-cell office:value-type="string" calcext:value-type="string">
            <text:p>fetch-542</text:p>
          </table:table-cell>
          <table:table-cell office:value-type="float" office:value="0.058814" calcext:value-type="float">
            <text:p>0,058814</text:p>
          </table:table-cell>
          <table:table-cell/>
        </table:table-row>
        <table:table-row table:style-name="ro1">
          <table:table-cell office:value-type="string" calcext:value-type="string">
            <text:p>fetch-543</text:p>
          </table:table-cell>
          <table:table-cell office:value-type="float" office:value="0.062088" calcext:value-type="float">
            <text:p>0,062088</text:p>
          </table:table-cell>
          <table:table-cell/>
        </table:table-row>
        <table:table-row table:style-name="ro1">
          <table:table-cell office:value-type="string" calcext:value-type="string">
            <text:p>fetch-544</text:p>
          </table:table-cell>
          <table:table-cell office:value-type="float" office:value="0.060307" calcext:value-type="float">
            <text:p>0,060307</text:p>
          </table:table-cell>
          <table:table-cell/>
        </table:table-row>
        <table:table-row table:style-name="ro1">
          <table:table-cell office:value-type="string" calcext:value-type="string">
            <text:p>fetch-545</text:p>
          </table:table-cell>
          <table:table-cell office:value-type="float" office:value="0.061805" calcext:value-type="float">
            <text:p>0,061805</text:p>
          </table:table-cell>
          <table:table-cell/>
        </table:table-row>
        <table:table-row table:style-name="ro1">
          <table:table-cell office:value-type="string" calcext:value-type="string">
            <text:p>fetch-546</text:p>
          </table:table-cell>
          <table:table-cell office:value-type="float" office:value="0.060711" calcext:value-type="float">
            <text:p>0,060711</text:p>
          </table:table-cell>
          <table:table-cell/>
        </table:table-row>
        <table:table-row table:style-name="ro1">
          <table:table-cell office:value-type="string" calcext:value-type="string">
            <text:p>fetch-547</text:p>
          </table:table-cell>
          <table:table-cell office:value-type="float" office:value="0.064351" calcext:value-type="float">
            <text:p>0,064351</text:p>
          </table:table-cell>
          <table:table-cell/>
        </table:table-row>
        <table:table-row table:style-name="ro1">
          <table:table-cell office:value-type="string" calcext:value-type="string">
            <text:p>fetch-548</text:p>
          </table:table-cell>
          <table:table-cell office:value-type="float" office:value="0.067987" calcext:value-type="float">
            <text:p>0,067987</text:p>
          </table:table-cell>
          <table:table-cell/>
        </table:table-row>
        <table:table-row table:style-name="ro1">
          <table:table-cell office:value-type="string" calcext:value-type="string">
            <text:p>fetch-549</text:p>
          </table:table-cell>
          <table:table-cell office:value-type="float" office:value="0.057898" calcext:value-type="float">
            <text:p>0,057898</text:p>
          </table:table-cell>
          <table:table-cell/>
        </table:table-row>
        <table:table-row table:style-name="ro1">
          <table:table-cell office:value-type="string" calcext:value-type="string">
            <text:p>fetch-550</text:p>
          </table:table-cell>
          <table:table-cell office:value-type="float" office:value="0.061795" calcext:value-type="float">
            <text:p>0,061795</text:p>
          </table:table-cell>
          <table:table-cell/>
        </table:table-row>
        <table:table-row table:style-name="ro1">
          <table:table-cell office:value-type="string" calcext:value-type="string">
            <text:p>fetch-551</text:p>
          </table:table-cell>
          <table:table-cell office:value-type="float" office:value="0.064816" calcext:value-type="float">
            <text:p>0,064816</text:p>
          </table:table-cell>
          <table:table-cell/>
        </table:table-row>
        <table:table-row table:style-name="ro1">
          <table:table-cell office:value-type="string" calcext:value-type="string">
            <text:p>fetch-552</text:p>
          </table:table-cell>
          <table:table-cell office:value-type="float" office:value="0.060326" calcext:value-type="float">
            <text:p>0,060326</text:p>
          </table:table-cell>
          <table:table-cell/>
        </table:table-row>
        <table:table-row table:style-name="ro1">
          <table:table-cell office:value-type="string" calcext:value-type="string">
            <text:p>fetch-553</text:p>
          </table:table-cell>
          <table:table-cell office:value-type="float" office:value="0.060419" calcext:value-type="float">
            <text:p>0,060419</text:p>
          </table:table-cell>
          <table:table-cell/>
        </table:table-row>
        <table:table-row table:style-name="ro1">
          <table:table-cell office:value-type="string" calcext:value-type="string">
            <text:p>fetch-554</text:p>
          </table:table-cell>
          <table:table-cell office:value-type="float" office:value="0.060743" calcext:value-type="float">
            <text:p>0,060743</text:p>
          </table:table-cell>
          <table:table-cell/>
        </table:table-row>
        <table:table-row table:style-name="ro1">
          <table:table-cell office:value-type="string" calcext:value-type="string">
            <text:p>fetch-555</text:p>
          </table:table-cell>
          <table:table-cell office:value-type="float" office:value="0.063844" calcext:value-type="float">
            <text:p>0,063844</text:p>
          </table:table-cell>
          <table:table-cell/>
        </table:table-row>
        <table:table-row table:style-name="ro1">
          <table:table-cell office:value-type="string" calcext:value-type="string">
            <text:p>fetch-556</text:p>
          </table:table-cell>
          <table:table-cell office:value-type="float" office:value="0.070012" calcext:value-type="float">
            <text:p>0,070012</text:p>
          </table:table-cell>
          <table:table-cell/>
        </table:table-row>
        <table:table-row table:style-name="ro1">
          <table:table-cell office:value-type="string" calcext:value-type="string">
            <text:p>fetch-557</text:p>
          </table:table-cell>
          <table:table-cell office:value-type="float" office:value="0.065994" calcext:value-type="float">
            <text:p>0,065994</text:p>
          </table:table-cell>
          <table:table-cell/>
        </table:table-row>
        <table:table-row table:style-name="ro1">
          <table:table-cell office:value-type="string" calcext:value-type="string">
            <text:p>fetch-558</text:p>
          </table:table-cell>
          <table:table-cell office:value-type="float" office:value="0.066355" calcext:value-type="float">
            <text:p>0,066355</text:p>
          </table:table-cell>
          <table:table-cell/>
        </table:table-row>
        <table:table-row table:style-name="ro1">
          <table:table-cell office:value-type="string" calcext:value-type="string">
            <text:p>fetch-559</text:p>
          </table:table-cell>
          <table:table-cell office:value-type="float" office:value="0.065668" calcext:value-type="float">
            <text:p>0,065668</text:p>
          </table:table-cell>
          <table:table-cell/>
        </table:table-row>
        <table:table-row table:style-name="ro1">
          <table:table-cell office:value-type="string" calcext:value-type="string">
            <text:p>fetch-560</text:p>
          </table:table-cell>
          <table:table-cell office:value-type="float" office:value="0.058554" calcext:value-type="float">
            <text:p>0,058554</text:p>
          </table:table-cell>
          <table:table-cell/>
        </table:table-row>
        <table:table-row table:style-name="ro1">
          <table:table-cell office:value-type="string" calcext:value-type="string">
            <text:p>fetch-561</text:p>
          </table:table-cell>
          <table:table-cell office:value-type="float" office:value="0.060306" calcext:value-type="float">
            <text:p>0,060306</text:p>
          </table:table-cell>
          <table:table-cell/>
        </table:table-row>
        <table:table-row table:style-name="ro1">
          <table:table-cell office:value-type="string" calcext:value-type="string">
            <text:p>fetch-562</text:p>
          </table:table-cell>
          <table:table-cell office:value-type="float" office:value="0.061285" calcext:value-type="float">
            <text:p>0,061285</text:p>
          </table:table-cell>
          <table:table-cell/>
        </table:table-row>
        <table:table-row table:style-name="ro1">
          <table:table-cell office:value-type="string" calcext:value-type="string">
            <text:p>fetch-563</text:p>
          </table:table-cell>
          <table:table-cell office:value-type="float" office:value="0.066927" calcext:value-type="float">
            <text:p>0,066927</text:p>
          </table:table-cell>
          <table:table-cell/>
        </table:table-row>
        <table:table-row table:style-name="ro1">
          <table:table-cell office:value-type="string" calcext:value-type="string">
            <text:p>fetch-564</text:p>
          </table:table-cell>
          <table:table-cell office:value-type="float" office:value="0.0592" calcext:value-type="float">
            <text:p>0,0592</text:p>
          </table:table-cell>
          <table:table-cell/>
        </table:table-row>
        <table:table-row table:style-name="ro1">
          <table:table-cell office:value-type="string" calcext:value-type="string">
            <text:p>fetch-565</text:p>
          </table:table-cell>
          <table:table-cell office:value-type="float" office:value="0.059658" calcext:value-type="float">
            <text:p>0,059658</text:p>
          </table:table-cell>
          <table:table-cell/>
        </table:table-row>
        <table:table-row table:style-name="ro1">
          <table:table-cell office:value-type="string" calcext:value-type="string">
            <text:p>fetch-566</text:p>
          </table:table-cell>
          <table:table-cell office:value-type="float" office:value="0.065536" calcext:value-type="float">
            <text:p>0,065536</text:p>
          </table:table-cell>
          <table:table-cell/>
        </table:table-row>
        <table:table-row table:style-name="ro1">
          <table:table-cell office:value-type="string" calcext:value-type="string">
            <text:p>fetch-567</text:p>
          </table:table-cell>
          <table:table-cell office:value-type="float" office:value="0.058519" calcext:value-type="float">
            <text:p>0,058519</text:p>
          </table:table-cell>
          <table:table-cell/>
        </table:table-row>
        <table:table-row table:style-name="ro1">
          <table:table-cell office:value-type="string" calcext:value-type="string">
            <text:p>fetch-568</text:p>
          </table:table-cell>
          <table:table-cell office:value-type="float" office:value="0.069801" calcext:value-type="float">
            <text:p>0,069801</text:p>
          </table:table-cell>
          <table:table-cell/>
        </table:table-row>
        <table:table-row table:style-name="ro1">
          <table:table-cell office:value-type="string" calcext:value-type="string">
            <text:p>fetch-569</text:p>
          </table:table-cell>
          <table:table-cell office:value-type="float" office:value="0.072661" calcext:value-type="float">
            <text:p>0,072661</text:p>
          </table:table-cell>
          <table:table-cell/>
        </table:table-row>
        <table:table-row table:style-name="ro1">
          <table:table-cell office:value-type="string" calcext:value-type="string">
            <text:p>fetch-570</text:p>
          </table:table-cell>
          <table:table-cell office:value-type="float" office:value="0.066808" calcext:value-type="float">
            <text:p>0,066808</text:p>
          </table:table-cell>
          <table:table-cell/>
        </table:table-row>
        <table:table-row table:style-name="ro1">
          <table:table-cell office:value-type="string" calcext:value-type="string">
            <text:p>fetch-571</text:p>
          </table:table-cell>
          <table:table-cell office:value-type="float" office:value="0.061345" calcext:value-type="float">
            <text:p>0,061345</text:p>
          </table:table-cell>
          <table:table-cell/>
        </table:table-row>
        <table:table-row table:style-name="ro1">
          <table:table-cell office:value-type="string" calcext:value-type="string">
            <text:p>fetch-572</text:p>
          </table:table-cell>
          <table:table-cell office:value-type="float" office:value="0.061391" calcext:value-type="float">
            <text:p>0,061391</text:p>
          </table:table-cell>
          <table:table-cell/>
        </table:table-row>
        <table:table-row table:style-name="ro1">
          <table:table-cell office:value-type="string" calcext:value-type="string">
            <text:p>fetch-573</text:p>
          </table:table-cell>
          <table:table-cell office:value-type="float" office:value="0.059801" calcext:value-type="float">
            <text:p>0,059801</text:p>
          </table:table-cell>
          <table:table-cell/>
        </table:table-row>
        <table:table-row table:style-name="ro1">
          <table:table-cell office:value-type="string" calcext:value-type="string">
            <text:p>fetch-574</text:p>
          </table:table-cell>
          <table:table-cell office:value-type="float" office:value="0.065976" calcext:value-type="float">
            <text:p>0,065976</text:p>
          </table:table-cell>
          <table:table-cell/>
        </table:table-row>
        <table:table-row table:style-name="ro1">
          <table:table-cell office:value-type="string" calcext:value-type="string">
            <text:p>fetch-575</text:p>
          </table:table-cell>
          <table:table-cell office:value-type="float" office:value="0.058037" calcext:value-type="float">
            <text:p>0,058037</text:p>
          </table:table-cell>
          <table:table-cell/>
        </table:table-row>
        <table:table-row table:style-name="ro1">
          <table:table-cell office:value-type="string" calcext:value-type="string">
            <text:p>fetch-576</text:p>
          </table:table-cell>
          <table:table-cell office:value-type="float" office:value="0.061334" calcext:value-type="float">
            <text:p>0,061334</text:p>
          </table:table-cell>
          <table:table-cell/>
        </table:table-row>
        <table:table-row table:style-name="ro1">
          <table:table-cell office:value-type="string" calcext:value-type="string">
            <text:p>fetch-577</text:p>
          </table:table-cell>
          <table:table-cell office:value-type="float" office:value="0.061065" calcext:value-type="float">
            <text:p>0,061065</text:p>
          </table:table-cell>
          <table:table-cell/>
        </table:table-row>
        <table:table-row table:style-name="ro1">
          <table:table-cell office:value-type="string" calcext:value-type="string">
            <text:p>fetch-578</text:p>
          </table:table-cell>
          <table:table-cell office:value-type="float" office:value="0.060684" calcext:value-type="float">
            <text:p>0,060684</text:p>
          </table:table-cell>
          <table:table-cell/>
        </table:table-row>
        <table:table-row table:style-name="ro1">
          <table:table-cell office:value-type="string" calcext:value-type="string">
            <text:p>fetch-579</text:p>
          </table:table-cell>
          <table:table-cell office:value-type="float" office:value="0.060066" calcext:value-type="float">
            <text:p>0,060066</text:p>
          </table:table-cell>
          <table:table-cell/>
        </table:table-row>
        <table:table-row table:style-name="ro1">
          <table:table-cell office:value-type="string" calcext:value-type="string">
            <text:p>fetch-580</text:p>
          </table:table-cell>
          <table:table-cell office:value-type="float" office:value="0.059677" calcext:value-type="float">
            <text:p>0,059677</text:p>
          </table:table-cell>
          <table:table-cell/>
        </table:table-row>
        <table:table-row table:style-name="ro1">
          <table:table-cell office:value-type="string" calcext:value-type="string">
            <text:p>fetch-581</text:p>
          </table:table-cell>
          <table:table-cell office:value-type="float" office:value="0.059856" calcext:value-type="float">
            <text:p>0,059856</text:p>
          </table:table-cell>
          <table:table-cell/>
        </table:table-row>
        <table:table-row table:style-name="ro1">
          <table:table-cell office:value-type="string" calcext:value-type="string">
            <text:p>fetch-582</text:p>
          </table:table-cell>
          <table:table-cell office:value-type="float" office:value="0.059088" calcext:value-type="float">
            <text:p>0,059088</text:p>
          </table:table-cell>
          <table:table-cell/>
        </table:table-row>
        <table:table-row table:style-name="ro1">
          <table:table-cell office:value-type="string" calcext:value-type="string">
            <text:p>fetch-583</text:p>
          </table:table-cell>
          <table:table-cell office:value-type="float" office:value="0.061614" calcext:value-type="float">
            <text:p>0,061614</text:p>
          </table:table-cell>
          <table:table-cell/>
        </table:table-row>
        <table:table-row table:style-name="ro1">
          <table:table-cell office:value-type="string" calcext:value-type="string">
            <text:p>fetch-584</text:p>
          </table:table-cell>
          <table:table-cell office:value-type="float" office:value="0.062745" calcext:value-type="float">
            <text:p>0,062745</text:p>
          </table:table-cell>
          <table:table-cell/>
        </table:table-row>
        <table:table-row table:style-name="ro1">
          <table:table-cell office:value-type="string" calcext:value-type="string">
            <text:p>fetch-585</text:p>
          </table:table-cell>
          <table:table-cell office:value-type="float" office:value="0.060823" calcext:value-type="float">
            <text:p>0,060823</text:p>
          </table:table-cell>
          <table:table-cell/>
        </table:table-row>
        <table:table-row table:style-name="ro1">
          <table:table-cell office:value-type="string" calcext:value-type="string">
            <text:p>fetch-586</text:p>
          </table:table-cell>
          <table:table-cell office:value-type="float" office:value="0.064362" calcext:value-type="float">
            <text:p>0,064362</text:p>
          </table:table-cell>
          <table:table-cell/>
        </table:table-row>
        <table:table-row table:style-name="ro1">
          <table:table-cell office:value-type="string" calcext:value-type="string">
            <text:p>fetch-587</text:p>
          </table:table-cell>
          <table:table-cell office:value-type="float" office:value="0.063063" calcext:value-type="float">
            <text:p>0,063063</text:p>
          </table:table-cell>
          <table:table-cell/>
        </table:table-row>
        <table:table-row table:style-name="ro1">
          <table:table-cell office:value-type="string" calcext:value-type="string">
            <text:p>fetch-588</text:p>
          </table:table-cell>
          <table:table-cell office:value-type="float" office:value="0.060603" calcext:value-type="float">
            <text:p>0,060603</text:p>
          </table:table-cell>
          <table:table-cell/>
        </table:table-row>
        <table:table-row table:style-name="ro1">
          <table:table-cell office:value-type="string" calcext:value-type="string">
            <text:p>fetch-589</text:p>
          </table:table-cell>
          <table:table-cell office:value-type="float" office:value="0.05929" calcext:value-type="float">
            <text:p>0,05929</text:p>
          </table:table-cell>
          <table:table-cell/>
        </table:table-row>
        <table:table-row table:style-name="ro1">
          <table:table-cell office:value-type="string" calcext:value-type="string">
            <text:p>fetch-590</text:p>
          </table:table-cell>
          <table:table-cell office:value-type="float" office:value="0.05885" calcext:value-type="float">
            <text:p>0,05885</text:p>
          </table:table-cell>
          <table:table-cell/>
        </table:table-row>
        <table:table-row table:style-name="ro1">
          <table:table-cell office:value-type="string" calcext:value-type="string">
            <text:p>fetch-591</text:p>
          </table:table-cell>
          <table:table-cell office:value-type="float" office:value="0.066137" calcext:value-type="float">
            <text:p>0,066137</text:p>
          </table:table-cell>
          <table:table-cell/>
        </table:table-row>
        <table:table-row table:style-name="ro1">
          <table:table-cell office:value-type="string" calcext:value-type="string">
            <text:p>fetch-592</text:p>
          </table:table-cell>
          <table:table-cell office:value-type="float" office:value="0.061643" calcext:value-type="float">
            <text:p>0,061643</text:p>
          </table:table-cell>
          <table:table-cell/>
        </table:table-row>
        <table:table-row table:style-name="ro1">
          <table:table-cell office:value-type="string" calcext:value-type="string">
            <text:p>fetch-593</text:p>
          </table:table-cell>
          <table:table-cell office:value-type="float" office:value="0.058874" calcext:value-type="float">
            <text:p>0,058874</text:p>
          </table:table-cell>
          <table:table-cell/>
        </table:table-row>
        <table:table-row table:style-name="ro1">
          <table:table-cell office:value-type="string" calcext:value-type="string">
            <text:p>fetch-594</text:p>
          </table:table-cell>
          <table:table-cell office:value-type="float" office:value="0.057653" calcext:value-type="float">
            <text:p>0,057653</text:p>
          </table:table-cell>
          <table:table-cell/>
        </table:table-row>
        <table:table-row table:style-name="ro1">
          <table:table-cell office:value-type="string" calcext:value-type="string">
            <text:p>fetch-595</text:p>
          </table:table-cell>
          <table:table-cell office:value-type="float" office:value="0.064106" calcext:value-type="float">
            <text:p>0,064106</text:p>
          </table:table-cell>
          <table:table-cell/>
        </table:table-row>
        <table:table-row table:style-name="ro1">
          <table:table-cell office:value-type="string" calcext:value-type="string">
            <text:p>fetch-596</text:p>
          </table:table-cell>
          <table:table-cell office:value-type="float" office:value="0.059545" calcext:value-type="float">
            <text:p>0,059545</text:p>
          </table:table-cell>
          <table:table-cell/>
        </table:table-row>
        <table:table-row table:style-name="ro1">
          <table:table-cell office:value-type="string" calcext:value-type="string">
            <text:p>fetch-597</text:p>
          </table:table-cell>
          <table:table-cell office:value-type="float" office:value="0.061797" calcext:value-type="float">
            <text:p>0,061797</text:p>
          </table:table-cell>
          <table:table-cell/>
        </table:table-row>
        <table:table-row table:style-name="ro1">
          <table:table-cell office:value-type="string" calcext:value-type="string">
            <text:p>fetch-598</text:p>
          </table:table-cell>
          <table:table-cell office:value-type="float" office:value="0.063225" calcext:value-type="float">
            <text:p>0,063225</text:p>
          </table:table-cell>
          <table:table-cell/>
        </table:table-row>
        <table:table-row table:style-name="ro1">
          <table:table-cell office:value-type="string" calcext:value-type="string">
            <text:p>fetch-599</text:p>
          </table:table-cell>
          <table:table-cell office:value-type="float" office:value="0.060121" calcext:value-type="float">
            <text:p>0,060121</text:p>
          </table:table-cell>
          <table:table-cell/>
        </table:table-row>
        <table:table-row table:style-name="ro1">
          <table:table-cell office:value-type="string" calcext:value-type="string">
            <text:p>fetch-600</text:p>
          </table:table-cell>
          <table:table-cell office:value-type="float" office:value="0.062476" calcext:value-type="float">
            <text:p>0,062476</text:p>
          </table:table-cell>
          <table:table-cell/>
        </table:table-row>
        <table:table-row table:style-name="ro1">
          <table:table-cell office:value-type="string" calcext:value-type="string">
            <text:p>fetch-601</text:p>
          </table:table-cell>
          <table:table-cell office:value-type="float" office:value="0.069767" calcext:value-type="float">
            <text:p>0,069767</text:p>
          </table:table-cell>
          <table:table-cell/>
        </table:table-row>
        <table:table-row table:style-name="ro1">
          <table:table-cell office:value-type="string" calcext:value-type="string">
            <text:p>fetch-602</text:p>
          </table:table-cell>
          <table:table-cell office:value-type="float" office:value="0.065006" calcext:value-type="float">
            <text:p>0,065006</text:p>
          </table:table-cell>
          <table:table-cell/>
        </table:table-row>
        <table:table-row table:style-name="ro1">
          <table:table-cell office:value-type="string" calcext:value-type="string">
            <text:p>fetch-603</text:p>
          </table:table-cell>
          <table:table-cell office:value-type="float" office:value="0.062237" calcext:value-type="float">
            <text:p>0,062237</text:p>
          </table:table-cell>
          <table:table-cell/>
        </table:table-row>
        <table:table-row table:style-name="ro1">
          <table:table-cell office:value-type="string" calcext:value-type="string">
            <text:p>fetch-604</text:p>
          </table:table-cell>
          <table:table-cell office:value-type="float" office:value="0.064138" calcext:value-type="float">
            <text:p>0,064138</text:p>
          </table:table-cell>
          <table:table-cell/>
        </table:table-row>
        <table:table-row table:style-name="ro1">
          <table:table-cell office:value-type="string" calcext:value-type="string">
            <text:p>fetch-605</text:p>
          </table:table-cell>
          <table:table-cell office:value-type="float" office:value="0.061585" calcext:value-type="float">
            <text:p>0,061585</text:p>
          </table:table-cell>
          <table:table-cell/>
        </table:table-row>
        <table:table-row table:style-name="ro1">
          <table:table-cell office:value-type="string" calcext:value-type="string">
            <text:p>fetch-606</text:p>
          </table:table-cell>
          <table:table-cell office:value-type="float" office:value="0.064159" calcext:value-type="float">
            <text:p>0,064159</text:p>
          </table:table-cell>
          <table:table-cell/>
        </table:table-row>
        <table:table-row table:style-name="ro1">
          <table:table-cell office:value-type="string" calcext:value-type="string">
            <text:p>fetch-607</text:p>
          </table:table-cell>
          <table:table-cell office:value-type="float" office:value="0.060175" calcext:value-type="float">
            <text:p>0,060175</text:p>
          </table:table-cell>
          <table:table-cell/>
        </table:table-row>
        <table:table-row table:style-name="ro1">
          <table:table-cell office:value-type="string" calcext:value-type="string">
            <text:p>fetch-608</text:p>
          </table:table-cell>
          <table:table-cell office:value-type="float" office:value="0.060062" calcext:value-type="float">
            <text:p>0,060062</text:p>
          </table:table-cell>
          <table:table-cell/>
        </table:table-row>
        <table:table-row table:style-name="ro1">
          <table:table-cell office:value-type="string" calcext:value-type="string">
            <text:p>fetch-609</text:p>
          </table:table-cell>
          <table:table-cell office:value-type="float" office:value="0.057673" calcext:value-type="float">
            <text:p>0,057673</text:p>
          </table:table-cell>
          <table:table-cell/>
        </table:table-row>
        <table:table-row table:style-name="ro1">
          <table:table-cell office:value-type="string" calcext:value-type="string">
            <text:p>fetch-610</text:p>
          </table:table-cell>
          <table:table-cell office:value-type="float" office:value="0.064199" calcext:value-type="float">
            <text:p>0,064199</text:p>
          </table:table-cell>
          <table:table-cell/>
        </table:table-row>
        <table:table-row table:style-name="ro1">
          <table:table-cell office:value-type="string" calcext:value-type="string">
            <text:p>fetch-611</text:p>
          </table:table-cell>
          <table:table-cell office:value-type="float" office:value="0.065786" calcext:value-type="float">
            <text:p>0,065786</text:p>
          </table:table-cell>
          <table:table-cell/>
        </table:table-row>
        <table:table-row table:style-name="ro1">
          <table:table-cell office:value-type="string" calcext:value-type="string">
            <text:p>fetch-612</text:p>
          </table:table-cell>
          <table:table-cell office:value-type="float" office:value="0.061043" calcext:value-type="float">
            <text:p>0,061043</text:p>
          </table:table-cell>
          <table:table-cell/>
        </table:table-row>
        <table:table-row table:style-name="ro1">
          <table:table-cell office:value-type="string" calcext:value-type="string">
            <text:p>fetch-613</text:p>
          </table:table-cell>
          <table:table-cell office:value-type="float" office:value="0.059453" calcext:value-type="float">
            <text:p>0,059453</text:p>
          </table:table-cell>
          <table:table-cell/>
        </table:table-row>
        <table:table-row table:style-name="ro1">
          <table:table-cell office:value-type="string" calcext:value-type="string">
            <text:p>fetch-614</text:p>
          </table:table-cell>
          <table:table-cell office:value-type="float" office:value="0.056394" calcext:value-type="float">
            <text:p>0,056394</text:p>
          </table:table-cell>
          <table:table-cell/>
        </table:table-row>
        <table:table-row table:style-name="ro1">
          <table:table-cell office:value-type="string" calcext:value-type="string">
            <text:p>fetch-615</text:p>
          </table:table-cell>
          <table:table-cell office:value-type="float" office:value="0.060965" calcext:value-type="float">
            <text:p>0,060965</text:p>
          </table:table-cell>
          <table:table-cell/>
        </table:table-row>
        <table:table-row table:style-name="ro1">
          <table:table-cell office:value-type="string" calcext:value-type="string">
            <text:p>fetch-616</text:p>
          </table:table-cell>
          <table:table-cell office:value-type="float" office:value="0.057535" calcext:value-type="float">
            <text:p>0,057535</text:p>
          </table:table-cell>
          <table:table-cell/>
        </table:table-row>
        <table:table-row table:style-name="ro1">
          <table:table-cell office:value-type="string" calcext:value-type="string">
            <text:p>fetch-617</text:p>
          </table:table-cell>
          <table:table-cell office:value-type="float" office:value="0.062294" calcext:value-type="float">
            <text:p>0,062294</text:p>
          </table:table-cell>
          <table:table-cell/>
        </table:table-row>
        <table:table-row table:style-name="ro1">
          <table:table-cell office:value-type="string" calcext:value-type="string">
            <text:p>fetch-618</text:p>
          </table:table-cell>
          <table:table-cell office:value-type="float" office:value="0.061065" calcext:value-type="float">
            <text:p>0,061065</text:p>
          </table:table-cell>
          <table:table-cell/>
        </table:table-row>
        <table:table-row table:style-name="ro1">
          <table:table-cell office:value-type="string" calcext:value-type="string">
            <text:p>fetch-619</text:p>
          </table:table-cell>
          <table:table-cell office:value-type="float" office:value="0.062256" calcext:value-type="float">
            <text:p>0,062256</text:p>
          </table:table-cell>
          <table:table-cell/>
        </table:table-row>
        <table:table-row table:style-name="ro1">
          <table:table-cell office:value-type="string" calcext:value-type="string">
            <text:p>fetch-620</text:p>
          </table:table-cell>
          <table:table-cell office:value-type="float" office:value="0.070191" calcext:value-type="float">
            <text:p>0,070191</text:p>
          </table:table-cell>
          <table:table-cell/>
        </table:table-row>
        <table:table-row table:style-name="ro1">
          <table:table-cell office:value-type="string" calcext:value-type="string">
            <text:p>fetch-621</text:p>
          </table:table-cell>
          <table:table-cell office:value-type="float" office:value="0.059681" calcext:value-type="float">
            <text:p>0,059681</text:p>
          </table:table-cell>
          <table:table-cell/>
        </table:table-row>
        <table:table-row table:style-name="ro1">
          <table:table-cell office:value-type="string" calcext:value-type="string">
            <text:p>fetch-622</text:p>
          </table:table-cell>
          <table:table-cell office:value-type="float" office:value="0.061432" calcext:value-type="float">
            <text:p>0,061432</text:p>
          </table:table-cell>
          <table:table-cell/>
        </table:table-row>
        <table:table-row table:style-name="ro1">
          <table:table-cell office:value-type="string" calcext:value-type="string">
            <text:p>fetch-623</text:p>
          </table:table-cell>
          <table:table-cell office:value-type="float" office:value="0.062915" calcext:value-type="float">
            <text:p>0,062915</text:p>
          </table:table-cell>
          <table:table-cell/>
        </table:table-row>
        <table:table-row table:style-name="ro1">
          <table:table-cell office:value-type="string" calcext:value-type="string">
            <text:p>fetch-624</text:p>
          </table:table-cell>
          <table:table-cell office:value-type="float" office:value="0.056744" calcext:value-type="float">
            <text:p>0,056744</text:p>
          </table:table-cell>
          <table:table-cell/>
        </table:table-row>
        <table:table-row table:style-name="ro1">
          <table:table-cell office:value-type="string" calcext:value-type="string">
            <text:p>fetch-625</text:p>
          </table:table-cell>
          <table:table-cell office:value-type="float" office:value="0.065902" calcext:value-type="float">
            <text:p>0,065902</text:p>
          </table:table-cell>
          <table:table-cell/>
        </table:table-row>
        <table:table-row table:style-name="ro1">
          <table:table-cell office:value-type="string" calcext:value-type="string">
            <text:p>fetch-626</text:p>
          </table:table-cell>
          <table:table-cell office:value-type="float" office:value="0.060189" calcext:value-type="float">
            <text:p>0,060189</text:p>
          </table:table-cell>
          <table:table-cell/>
        </table:table-row>
        <table:table-row table:style-name="ro1">
          <table:table-cell office:value-type="string" calcext:value-type="string">
            <text:p>fetch-627</text:p>
          </table:table-cell>
          <table:table-cell office:value-type="float" office:value="0.06254" calcext:value-type="float">
            <text:p>0,06254</text:p>
          </table:table-cell>
          <table:table-cell/>
        </table:table-row>
        <table:table-row table:style-name="ro1">
          <table:table-cell office:value-type="string" calcext:value-type="string">
            <text:p>fetch-628</text:p>
          </table:table-cell>
          <table:table-cell office:value-type="float" office:value="0.059823" calcext:value-type="float">
            <text:p>0,059823</text:p>
          </table:table-cell>
          <table:table-cell/>
        </table:table-row>
        <table:table-row table:style-name="ro1">
          <table:table-cell office:value-type="string" calcext:value-type="string">
            <text:p>fetch-629</text:p>
          </table:table-cell>
          <table:table-cell office:value-type="float" office:value="0.06078" calcext:value-type="float">
            <text:p>0,06078</text:p>
          </table:table-cell>
          <table:table-cell/>
        </table:table-row>
        <table:table-row table:style-name="ro1">
          <table:table-cell office:value-type="string" calcext:value-type="string">
            <text:p>fetch-630</text:p>
          </table:table-cell>
          <table:table-cell office:value-type="float" office:value="0.062364" calcext:value-type="float">
            <text:p>0,062364</text:p>
          </table:table-cell>
          <table:table-cell/>
        </table:table-row>
        <table:table-row table:style-name="ro1">
          <table:table-cell office:value-type="string" calcext:value-type="string">
            <text:p>fetch-631</text:p>
          </table:table-cell>
          <table:table-cell office:value-type="float" office:value="0.059699" calcext:value-type="float">
            <text:p>0,059699</text:p>
          </table:table-cell>
          <table:table-cell/>
        </table:table-row>
        <table:table-row table:style-name="ro1">
          <table:table-cell office:value-type="string" calcext:value-type="string">
            <text:p>fetch-632</text:p>
          </table:table-cell>
          <table:table-cell office:value-type="float" office:value="0.063061" calcext:value-type="float">
            <text:p>0,063061</text:p>
          </table:table-cell>
          <table:table-cell/>
        </table:table-row>
        <table:table-row table:style-name="ro1">
          <table:table-cell office:value-type="string" calcext:value-type="string">
            <text:p>fetch-633</text:p>
          </table:table-cell>
          <table:table-cell office:value-type="float" office:value="0.059311" calcext:value-type="float">
            <text:p>0,059311</text:p>
          </table:table-cell>
          <table:table-cell/>
        </table:table-row>
        <table:table-row table:style-name="ro1">
          <table:table-cell office:value-type="string" calcext:value-type="string">
            <text:p>fetch-634</text:p>
          </table:table-cell>
          <table:table-cell office:value-type="float" office:value="0.060001" calcext:value-type="float">
            <text:p>0,060001</text:p>
          </table:table-cell>
          <table:table-cell/>
        </table:table-row>
        <table:table-row table:style-name="ro1">
          <table:table-cell office:value-type="string" calcext:value-type="string">
            <text:p>fetch-635</text:p>
          </table:table-cell>
          <table:table-cell office:value-type="float" office:value="0.070902" calcext:value-type="float">
            <text:p>0,070902</text:p>
          </table:table-cell>
          <table:table-cell/>
        </table:table-row>
        <table:table-row table:style-name="ro1">
          <table:table-cell office:value-type="string" calcext:value-type="string">
            <text:p>fetch-636</text:p>
          </table:table-cell>
          <table:table-cell office:value-type="float" office:value="0.065053" calcext:value-type="float">
            <text:p>0,065053</text:p>
          </table:table-cell>
          <table:table-cell/>
        </table:table-row>
        <table:table-row table:style-name="ro1">
          <table:table-cell office:value-type="string" calcext:value-type="string">
            <text:p>fetch-637</text:p>
          </table:table-cell>
          <table:table-cell office:value-type="float" office:value="0.061065" calcext:value-type="float">
            <text:p>0,061065</text:p>
          </table:table-cell>
          <table:table-cell/>
        </table:table-row>
        <table:table-row table:style-name="ro1">
          <table:table-cell office:value-type="string" calcext:value-type="string">
            <text:p>fetch-638</text:p>
          </table:table-cell>
          <table:table-cell office:value-type="float" office:value="0.062873" calcext:value-type="float">
            <text:p>0,062873</text:p>
          </table:table-cell>
          <table:table-cell/>
        </table:table-row>
        <table:table-row table:style-name="ro1">
          <table:table-cell office:value-type="string" calcext:value-type="string">
            <text:p>fetch-639</text:p>
          </table:table-cell>
          <table:table-cell office:value-type="float" office:value="0.06225" calcext:value-type="float">
            <text:p>0,06225</text:p>
          </table:table-cell>
          <table:table-cell/>
        </table:table-row>
        <table:table-row table:style-name="ro1">
          <table:table-cell office:value-type="string" calcext:value-type="string">
            <text:p>fetch-640</text:p>
          </table:table-cell>
          <table:table-cell office:value-type="float" office:value="0.065415" calcext:value-type="float">
            <text:p>0,065415</text:p>
          </table:table-cell>
          <table:table-cell/>
        </table:table-row>
        <table:table-row table:style-name="ro1">
          <table:table-cell office:value-type="string" calcext:value-type="string">
            <text:p>fetch-641</text:p>
          </table:table-cell>
          <table:table-cell office:value-type="float" office:value="0.059504" calcext:value-type="float">
            <text:p>0,059504</text:p>
          </table:table-cell>
          <table:table-cell/>
        </table:table-row>
        <table:table-row table:style-name="ro1">
          <table:table-cell office:value-type="string" calcext:value-type="string">
            <text:p>fetch-642</text:p>
          </table:table-cell>
          <table:table-cell office:value-type="float" office:value="0.061955" calcext:value-type="float">
            <text:p>0,061955</text:p>
          </table:table-cell>
          <table:table-cell/>
        </table:table-row>
        <table:table-row table:style-name="ro1">
          <table:table-cell office:value-type="string" calcext:value-type="string">
            <text:p>fetch-643</text:p>
          </table:table-cell>
          <table:table-cell office:value-type="float" office:value="0.067489" calcext:value-type="float">
            <text:p>0,067489</text:p>
          </table:table-cell>
          <table:table-cell/>
        </table:table-row>
        <table:table-row table:style-name="ro1">
          <table:table-cell office:value-type="string" calcext:value-type="string">
            <text:p>fetch-644</text:p>
          </table:table-cell>
          <table:table-cell office:value-type="float" office:value="0.061923" calcext:value-type="float">
            <text:p>0,061923</text:p>
          </table:table-cell>
          <table:table-cell/>
        </table:table-row>
        <table:table-row table:style-name="ro1">
          <table:table-cell office:value-type="string" calcext:value-type="string">
            <text:p>fetch-645</text:p>
          </table:table-cell>
          <table:table-cell office:value-type="float" office:value="0.063644" calcext:value-type="float">
            <text:p>0,063644</text:p>
          </table:table-cell>
          <table:table-cell/>
        </table:table-row>
        <table:table-row table:style-name="ro1">
          <table:table-cell office:value-type="string" calcext:value-type="string">
            <text:p>fetch-646</text:p>
          </table:table-cell>
          <table:table-cell office:value-type="float" office:value="0.059205" calcext:value-type="float">
            <text:p>0,059205</text:p>
          </table:table-cell>
          <table:table-cell/>
        </table:table-row>
        <table:table-row table:style-name="ro1">
          <table:table-cell office:value-type="string" calcext:value-type="string">
            <text:p>fetch-647</text:p>
          </table:table-cell>
          <table:table-cell office:value-type="float" office:value="0.062047" calcext:value-type="float">
            <text:p>0,062047</text:p>
          </table:table-cell>
          <table:table-cell/>
        </table:table-row>
        <table:table-row table:style-name="ro1">
          <table:table-cell office:value-type="string" calcext:value-type="string">
            <text:p>fetch-648</text:p>
          </table:table-cell>
          <table:table-cell office:value-type="float" office:value="0.06004" calcext:value-type="float">
            <text:p>0,06004</text:p>
          </table:table-cell>
          <table:table-cell/>
        </table:table-row>
        <table:table-row table:style-name="ro1">
          <table:table-cell office:value-type="string" calcext:value-type="string">
            <text:p>fetch-649</text:p>
          </table:table-cell>
          <table:table-cell office:value-type="float" office:value="0.064474" calcext:value-type="float">
            <text:p>0,064474</text:p>
          </table:table-cell>
          <table:table-cell/>
        </table:table-row>
        <table:table-row table:style-name="ro1">
          <table:table-cell office:value-type="string" calcext:value-type="string">
            <text:p>fetch-650</text:p>
          </table:table-cell>
          <table:table-cell office:value-type="float" office:value="0.064013" calcext:value-type="float">
            <text:p>0,064013</text:p>
          </table:table-cell>
          <table:table-cell/>
        </table:table-row>
        <table:table-row table:style-name="ro1">
          <table:table-cell office:value-type="string" calcext:value-type="string">
            <text:p>fetch-651</text:p>
          </table:table-cell>
          <table:table-cell office:value-type="float" office:value="0.060743" calcext:value-type="float">
            <text:p>0,060743</text:p>
          </table:table-cell>
          <table:table-cell/>
        </table:table-row>
        <table:table-row table:style-name="ro1">
          <table:table-cell office:value-type="string" calcext:value-type="string">
            <text:p>fetch-652</text:p>
          </table:table-cell>
          <table:table-cell office:value-type="float" office:value="0.058777" calcext:value-type="float">
            <text:p>0,058777</text:p>
          </table:table-cell>
          <table:table-cell/>
        </table:table-row>
        <table:table-row table:style-name="ro1">
          <table:table-cell office:value-type="string" calcext:value-type="string">
            <text:p>fetch-653</text:p>
          </table:table-cell>
          <table:table-cell office:value-type="float" office:value="0.068037" calcext:value-type="float">
            <text:p>0,068037</text:p>
          </table:table-cell>
          <table:table-cell/>
        </table:table-row>
        <table:table-row table:style-name="ro1">
          <table:table-cell office:value-type="string" calcext:value-type="string">
            <text:p>fetch-654</text:p>
          </table:table-cell>
          <table:table-cell office:value-type="float" office:value="0.060886" calcext:value-type="float">
            <text:p>0,060886</text:p>
          </table:table-cell>
          <table:table-cell/>
        </table:table-row>
        <table:table-row table:style-name="ro1">
          <table:table-cell office:value-type="string" calcext:value-type="string">
            <text:p>fetch-655</text:p>
          </table:table-cell>
          <table:table-cell office:value-type="float" office:value="0.059802" calcext:value-type="float">
            <text:p>0,059802</text:p>
          </table:table-cell>
          <table:table-cell/>
        </table:table-row>
        <table:table-row table:style-name="ro1">
          <table:table-cell office:value-type="string" calcext:value-type="string">
            <text:p>fetch-656</text:p>
          </table:table-cell>
          <table:table-cell office:value-type="float" office:value="0.062172" calcext:value-type="float">
            <text:p>0,062172</text:p>
          </table:table-cell>
          <table:table-cell/>
        </table:table-row>
        <table:table-row table:style-name="ro1">
          <table:table-cell office:value-type="string" calcext:value-type="string">
            <text:p>fetch-657</text:p>
          </table:table-cell>
          <table:table-cell office:value-type="float" office:value="0.061466" calcext:value-type="float">
            <text:p>0,061466</text:p>
          </table:table-cell>
          <table:table-cell/>
        </table:table-row>
        <table:table-row table:style-name="ro1">
          <table:table-cell office:value-type="string" calcext:value-type="string">
            <text:p>fetch-658</text:p>
          </table:table-cell>
          <table:table-cell office:value-type="float" office:value="0.066478" calcext:value-type="float">
            <text:p>0,066478</text:p>
          </table:table-cell>
          <table:table-cell/>
        </table:table-row>
        <table:table-row table:style-name="ro1">
          <table:table-cell office:value-type="string" calcext:value-type="string">
            <text:p>fetch-659</text:p>
          </table:table-cell>
          <table:table-cell office:value-type="float" office:value="0.059662" calcext:value-type="float">
            <text:p>0,059662</text:p>
          </table:table-cell>
          <table:table-cell/>
        </table:table-row>
        <table:table-row table:style-name="ro1">
          <table:table-cell office:value-type="string" calcext:value-type="string">
            <text:p>fetch-660</text:p>
          </table:table-cell>
          <table:table-cell office:value-type="float" office:value="0.062521" calcext:value-type="float">
            <text:p>0,062521</text:p>
          </table:table-cell>
          <table:table-cell/>
        </table:table-row>
        <table:table-row table:style-name="ro1">
          <table:table-cell office:value-type="string" calcext:value-type="string">
            <text:p>fetch-661</text:p>
          </table:table-cell>
          <table:table-cell office:value-type="float" office:value="0.058618" calcext:value-type="float">
            <text:p>0,058618</text:p>
          </table:table-cell>
          <table:table-cell/>
        </table:table-row>
        <table:table-row table:style-name="ro1">
          <table:table-cell office:value-type="string" calcext:value-type="string">
            <text:p>fetch-662</text:p>
          </table:table-cell>
          <table:table-cell office:value-type="float" office:value="0.064332" calcext:value-type="float">
            <text:p>0,064332</text:p>
          </table:table-cell>
          <table:table-cell/>
        </table:table-row>
        <table:table-row table:style-name="ro1">
          <table:table-cell office:value-type="string" calcext:value-type="string">
            <text:p>fetch-663</text:p>
          </table:table-cell>
          <table:table-cell office:value-type="float" office:value="0.061547" calcext:value-type="float">
            <text:p>0,061547</text:p>
          </table:table-cell>
          <table:table-cell/>
        </table:table-row>
        <table:table-row table:style-name="ro1">
          <table:table-cell office:value-type="string" calcext:value-type="string">
            <text:p>fetch-664</text:p>
          </table:table-cell>
          <table:table-cell office:value-type="float" office:value="0.066028" calcext:value-type="float">
            <text:p>0,066028</text:p>
          </table:table-cell>
          <table:table-cell/>
        </table:table-row>
        <table:table-row table:style-name="ro1">
          <table:table-cell office:value-type="string" calcext:value-type="string">
            <text:p>fetch-665</text:p>
          </table:table-cell>
          <table:table-cell office:value-type="float" office:value="0.060646" calcext:value-type="float">
            <text:p>0,060646</text:p>
          </table:table-cell>
          <table:table-cell/>
        </table:table-row>
        <table:table-row table:style-name="ro1">
          <table:table-cell office:value-type="string" calcext:value-type="string">
            <text:p>fetch-666</text:p>
          </table:table-cell>
          <table:table-cell office:value-type="float" office:value="0.061209" calcext:value-type="float">
            <text:p>0,061209</text:p>
          </table:table-cell>
          <table:table-cell/>
        </table:table-row>
        <table:table-row table:style-name="ro1">
          <table:table-cell office:value-type="string" calcext:value-type="string">
            <text:p>fetch-667</text:p>
          </table:table-cell>
          <table:table-cell office:value-type="float" office:value="0.063302" calcext:value-type="float">
            <text:p>0,063302</text:p>
          </table:table-cell>
          <table:table-cell/>
        </table:table-row>
        <table:table-row table:style-name="ro1">
          <table:table-cell office:value-type="string" calcext:value-type="string">
            <text:p>fetch-668</text:p>
          </table:table-cell>
          <table:table-cell office:value-type="float" office:value="0.059556" calcext:value-type="float">
            <text:p>0,059556</text:p>
          </table:table-cell>
          <table:table-cell/>
        </table:table-row>
        <table:table-row table:style-name="ro1">
          <table:table-cell office:value-type="string" calcext:value-type="string">
            <text:p>fetch-669</text:p>
          </table:table-cell>
          <table:table-cell office:value-type="float" office:value="0.061394" calcext:value-type="float">
            <text:p>0,061394</text:p>
          </table:table-cell>
          <table:table-cell/>
        </table:table-row>
        <table:table-row table:style-name="ro1">
          <table:table-cell office:value-type="string" calcext:value-type="string">
            <text:p>fetch-670</text:p>
          </table:table-cell>
          <table:table-cell office:value-type="float" office:value="0.062144" calcext:value-type="float">
            <text:p>0,062144</text:p>
          </table:table-cell>
          <table:table-cell/>
        </table:table-row>
        <table:table-row table:style-name="ro1">
          <table:table-cell office:value-type="string" calcext:value-type="string">
            <text:p>fetch-671</text:p>
          </table:table-cell>
          <table:table-cell office:value-type="float" office:value="0.057829" calcext:value-type="float">
            <text:p>0,057829</text:p>
          </table:table-cell>
          <table:table-cell/>
        </table:table-row>
        <table:table-row table:style-name="ro1">
          <table:table-cell office:value-type="string" calcext:value-type="string">
            <text:p>fetch-672</text:p>
          </table:table-cell>
          <table:table-cell office:value-type="float" office:value="0.06621" calcext:value-type="float">
            <text:p>0,06621</text:p>
          </table:table-cell>
          <table:table-cell/>
        </table:table-row>
        <table:table-row table:style-name="ro1">
          <table:table-cell office:value-type="string" calcext:value-type="string">
            <text:p>fetch-673</text:p>
          </table:table-cell>
          <table:table-cell office:value-type="float" office:value="0.070071" calcext:value-type="float">
            <text:p>0,070071</text:p>
          </table:table-cell>
          <table:table-cell/>
        </table:table-row>
        <table:table-row table:style-name="ro1">
          <table:table-cell office:value-type="string" calcext:value-type="string">
            <text:p>fetch-674</text:p>
          </table:table-cell>
          <table:table-cell office:value-type="float" office:value="0.06608" calcext:value-type="float">
            <text:p>0,06608</text:p>
          </table:table-cell>
          <table:table-cell/>
        </table:table-row>
        <table:table-row table:style-name="ro1">
          <table:table-cell office:value-type="string" calcext:value-type="string">
            <text:p>fetch-675</text:p>
          </table:table-cell>
          <table:table-cell office:value-type="float" office:value="0.061321" calcext:value-type="float">
            <text:p>0,061321</text:p>
          </table:table-cell>
          <table:table-cell/>
        </table:table-row>
        <table:table-row table:style-name="ro1">
          <table:table-cell office:value-type="string" calcext:value-type="string">
            <text:p>fetch-676</text:p>
          </table:table-cell>
          <table:table-cell office:value-type="float" office:value="0.065452" calcext:value-type="float">
            <text:p>0,065452</text:p>
          </table:table-cell>
          <table:table-cell/>
        </table:table-row>
        <table:table-row table:style-name="ro1">
          <table:table-cell office:value-type="string" calcext:value-type="string">
            <text:p>fetch-677</text:p>
          </table:table-cell>
          <table:table-cell office:value-type="float" office:value="0.065845" calcext:value-type="float">
            <text:p>0,065845</text:p>
          </table:table-cell>
          <table:table-cell/>
        </table:table-row>
        <table:table-row table:style-name="ro1">
          <table:table-cell office:value-type="string" calcext:value-type="string">
            <text:p>fetch-678</text:p>
          </table:table-cell>
          <table:table-cell office:value-type="float" office:value="0.061321" calcext:value-type="float">
            <text:p>0,061321</text:p>
          </table:table-cell>
          <table:table-cell/>
        </table:table-row>
        <table:table-row table:style-name="ro1">
          <table:table-cell office:value-type="string" calcext:value-type="string">
            <text:p>fetch-679</text:p>
          </table:table-cell>
          <table:table-cell office:value-type="float" office:value="0.060131" calcext:value-type="float">
            <text:p>0,060131</text:p>
          </table:table-cell>
          <table:table-cell/>
        </table:table-row>
        <table:table-row table:style-name="ro1">
          <table:table-cell office:value-type="string" calcext:value-type="string">
            <text:p>fetch-680</text:p>
          </table:table-cell>
          <table:table-cell office:value-type="float" office:value="0.06261" calcext:value-type="float">
            <text:p>0,06261</text:p>
          </table:table-cell>
          <table:table-cell/>
        </table:table-row>
        <table:table-row table:style-name="ro1">
          <table:table-cell office:value-type="string" calcext:value-type="string">
            <text:p>fetch-681</text:p>
          </table:table-cell>
          <table:table-cell office:value-type="float" office:value="0.060806" calcext:value-type="float">
            <text:p>0,060806</text:p>
          </table:table-cell>
          <table:table-cell/>
        </table:table-row>
        <table:table-row table:style-name="ro1">
          <table:table-cell office:value-type="string" calcext:value-type="string">
            <text:p>fetch-682</text:p>
          </table:table-cell>
          <table:table-cell office:value-type="float" office:value="0.06117" calcext:value-type="float">
            <text:p>0,06117</text:p>
          </table:table-cell>
          <table:table-cell/>
        </table:table-row>
        <table:table-row table:style-name="ro1">
          <table:table-cell office:value-type="string" calcext:value-type="string">
            <text:p>fetch-683</text:p>
          </table:table-cell>
          <table:table-cell office:value-type="float" office:value="0.060598" calcext:value-type="float">
            <text:p>0,060598</text:p>
          </table:table-cell>
          <table:table-cell/>
        </table:table-row>
        <table:table-row table:style-name="ro1">
          <table:table-cell office:value-type="string" calcext:value-type="string">
            <text:p>fetch-684</text:p>
          </table:table-cell>
          <table:table-cell office:value-type="float" office:value="0.061298" calcext:value-type="float">
            <text:p>0,061298</text:p>
          </table:table-cell>
          <table:table-cell/>
        </table:table-row>
        <table:table-row table:style-name="ro1">
          <table:table-cell office:value-type="string" calcext:value-type="string">
            <text:p>fetch-685</text:p>
          </table:table-cell>
          <table:table-cell office:value-type="float" office:value="0.060505" calcext:value-type="float">
            <text:p>0,060505</text:p>
          </table:table-cell>
          <table:table-cell/>
        </table:table-row>
        <table:table-row table:style-name="ro1">
          <table:table-cell office:value-type="string" calcext:value-type="string">
            <text:p>fetch-686</text:p>
          </table:table-cell>
          <table:table-cell office:value-type="float" office:value="0.073187" calcext:value-type="float">
            <text:p>0,073187</text:p>
          </table:table-cell>
          <table:table-cell/>
        </table:table-row>
        <table:table-row table:style-name="ro1">
          <table:table-cell office:value-type="string" calcext:value-type="string">
            <text:p>fetch-687</text:p>
          </table:table-cell>
          <table:table-cell office:value-type="float" office:value="0.061459" calcext:value-type="float">
            <text:p>0,061459</text:p>
          </table:table-cell>
          <table:table-cell/>
        </table:table-row>
        <table:table-row table:style-name="ro1">
          <table:table-cell office:value-type="string" calcext:value-type="string">
            <text:p>fetch-688</text:p>
          </table:table-cell>
          <table:table-cell office:value-type="float" office:value="0.058884" calcext:value-type="float">
            <text:p>0,058884</text:p>
          </table:table-cell>
          <table:table-cell/>
        </table:table-row>
        <table:table-row table:style-name="ro1">
          <table:table-cell office:value-type="string" calcext:value-type="string">
            <text:p>fetch-689</text:p>
          </table:table-cell>
          <table:table-cell office:value-type="float" office:value="0.061239" calcext:value-type="float">
            <text:p>0,061239</text:p>
          </table:table-cell>
          <table:table-cell/>
        </table:table-row>
        <table:table-row table:style-name="ro1">
          <table:table-cell office:value-type="string" calcext:value-type="string">
            <text:p>fetch-690</text:p>
          </table:table-cell>
          <table:table-cell office:value-type="float" office:value="0.059549" calcext:value-type="float">
            <text:p>0,059549</text:p>
          </table:table-cell>
          <table:table-cell/>
        </table:table-row>
        <table:table-row table:style-name="ro1">
          <table:table-cell office:value-type="string" calcext:value-type="string">
            <text:p>fetch-691</text:p>
          </table:table-cell>
          <table:table-cell office:value-type="float" office:value="0.064517" calcext:value-type="float">
            <text:p>0,064517</text:p>
          </table:table-cell>
          <table:table-cell/>
        </table:table-row>
        <table:table-row table:style-name="ro1">
          <table:table-cell office:value-type="string" calcext:value-type="string">
            <text:p>fetch-692</text:p>
          </table:table-cell>
          <table:table-cell office:value-type="float" office:value="0.062074" calcext:value-type="float">
            <text:p>0,062074</text:p>
          </table:table-cell>
          <table:table-cell/>
        </table:table-row>
        <table:table-row table:style-name="ro1">
          <table:table-cell office:value-type="string" calcext:value-type="string">
            <text:p>fetch-693</text:p>
          </table:table-cell>
          <table:table-cell office:value-type="float" office:value="0.060408" calcext:value-type="float">
            <text:p>0,060408</text:p>
          </table:table-cell>
          <table:table-cell/>
        </table:table-row>
        <table:table-row table:style-name="ro1">
          <table:table-cell office:value-type="string" calcext:value-type="string">
            <text:p>fetch-694</text:p>
          </table:table-cell>
          <table:table-cell office:value-type="float" office:value="0.059857" calcext:value-type="float">
            <text:p>0,059857</text:p>
          </table:table-cell>
          <table:table-cell/>
        </table:table-row>
        <table:table-row table:style-name="ro1">
          <table:table-cell office:value-type="string" calcext:value-type="string">
            <text:p>fetch-695</text:p>
          </table:table-cell>
          <table:table-cell office:value-type="float" office:value="0.083454" calcext:value-type="float">
            <text:p>0,083454</text:p>
          </table:table-cell>
          <table:table-cell/>
        </table:table-row>
        <table:table-row table:style-name="ro1">
          <table:table-cell office:value-type="string" calcext:value-type="string">
            <text:p>fetch-696</text:p>
          </table:table-cell>
          <table:table-cell office:value-type="float" office:value="0.061196" calcext:value-type="float">
            <text:p>0,061196</text:p>
          </table:table-cell>
          <table:table-cell/>
        </table:table-row>
        <table:table-row table:style-name="ro1">
          <table:table-cell office:value-type="string" calcext:value-type="string">
            <text:p>fetch-697</text:p>
          </table:table-cell>
          <table:table-cell office:value-type="float" office:value="0.060893" calcext:value-type="float">
            <text:p>0,060893</text:p>
          </table:table-cell>
          <table:table-cell/>
        </table:table-row>
        <table:table-row table:style-name="ro1">
          <table:table-cell office:value-type="string" calcext:value-type="string">
            <text:p>fetch-698</text:p>
          </table:table-cell>
          <table:table-cell office:value-type="float" office:value="0.058231" calcext:value-type="float">
            <text:p>0,058231</text:p>
          </table:table-cell>
          <table:table-cell/>
        </table:table-row>
        <table:table-row table:style-name="ro1">
          <table:table-cell office:value-type="string" calcext:value-type="string">
            <text:p>fetch-699</text:p>
          </table:table-cell>
          <table:table-cell office:value-type="float" office:value="0.06587" calcext:value-type="float">
            <text:p>0,06587</text:p>
          </table:table-cell>
          <table:table-cell/>
        </table:table-row>
        <table:table-row table:style-name="ro1">
          <table:table-cell office:value-type="string" calcext:value-type="string">
            <text:p>fetch-700</text:p>
          </table:table-cell>
          <table:table-cell office:value-type="float" office:value="0.062818" calcext:value-type="float">
            <text:p>0,062818</text:p>
          </table:table-cell>
          <table:table-cell/>
        </table:table-row>
        <table:table-row table:style-name="ro1">
          <table:table-cell office:value-type="string" calcext:value-type="string">
            <text:p>fetch-701</text:p>
          </table:table-cell>
          <table:table-cell office:value-type="float" office:value="0.082947" calcext:value-type="float">
            <text:p>0,082947</text:p>
          </table:table-cell>
          <table:table-cell/>
        </table:table-row>
        <table:table-row table:style-name="ro1">
          <table:table-cell office:value-type="string" calcext:value-type="string">
            <text:p>fetch-702</text:p>
          </table:table-cell>
          <table:table-cell office:value-type="float" office:value="0.063174" calcext:value-type="float">
            <text:p>0,063174</text:p>
          </table:table-cell>
          <table:table-cell/>
        </table:table-row>
        <table:table-row table:style-name="ro1">
          <table:table-cell office:value-type="string" calcext:value-type="string">
            <text:p>fetch-703</text:p>
          </table:table-cell>
          <table:table-cell office:value-type="float" office:value="0.067492" calcext:value-type="float">
            <text:p>0,067492</text:p>
          </table:table-cell>
          <table:table-cell/>
        </table:table-row>
        <table:table-row table:style-name="ro1">
          <table:table-cell office:value-type="string" calcext:value-type="string">
            <text:p>fetch-704</text:p>
          </table:table-cell>
          <table:table-cell office:value-type="float" office:value="0.125382" calcext:value-type="float">
            <text:p>0,125382</text:p>
          </table:table-cell>
          <table:table-cell/>
        </table:table-row>
        <table:table-row table:style-name="ro1">
          <table:table-cell office:value-type="string" calcext:value-type="string">
            <text:p>fetch-705</text:p>
          </table:table-cell>
          <table:table-cell office:value-type="float" office:value="0.06129" calcext:value-type="float">
            <text:p>0,06129</text:p>
          </table:table-cell>
          <table:table-cell/>
        </table:table-row>
        <table:table-row table:style-name="ro1">
          <table:table-cell office:value-type="string" calcext:value-type="string">
            <text:p>fetch-706</text:p>
          </table:table-cell>
          <table:table-cell office:value-type="float" office:value="0.064842" calcext:value-type="float">
            <text:p>0,064842</text:p>
          </table:table-cell>
          <table:table-cell/>
        </table:table-row>
        <table:table-row table:style-name="ro1">
          <table:table-cell office:value-type="string" calcext:value-type="string">
            <text:p>fetch-707</text:p>
          </table:table-cell>
          <table:table-cell office:value-type="float" office:value="0.064396" calcext:value-type="float">
            <text:p>0,064396</text:p>
          </table:table-cell>
          <table:table-cell/>
        </table:table-row>
        <table:table-row table:style-name="ro1">
          <table:table-cell office:value-type="string" calcext:value-type="string">
            <text:p>fetch-708</text:p>
          </table:table-cell>
          <table:table-cell office:value-type="float" office:value="0.061095" calcext:value-type="float">
            <text:p>0,061095</text:p>
          </table:table-cell>
          <table:table-cell/>
        </table:table-row>
        <table:table-row table:style-name="ro1">
          <table:table-cell office:value-type="string" calcext:value-type="string">
            <text:p>fetch-709</text:p>
          </table:table-cell>
          <table:table-cell office:value-type="float" office:value="0.061824" calcext:value-type="float">
            <text:p>0,061824</text:p>
          </table:table-cell>
          <table:table-cell/>
        </table:table-row>
        <table:table-row table:style-name="ro1">
          <table:table-cell office:value-type="string" calcext:value-type="string">
            <text:p>fetch-710</text:p>
          </table:table-cell>
          <table:table-cell office:value-type="float" office:value="0.06006" calcext:value-type="float">
            <text:p>0,06006</text:p>
          </table:table-cell>
          <table:table-cell/>
        </table:table-row>
        <table:table-row table:style-name="ro1">
          <table:table-cell office:value-type="string" calcext:value-type="string">
            <text:p>fetch-711</text:p>
          </table:table-cell>
          <table:table-cell office:value-type="float" office:value="0.062505" calcext:value-type="float">
            <text:p>0,062505</text:p>
          </table:table-cell>
          <table:table-cell/>
        </table:table-row>
        <table:table-row table:style-name="ro1">
          <table:table-cell office:value-type="string" calcext:value-type="string">
            <text:p>fetch-712</text:p>
          </table:table-cell>
          <table:table-cell office:value-type="float" office:value="0.059865" calcext:value-type="float">
            <text:p>0,059865</text:p>
          </table:table-cell>
          <table:table-cell/>
        </table:table-row>
        <table:table-row table:style-name="ro1">
          <table:table-cell office:value-type="string" calcext:value-type="string">
            <text:p>fetch-713</text:p>
          </table:table-cell>
          <table:table-cell office:value-type="float" office:value="0.057173" calcext:value-type="float">
            <text:p>0,057173</text:p>
          </table:table-cell>
          <table:table-cell/>
        </table:table-row>
        <table:table-row table:style-name="ro1">
          <table:table-cell office:value-type="string" calcext:value-type="string">
            <text:p>fetch-714</text:p>
          </table:table-cell>
          <table:table-cell office:value-type="float" office:value="0.061004" calcext:value-type="float">
            <text:p>0,061004</text:p>
          </table:table-cell>
          <table:table-cell/>
        </table:table-row>
        <table:table-row table:style-name="ro1">
          <table:table-cell office:value-type="string" calcext:value-type="string">
            <text:p>fetch-715</text:p>
          </table:table-cell>
          <table:table-cell office:value-type="float" office:value="0.070318" calcext:value-type="float">
            <text:p>0,070318</text:p>
          </table:table-cell>
          <table:table-cell/>
        </table:table-row>
        <table:table-row table:style-name="ro1">
          <table:table-cell office:value-type="string" calcext:value-type="string">
            <text:p>fetch-716</text:p>
          </table:table-cell>
          <table:table-cell office:value-type="float" office:value="0.059332" calcext:value-type="float">
            <text:p>0,059332</text:p>
          </table:table-cell>
          <table:table-cell/>
        </table:table-row>
        <table:table-row table:style-name="ro1">
          <table:table-cell office:value-type="string" calcext:value-type="string">
            <text:p>fetch-717</text:p>
          </table:table-cell>
          <table:table-cell office:value-type="float" office:value="0.060874" calcext:value-type="float">
            <text:p>0,060874</text:p>
          </table:table-cell>
          <table:table-cell/>
        </table:table-row>
        <table:table-row table:style-name="ro1">
          <table:table-cell office:value-type="string" calcext:value-type="string">
            <text:p>fetch-718</text:p>
          </table:table-cell>
          <table:table-cell office:value-type="float" office:value="0.061485" calcext:value-type="float">
            <text:p>0,061485</text:p>
          </table:table-cell>
          <table:table-cell/>
        </table:table-row>
        <table:table-row table:style-name="ro1">
          <table:table-cell office:value-type="string" calcext:value-type="string">
            <text:p>fetch-719</text:p>
          </table:table-cell>
          <table:table-cell office:value-type="float" office:value="0.061281" calcext:value-type="float">
            <text:p>0,061281</text:p>
          </table:table-cell>
          <table:table-cell/>
        </table:table-row>
        <table:table-row table:style-name="ro1">
          <table:table-cell office:value-type="string" calcext:value-type="string">
            <text:p>fetch-720</text:p>
          </table:table-cell>
          <table:table-cell office:value-type="float" office:value="0.059042" calcext:value-type="float">
            <text:p>0,059042</text:p>
          </table:table-cell>
          <table:table-cell/>
        </table:table-row>
        <table:table-row table:style-name="ro1">
          <table:table-cell office:value-type="string" calcext:value-type="string">
            <text:p>fetch-721</text:p>
          </table:table-cell>
          <table:table-cell office:value-type="float" office:value="0.062978" calcext:value-type="float">
            <text:p>0,062978</text:p>
          </table:table-cell>
          <table:table-cell/>
        </table:table-row>
        <table:table-row table:style-name="ro1">
          <table:table-cell office:value-type="string" calcext:value-type="string">
            <text:p>fetch-722</text:p>
          </table:table-cell>
          <table:table-cell office:value-type="float" office:value="0.064316" calcext:value-type="float">
            <text:p>0,064316</text:p>
          </table:table-cell>
          <table:table-cell/>
        </table:table-row>
        <table:table-row table:style-name="ro1">
          <table:table-cell office:value-type="string" calcext:value-type="string">
            <text:p>fetch-723</text:p>
          </table:table-cell>
          <table:table-cell office:value-type="float" office:value="0.057257" calcext:value-type="float">
            <text:p>0,057257</text:p>
          </table:table-cell>
          <table:table-cell/>
        </table:table-row>
        <table:table-row table:style-name="ro1">
          <table:table-cell office:value-type="string" calcext:value-type="string">
            <text:p>fetch-724</text:p>
          </table:table-cell>
          <table:table-cell office:value-type="float" office:value="0.058835" calcext:value-type="float">
            <text:p>0,058835</text:p>
          </table:table-cell>
          <table:table-cell/>
        </table:table-row>
        <table:table-row table:style-name="ro1">
          <table:table-cell office:value-type="string" calcext:value-type="string">
            <text:p>fetch-725</text:p>
          </table:table-cell>
          <table:table-cell office:value-type="float" office:value="0.061321" calcext:value-type="float">
            <text:p>0,061321</text:p>
          </table:table-cell>
          <table:table-cell/>
        </table:table-row>
        <table:table-row table:style-name="ro1">
          <table:table-cell office:value-type="string" calcext:value-type="string">
            <text:p>fetch-726</text:p>
          </table:table-cell>
          <table:table-cell office:value-type="float" office:value="0.060784" calcext:value-type="float">
            <text:p>0,060784</text:p>
          </table:table-cell>
          <table:table-cell/>
        </table:table-row>
        <table:table-row table:style-name="ro1">
          <table:table-cell office:value-type="string" calcext:value-type="string">
            <text:p>fetch-727</text:p>
          </table:table-cell>
          <table:table-cell office:value-type="float" office:value="0.060284" calcext:value-type="float">
            <text:p>0,060284</text:p>
          </table:table-cell>
          <table:table-cell/>
        </table:table-row>
        <table:table-row table:style-name="ro1">
          <table:table-cell office:value-type="string" calcext:value-type="string">
            <text:p>fetch-728</text:p>
          </table:table-cell>
          <table:table-cell office:value-type="float" office:value="0.066432" calcext:value-type="float">
            <text:p>0,066432</text:p>
          </table:table-cell>
          <table:table-cell/>
        </table:table-row>
        <table:table-row table:style-name="ro1">
          <table:table-cell office:value-type="string" calcext:value-type="string">
            <text:p>fetch-729</text:p>
          </table:table-cell>
          <table:table-cell office:value-type="float" office:value="0.064255" calcext:value-type="float">
            <text:p>0,064255</text:p>
          </table:table-cell>
          <table:table-cell/>
        </table:table-row>
        <table:table-row table:style-name="ro1">
          <table:table-cell office:value-type="string" calcext:value-type="string">
            <text:p>fetch-730</text:p>
          </table:table-cell>
          <table:table-cell office:value-type="float" office:value="0.062014" calcext:value-type="float">
            <text:p>0,062014</text:p>
          </table:table-cell>
          <table:table-cell/>
        </table:table-row>
        <table:table-row table:style-name="ro1">
          <table:table-cell office:value-type="string" calcext:value-type="string">
            <text:p>fetch-731</text:p>
          </table:table-cell>
          <table:table-cell office:value-type="float" office:value="0.063493" calcext:value-type="float">
            <text:p>0,063493</text:p>
          </table:table-cell>
          <table:table-cell/>
        </table:table-row>
        <table:table-row table:style-name="ro1">
          <table:table-cell office:value-type="string" calcext:value-type="string">
            <text:p>fetch-732</text:p>
          </table:table-cell>
          <table:table-cell office:value-type="float" office:value="0.062651" calcext:value-type="float">
            <text:p>0,062651</text:p>
          </table:table-cell>
          <table:table-cell/>
        </table:table-row>
        <table:table-row table:style-name="ro1">
          <table:table-cell office:value-type="string" calcext:value-type="string">
            <text:p>fetch-733</text:p>
          </table:table-cell>
          <table:table-cell office:value-type="float" office:value="0.06037" calcext:value-type="float">
            <text:p>0,06037</text:p>
          </table:table-cell>
          <table:table-cell/>
        </table:table-row>
        <table:table-row table:style-name="ro1">
          <table:table-cell office:value-type="string" calcext:value-type="string">
            <text:p>fetch-734</text:p>
          </table:table-cell>
          <table:table-cell office:value-type="float" office:value="0.063842" calcext:value-type="float">
            <text:p>0,063842</text:p>
          </table:table-cell>
          <table:table-cell/>
        </table:table-row>
        <table:table-row table:style-name="ro1">
          <table:table-cell office:value-type="string" calcext:value-type="string">
            <text:p>fetch-735</text:p>
          </table:table-cell>
          <table:table-cell office:value-type="float" office:value="0.062089" calcext:value-type="float">
            <text:p>0,062089</text:p>
          </table:table-cell>
          <table:table-cell/>
        </table:table-row>
        <table:table-row table:style-name="ro1">
          <table:table-cell office:value-type="string" calcext:value-type="string">
            <text:p>fetch-736</text:p>
          </table:table-cell>
          <table:table-cell office:value-type="float" office:value="0.061243" calcext:value-type="float">
            <text:p>0,061243</text:p>
          </table:table-cell>
          <table:table-cell/>
        </table:table-row>
        <table:table-row table:style-name="ro1">
          <table:table-cell office:value-type="string" calcext:value-type="string">
            <text:p>fetch-737</text:p>
          </table:table-cell>
          <table:table-cell office:value-type="float" office:value="0.061907" calcext:value-type="float">
            <text:p>0,061907</text:p>
          </table:table-cell>
          <table:table-cell/>
        </table:table-row>
        <table:table-row table:style-name="ro1">
          <table:table-cell office:value-type="string" calcext:value-type="string">
            <text:p>fetch-738</text:p>
          </table:table-cell>
          <table:table-cell office:value-type="float" office:value="0.059522" calcext:value-type="float">
            <text:p>0,059522</text:p>
          </table:table-cell>
          <table:table-cell/>
        </table:table-row>
        <table:table-row table:style-name="ro1">
          <table:table-cell office:value-type="string" calcext:value-type="string">
            <text:p>fetch-739</text:p>
          </table:table-cell>
          <table:table-cell office:value-type="float" office:value="0.059897" calcext:value-type="float">
            <text:p>0,059897</text:p>
          </table:table-cell>
          <table:table-cell/>
        </table:table-row>
        <table:table-row table:style-name="ro1">
          <table:table-cell office:value-type="string" calcext:value-type="string">
            <text:p>fetch-740</text:p>
          </table:table-cell>
          <table:table-cell office:value-type="float" office:value="0.060957" calcext:value-type="float">
            <text:p>0,060957</text:p>
          </table:table-cell>
          <table:table-cell/>
        </table:table-row>
        <table:table-row table:style-name="ro1">
          <table:table-cell office:value-type="string" calcext:value-type="string">
            <text:p>fetch-741</text:p>
          </table:table-cell>
          <table:table-cell office:value-type="float" office:value="0.059523" calcext:value-type="float">
            <text:p>0,059523</text:p>
          </table:table-cell>
          <table:table-cell/>
        </table:table-row>
        <table:table-row table:style-name="ro1">
          <table:table-cell office:value-type="string" calcext:value-type="string">
            <text:p>fetch-742</text:p>
          </table:table-cell>
          <table:table-cell office:value-type="float" office:value="0.058302" calcext:value-type="float">
            <text:p>0,058302</text:p>
          </table:table-cell>
          <table:table-cell/>
        </table:table-row>
        <table:table-row table:style-name="ro1">
          <table:table-cell office:value-type="string" calcext:value-type="string">
            <text:p>fetch-743</text:p>
          </table:table-cell>
          <table:table-cell office:value-type="float" office:value="0.065432" calcext:value-type="float">
            <text:p>0,065432</text:p>
          </table:table-cell>
          <table:table-cell/>
        </table:table-row>
        <table:table-row table:style-name="ro1">
          <table:table-cell office:value-type="string" calcext:value-type="string">
            <text:p>fetch-744</text:p>
          </table:table-cell>
          <table:table-cell office:value-type="float" office:value="0.067854" calcext:value-type="float">
            <text:p>0,067854</text:p>
          </table:table-cell>
          <table:table-cell/>
        </table:table-row>
        <table:table-row table:style-name="ro1">
          <table:table-cell office:value-type="string" calcext:value-type="string">
            <text:p>fetch-745</text:p>
          </table:table-cell>
          <table:table-cell office:value-type="float" office:value="0.090782" calcext:value-type="float">
            <text:p>0,090782</text:p>
          </table:table-cell>
          <table:table-cell/>
        </table:table-row>
        <table:table-row table:style-name="ro1">
          <table:table-cell office:value-type="string" calcext:value-type="string">
            <text:p>fetch-746</text:p>
          </table:table-cell>
          <table:table-cell office:value-type="float" office:value="0.061214" calcext:value-type="float">
            <text:p>0,061214</text:p>
          </table:table-cell>
          <table:table-cell/>
        </table:table-row>
        <table:table-row table:style-name="ro1">
          <table:table-cell office:value-type="string" calcext:value-type="string">
            <text:p>fetch-747</text:p>
          </table:table-cell>
          <table:table-cell office:value-type="float" office:value="0.062594" calcext:value-type="float">
            <text:p>0,062594</text:p>
          </table:table-cell>
          <table:table-cell/>
        </table:table-row>
        <table:table-row table:style-name="ro1">
          <table:table-cell office:value-type="string" calcext:value-type="string">
            <text:p>fetch-748</text:p>
          </table:table-cell>
          <table:table-cell office:value-type="float" office:value="0.061026" calcext:value-type="float">
            <text:p>0,061026</text:p>
          </table:table-cell>
          <table:table-cell/>
        </table:table-row>
        <table:table-row table:style-name="ro1">
          <table:table-cell office:value-type="string" calcext:value-type="string">
            <text:p>fetch-749</text:p>
          </table:table-cell>
          <table:table-cell office:value-type="float" office:value="0.068153" calcext:value-type="float">
            <text:p>0,068153</text:p>
          </table:table-cell>
          <table:table-cell/>
        </table:table-row>
        <table:table-row table:style-name="ro1">
          <table:table-cell office:value-type="string" calcext:value-type="string">
            <text:p>fetch-750</text:p>
          </table:table-cell>
          <table:table-cell office:value-type="float" office:value="0.063265" calcext:value-type="float">
            <text:p>0,063265</text:p>
          </table:table-cell>
          <table:table-cell/>
        </table:table-row>
        <table:table-row table:style-name="ro1">
          <table:table-cell office:value-type="string" calcext:value-type="string">
            <text:p>fetch-751</text:p>
          </table:table-cell>
          <table:table-cell office:value-type="float" office:value="0.062322" calcext:value-type="float">
            <text:p>0,062322</text:p>
          </table:table-cell>
          <table:table-cell/>
        </table:table-row>
        <table:table-row table:style-name="ro1">
          <table:table-cell office:value-type="string" calcext:value-type="string">
            <text:p>fetch-752</text:p>
          </table:table-cell>
          <table:table-cell office:value-type="float" office:value="0.064873" calcext:value-type="float">
            <text:p>0,064873</text:p>
          </table:table-cell>
          <table:table-cell/>
        </table:table-row>
        <table:table-row table:style-name="ro1">
          <table:table-cell office:value-type="string" calcext:value-type="string">
            <text:p>fetch-753</text:p>
          </table:table-cell>
          <table:table-cell office:value-type="float" office:value="0.061378" calcext:value-type="float">
            <text:p>0,061378</text:p>
          </table:table-cell>
          <table:table-cell/>
        </table:table-row>
        <table:table-row table:style-name="ro1">
          <table:table-cell office:value-type="string" calcext:value-type="string">
            <text:p>fetch-754</text:p>
          </table:table-cell>
          <table:table-cell office:value-type="float" office:value="0.061164" calcext:value-type="float">
            <text:p>0,061164</text:p>
          </table:table-cell>
          <table:table-cell/>
        </table:table-row>
        <table:table-row table:style-name="ro1">
          <table:table-cell office:value-type="string" calcext:value-type="string">
            <text:p>fetch-755</text:p>
          </table:table-cell>
          <table:table-cell office:value-type="float" office:value="0.059726" calcext:value-type="float">
            <text:p>0,059726</text:p>
          </table:table-cell>
          <table:table-cell/>
        </table:table-row>
        <table:table-row table:style-name="ro1">
          <table:table-cell office:value-type="string" calcext:value-type="string">
            <text:p>fetch-756</text:p>
          </table:table-cell>
          <table:table-cell office:value-type="float" office:value="0.062278" calcext:value-type="float">
            <text:p>0,062278</text:p>
          </table:table-cell>
          <table:table-cell/>
        </table:table-row>
        <table:table-row table:style-name="ro1">
          <table:table-cell office:value-type="string" calcext:value-type="string">
            <text:p>fetch-757</text:p>
          </table:table-cell>
          <table:table-cell office:value-type="float" office:value="0.063541" calcext:value-type="float">
            <text:p>0,063541</text:p>
          </table:table-cell>
          <table:table-cell/>
        </table:table-row>
        <table:table-row table:style-name="ro1">
          <table:table-cell office:value-type="string" calcext:value-type="string">
            <text:p>fetch-758</text:p>
          </table:table-cell>
          <table:table-cell office:value-type="float" office:value="0.081696" calcext:value-type="float">
            <text:p>0,081696</text:p>
          </table:table-cell>
          <table:table-cell/>
        </table:table-row>
        <table:table-row table:style-name="ro1">
          <table:table-cell office:value-type="string" calcext:value-type="string">
            <text:p>fetch-759</text:p>
          </table:table-cell>
          <table:table-cell office:value-type="float" office:value="0.064494" calcext:value-type="float">
            <text:p>0,064494</text:p>
          </table:table-cell>
          <table:table-cell/>
        </table:table-row>
        <table:table-row table:style-name="ro1">
          <table:table-cell office:value-type="string" calcext:value-type="string">
            <text:p>fetch-760</text:p>
          </table:table-cell>
          <table:table-cell office:value-type="float" office:value="0.060448" calcext:value-type="float">
            <text:p>0,060448</text:p>
          </table:table-cell>
          <table:table-cell/>
        </table:table-row>
        <table:table-row table:style-name="ro1">
          <table:table-cell office:value-type="string" calcext:value-type="string">
            <text:p>fetch-761</text:p>
          </table:table-cell>
          <table:table-cell office:value-type="float" office:value="0.061693" calcext:value-type="float">
            <text:p>0,061693</text:p>
          </table:table-cell>
          <table:table-cell/>
        </table:table-row>
        <table:table-row table:style-name="ro1">
          <table:table-cell office:value-type="string" calcext:value-type="string">
            <text:p>fetch-762</text:p>
          </table:table-cell>
          <table:table-cell office:value-type="float" office:value="0.059265" calcext:value-type="float">
            <text:p>0,059265</text:p>
          </table:table-cell>
          <table:table-cell/>
        </table:table-row>
        <table:table-row table:style-name="ro1">
          <table:table-cell office:value-type="string" calcext:value-type="string">
            <text:p>fetch-763</text:p>
          </table:table-cell>
          <table:table-cell office:value-type="float" office:value="0.066862" calcext:value-type="float">
            <text:p>0,066862</text:p>
          </table:table-cell>
          <table:table-cell/>
        </table:table-row>
        <table:table-row table:style-name="ro1">
          <table:table-cell office:value-type="string" calcext:value-type="string">
            <text:p>fetch-764</text:p>
          </table:table-cell>
          <table:table-cell office:value-type="float" office:value="0.061038" calcext:value-type="float">
            <text:p>0,061038</text:p>
          </table:table-cell>
          <table:table-cell/>
        </table:table-row>
        <table:table-row table:style-name="ro1">
          <table:table-cell office:value-type="string" calcext:value-type="string">
            <text:p>fetch-765</text:p>
          </table:table-cell>
          <table:table-cell office:value-type="float" office:value="0.070228" calcext:value-type="float">
            <text:p>0,070228</text:p>
          </table:table-cell>
          <table:table-cell/>
        </table:table-row>
        <table:table-row table:style-name="ro1">
          <table:table-cell office:value-type="string" calcext:value-type="string">
            <text:p>fetch-766</text:p>
          </table:table-cell>
          <table:table-cell office:value-type="float" office:value="0.060504" calcext:value-type="float">
            <text:p>0,060504</text:p>
          </table:table-cell>
          <table:table-cell/>
        </table:table-row>
        <table:table-row table:style-name="ro1">
          <table:table-cell office:value-type="string" calcext:value-type="string">
            <text:p>fetch-767</text:p>
          </table:table-cell>
          <table:table-cell office:value-type="float" office:value="0.063026" calcext:value-type="float">
            <text:p>0,063026</text:p>
          </table:table-cell>
          <table:table-cell/>
        </table:table-row>
        <table:table-row table:style-name="ro1">
          <table:table-cell office:value-type="string" calcext:value-type="string">
            <text:p>fetch-768</text:p>
          </table:table-cell>
          <table:table-cell office:value-type="float" office:value="0.059628" calcext:value-type="float">
            <text:p>0,059628</text:p>
          </table:table-cell>
          <table:table-cell/>
        </table:table-row>
        <table:table-row table:style-name="ro1">
          <table:table-cell office:value-type="string" calcext:value-type="string">
            <text:p>fetch-769</text:p>
          </table:table-cell>
          <table:table-cell office:value-type="float" office:value="0.06235" calcext:value-type="float">
            <text:p>0,06235</text:p>
          </table:table-cell>
          <table:table-cell/>
        </table:table-row>
        <table:table-row table:style-name="ro1">
          <table:table-cell office:value-type="string" calcext:value-type="string">
            <text:p>fetch-770</text:p>
          </table:table-cell>
          <table:table-cell office:value-type="float" office:value="0.061666" calcext:value-type="float">
            <text:p>0,061666</text:p>
          </table:table-cell>
          <table:table-cell/>
        </table:table-row>
        <table:table-row table:style-name="ro1">
          <table:table-cell office:value-type="string" calcext:value-type="string">
            <text:p>fetch-771</text:p>
          </table:table-cell>
          <table:table-cell office:value-type="float" office:value="0.069332" calcext:value-type="float">
            <text:p>0,069332</text:p>
          </table:table-cell>
          <table:table-cell/>
        </table:table-row>
        <table:table-row table:style-name="ro1">
          <table:table-cell office:value-type="string" calcext:value-type="string">
            <text:p>fetch-772</text:p>
          </table:table-cell>
          <table:table-cell office:value-type="float" office:value="0.069001" calcext:value-type="float">
            <text:p>0,069001</text:p>
          </table:table-cell>
          <table:table-cell/>
        </table:table-row>
        <table:table-row table:style-name="ro1">
          <table:table-cell office:value-type="string" calcext:value-type="string">
            <text:p>fetch-773</text:p>
          </table:table-cell>
          <table:table-cell office:value-type="float" office:value="0.062148" calcext:value-type="float">
            <text:p>0,062148</text:p>
          </table:table-cell>
          <table:table-cell/>
        </table:table-row>
        <table:table-row table:style-name="ro1">
          <table:table-cell office:value-type="string" calcext:value-type="string">
            <text:p>fetch-774</text:p>
          </table:table-cell>
          <table:table-cell office:value-type="float" office:value="0.058728" calcext:value-type="float">
            <text:p>0,058728</text:p>
          </table:table-cell>
          <table:table-cell/>
        </table:table-row>
        <table:table-row table:style-name="ro1">
          <table:table-cell office:value-type="string" calcext:value-type="string">
            <text:p>fetch-775</text:p>
          </table:table-cell>
          <table:table-cell office:value-type="float" office:value="0.060654" calcext:value-type="float">
            <text:p>0,060654</text:p>
          </table:table-cell>
          <table:table-cell/>
        </table:table-row>
        <table:table-row table:style-name="ro1">
          <table:table-cell office:value-type="string" calcext:value-type="string">
            <text:p>fetch-776</text:p>
          </table:table-cell>
          <table:table-cell office:value-type="float" office:value="0.058691" calcext:value-type="float">
            <text:p>0,058691</text:p>
          </table:table-cell>
          <table:table-cell/>
        </table:table-row>
        <table:table-row table:style-name="ro1">
          <table:table-cell office:value-type="string" calcext:value-type="string">
            <text:p>fetch-777</text:p>
          </table:table-cell>
          <table:table-cell office:value-type="float" office:value="0.062661" calcext:value-type="float">
            <text:p>0,062661</text:p>
          </table:table-cell>
          <table:table-cell/>
        </table:table-row>
        <table:table-row table:style-name="ro1">
          <table:table-cell office:value-type="string" calcext:value-type="string">
            <text:p>fetch-778</text:p>
          </table:table-cell>
          <table:table-cell office:value-type="float" office:value="0.075342" calcext:value-type="float">
            <text:p>0,075342</text:p>
          </table:table-cell>
          <table:table-cell/>
        </table:table-row>
        <table:table-row table:style-name="ro1">
          <table:table-cell office:value-type="string" calcext:value-type="string">
            <text:p>fetch-779</text:p>
          </table:table-cell>
          <table:table-cell office:value-type="float" office:value="0.066715" calcext:value-type="float">
            <text:p>0,066715</text:p>
          </table:table-cell>
          <table:table-cell/>
        </table:table-row>
        <table:table-row table:style-name="ro1">
          <table:table-cell office:value-type="string" calcext:value-type="string">
            <text:p>fetch-780</text:p>
          </table:table-cell>
          <table:table-cell office:value-type="float" office:value="0.062846" calcext:value-type="float">
            <text:p>0,062846</text:p>
          </table:table-cell>
          <table:table-cell/>
        </table:table-row>
        <table:table-row table:style-name="ro1">
          <table:table-cell office:value-type="string" calcext:value-type="string">
            <text:p>fetch-781</text:p>
          </table:table-cell>
          <table:table-cell office:value-type="float" office:value="0.05641" calcext:value-type="float">
            <text:p>0,05641</text:p>
          </table:table-cell>
          <table:table-cell/>
        </table:table-row>
        <table:table-row table:style-name="ro1">
          <table:table-cell office:value-type="string" calcext:value-type="string">
            <text:p>fetch-782</text:p>
          </table:table-cell>
          <table:table-cell office:value-type="float" office:value="0.061827" calcext:value-type="float">
            <text:p>0,061827</text:p>
          </table:table-cell>
          <table:table-cell/>
        </table:table-row>
        <table:table-row table:style-name="ro1">
          <table:table-cell office:value-type="string" calcext:value-type="string">
            <text:p>fetch-783</text:p>
          </table:table-cell>
          <table:table-cell office:value-type="float" office:value="0.058448" calcext:value-type="float">
            <text:p>0,058448</text:p>
          </table:table-cell>
          <table:table-cell/>
        </table:table-row>
        <table:table-row table:style-name="ro1">
          <table:table-cell office:value-type="string" calcext:value-type="string">
            <text:p>fetch-784</text:p>
          </table:table-cell>
          <table:table-cell office:value-type="float" office:value="0.061705" calcext:value-type="float">
            <text:p>0,061705</text:p>
          </table:table-cell>
          <table:table-cell/>
        </table:table-row>
        <table:table-row table:style-name="ro1">
          <table:table-cell office:value-type="string" calcext:value-type="string">
            <text:p>fetch-785</text:p>
          </table:table-cell>
          <table:table-cell office:value-type="float" office:value="0.073111" calcext:value-type="float">
            <text:p>0,073111</text:p>
          </table:table-cell>
          <table:table-cell/>
        </table:table-row>
        <table:table-row table:style-name="ro1">
          <table:table-cell office:value-type="string" calcext:value-type="string">
            <text:p>fetch-786</text:p>
          </table:table-cell>
          <table:table-cell office:value-type="float" office:value="0.075311" calcext:value-type="float">
            <text:p>0,075311</text:p>
          </table:table-cell>
          <table:table-cell/>
        </table:table-row>
        <table:table-row table:style-name="ro1">
          <table:table-cell office:value-type="string" calcext:value-type="string">
            <text:p>fetch-787</text:p>
          </table:table-cell>
          <table:table-cell office:value-type="float" office:value="0.062097" calcext:value-type="float">
            <text:p>0,062097</text:p>
          </table:table-cell>
          <table:table-cell/>
        </table:table-row>
        <table:table-row table:style-name="ro1">
          <table:table-cell office:value-type="string" calcext:value-type="string">
            <text:p>fetch-788</text:p>
          </table:table-cell>
          <table:table-cell office:value-type="float" office:value="0.064045" calcext:value-type="float">
            <text:p>0,064045</text:p>
          </table:table-cell>
          <table:table-cell/>
        </table:table-row>
        <table:table-row table:style-name="ro1">
          <table:table-cell office:value-type="string" calcext:value-type="string">
            <text:p>fetch-789</text:p>
          </table:table-cell>
          <table:table-cell office:value-type="float" office:value="0.058731" calcext:value-type="float">
            <text:p>0,058731</text:p>
          </table:table-cell>
          <table:table-cell/>
        </table:table-row>
        <table:table-row table:style-name="ro1">
          <table:table-cell office:value-type="string" calcext:value-type="string">
            <text:p>fetch-790</text:p>
          </table:table-cell>
          <table:table-cell office:value-type="float" office:value="0.064766" calcext:value-type="float">
            <text:p>0,064766</text:p>
          </table:table-cell>
          <table:table-cell/>
        </table:table-row>
        <table:table-row table:style-name="ro1">
          <table:table-cell office:value-type="string" calcext:value-type="string">
            <text:p>fetch-791</text:p>
          </table:table-cell>
          <table:table-cell office:value-type="float" office:value="0.059931" calcext:value-type="float">
            <text:p>0,059931</text:p>
          </table:table-cell>
          <table:table-cell/>
        </table:table-row>
        <table:table-row table:style-name="ro1">
          <table:table-cell office:value-type="string" calcext:value-type="string">
            <text:p>fetch-792</text:p>
          </table:table-cell>
          <table:table-cell office:value-type="float" office:value="0.058644" calcext:value-type="float">
            <text:p>0,058644</text:p>
          </table:table-cell>
          <table:table-cell/>
        </table:table-row>
        <table:table-row table:style-name="ro1">
          <table:table-cell office:value-type="string" calcext:value-type="string">
            <text:p>fetch-793</text:p>
          </table:table-cell>
          <table:table-cell office:value-type="float" office:value="0.061515" calcext:value-type="float">
            <text:p>0,061515</text:p>
          </table:table-cell>
          <table:table-cell/>
        </table:table-row>
        <table:table-row table:style-name="ro1">
          <table:table-cell office:value-type="string" calcext:value-type="string">
            <text:p>fetch-794</text:p>
          </table:table-cell>
          <table:table-cell office:value-type="float" office:value="0.060566" calcext:value-type="float">
            <text:p>0,060566</text:p>
          </table:table-cell>
          <table:table-cell/>
        </table:table-row>
        <table:table-row table:style-name="ro1">
          <table:table-cell office:value-type="string" calcext:value-type="string">
            <text:p>fetch-795</text:p>
          </table:table-cell>
          <table:table-cell office:value-type="float" office:value="0.05948" calcext:value-type="float">
            <text:p>0,05948</text:p>
          </table:table-cell>
          <table:table-cell/>
        </table:table-row>
        <table:table-row table:style-name="ro1">
          <table:table-cell office:value-type="string" calcext:value-type="string">
            <text:p>fetch-796</text:p>
          </table:table-cell>
          <table:table-cell office:value-type="float" office:value="0.063505" calcext:value-type="float">
            <text:p>0,063505</text:p>
          </table:table-cell>
          <table:table-cell/>
        </table:table-row>
        <table:table-row table:style-name="ro1">
          <table:table-cell office:value-type="string" calcext:value-type="string">
            <text:p>fetch-797</text:p>
          </table:table-cell>
          <table:table-cell office:value-type="float" office:value="0.078454" calcext:value-type="float">
            <text:p>0,078454</text:p>
          </table:table-cell>
          <table:table-cell/>
        </table:table-row>
        <table:table-row table:style-name="ro1">
          <table:table-cell office:value-type="string" calcext:value-type="string">
            <text:p>fetch-798</text:p>
          </table:table-cell>
          <table:table-cell office:value-type="float" office:value="0.061594" calcext:value-type="float">
            <text:p>0,061594</text:p>
          </table:table-cell>
          <table:table-cell/>
        </table:table-row>
        <table:table-row table:style-name="ro1">
          <table:table-cell office:value-type="string" calcext:value-type="string">
            <text:p>fetch-799</text:p>
          </table:table-cell>
          <table:table-cell office:value-type="float" office:value="0.062399" calcext:value-type="float">
            <text:p>0,062399</text:p>
          </table:table-cell>
          <table:table-cell/>
        </table:table-row>
        <table:table-row table:style-name="ro1">
          <table:table-cell office:value-type="string" calcext:value-type="string">
            <text:p>fetch-800</text:p>
          </table:table-cell>
          <table:table-cell office:value-type="float" office:value="0.063097" calcext:value-type="float">
            <text:p>0,063097</text:p>
          </table:table-cell>
          <table:table-cell/>
        </table:table-row>
        <table:table-row table:style-name="ro1">
          <table:table-cell office:value-type="string" calcext:value-type="string">
            <text:p>fetch-801</text:p>
          </table:table-cell>
          <table:table-cell office:value-type="float" office:value="0.062147" calcext:value-type="float">
            <text:p>0,062147</text:p>
          </table:table-cell>
          <table:table-cell/>
        </table:table-row>
        <table:table-row table:style-name="ro1">
          <table:table-cell office:value-type="string" calcext:value-type="string">
            <text:p>fetch-802</text:p>
          </table:table-cell>
          <table:table-cell office:value-type="float" office:value="0.065851" calcext:value-type="float">
            <text:p>0,065851</text:p>
          </table:table-cell>
          <table:table-cell/>
        </table:table-row>
        <table:table-row table:style-name="ro1">
          <table:table-cell office:value-type="string" calcext:value-type="string">
            <text:p>fetch-803</text:p>
          </table:table-cell>
          <table:table-cell office:value-type="float" office:value="0.063086" calcext:value-type="float">
            <text:p>0,063086</text:p>
          </table:table-cell>
          <table:table-cell/>
        </table:table-row>
        <table:table-row table:style-name="ro1">
          <table:table-cell office:value-type="string" calcext:value-type="string">
            <text:p>fetch-804</text:p>
          </table:table-cell>
          <table:table-cell office:value-type="float" office:value="0.06587" calcext:value-type="float">
            <text:p>0,06587</text:p>
          </table:table-cell>
          <table:table-cell/>
        </table:table-row>
        <table:table-row table:style-name="ro1">
          <table:table-cell office:value-type="string" calcext:value-type="string">
            <text:p>fetch-805</text:p>
          </table:table-cell>
          <table:table-cell office:value-type="float" office:value="0.05999" calcext:value-type="float">
            <text:p>0,05999</text:p>
          </table:table-cell>
          <table:table-cell/>
        </table:table-row>
        <table:table-row table:style-name="ro1">
          <table:table-cell office:value-type="string" calcext:value-type="string">
            <text:p>fetch-806</text:p>
          </table:table-cell>
          <table:table-cell office:value-type="float" office:value="0.062548" calcext:value-type="float">
            <text:p>0,062548</text:p>
          </table:table-cell>
          <table:table-cell/>
        </table:table-row>
        <table:table-row table:style-name="ro1">
          <table:table-cell office:value-type="string" calcext:value-type="string">
            <text:p>fetch-807</text:p>
          </table:table-cell>
          <table:table-cell office:value-type="float" office:value="0.063231" calcext:value-type="float">
            <text:p>0,063231</text:p>
          </table:table-cell>
          <table:table-cell/>
        </table:table-row>
        <table:table-row table:style-name="ro1">
          <table:table-cell office:value-type="string" calcext:value-type="string">
            <text:p>fetch-808</text:p>
          </table:table-cell>
          <table:table-cell office:value-type="float" office:value="0.057608" calcext:value-type="float">
            <text:p>0,057608</text:p>
          </table:table-cell>
          <table:table-cell/>
        </table:table-row>
        <table:table-row table:style-name="ro1">
          <table:table-cell office:value-type="string" calcext:value-type="string">
            <text:p>fetch-809</text:p>
          </table:table-cell>
          <table:table-cell office:value-type="float" office:value="0.063324" calcext:value-type="float">
            <text:p>0,063324</text:p>
          </table:table-cell>
          <table:table-cell/>
        </table:table-row>
        <table:table-row table:style-name="ro1">
          <table:table-cell office:value-type="string" calcext:value-type="string">
            <text:p>fetch-810</text:p>
          </table:table-cell>
          <table:table-cell office:value-type="float" office:value="0.058406" calcext:value-type="float">
            <text:p>0,058406</text:p>
          </table:table-cell>
          <table:table-cell/>
        </table:table-row>
        <table:table-row table:style-name="ro1">
          <table:table-cell office:value-type="string" calcext:value-type="string">
            <text:p>fetch-811</text:p>
          </table:table-cell>
          <table:table-cell office:value-type="float" office:value="0.067264" calcext:value-type="float">
            <text:p>0,067264</text:p>
          </table:table-cell>
          <table:table-cell/>
        </table:table-row>
        <table:table-row table:style-name="ro1">
          <table:table-cell office:value-type="string" calcext:value-type="string">
            <text:p>fetch-812</text:p>
          </table:table-cell>
          <table:table-cell office:value-type="float" office:value="0.070316" calcext:value-type="float">
            <text:p>0,070316</text:p>
          </table:table-cell>
          <table:table-cell/>
        </table:table-row>
        <table:table-row table:style-name="ro1">
          <table:table-cell office:value-type="string" calcext:value-type="string">
            <text:p>fetch-813</text:p>
          </table:table-cell>
          <table:table-cell office:value-type="float" office:value="0.061072" calcext:value-type="float">
            <text:p>0,061072</text:p>
          </table:table-cell>
          <table:table-cell/>
        </table:table-row>
        <table:table-row table:style-name="ro1">
          <table:table-cell office:value-type="string" calcext:value-type="string">
            <text:p>fetch-814</text:p>
          </table:table-cell>
          <table:table-cell office:value-type="float" office:value="0.061906" calcext:value-type="float">
            <text:p>0,061906</text:p>
          </table:table-cell>
          <table:table-cell/>
        </table:table-row>
        <table:table-row table:style-name="ro1">
          <table:table-cell office:value-type="string" calcext:value-type="string">
            <text:p>fetch-815</text:p>
          </table:table-cell>
          <table:table-cell office:value-type="float" office:value="0.060351" calcext:value-type="float">
            <text:p>0,060351</text:p>
          </table:table-cell>
          <table:table-cell/>
        </table:table-row>
        <table:table-row table:style-name="ro1">
          <table:table-cell office:value-type="string" calcext:value-type="string">
            <text:p>fetch-816</text:p>
          </table:table-cell>
          <table:table-cell office:value-type="float" office:value="0.060713" calcext:value-type="float">
            <text:p>0,060713</text:p>
          </table:table-cell>
          <table:table-cell/>
        </table:table-row>
        <table:table-row table:style-name="ro1">
          <table:table-cell office:value-type="string" calcext:value-type="string">
            <text:p>fetch-817</text:p>
          </table:table-cell>
          <table:table-cell office:value-type="float" office:value="0.080935" calcext:value-type="float">
            <text:p>0,080935</text:p>
          </table:table-cell>
          <table:table-cell/>
        </table:table-row>
        <table:table-row table:style-name="ro1">
          <table:table-cell office:value-type="string" calcext:value-type="string">
            <text:p>fetch-818</text:p>
          </table:table-cell>
          <table:table-cell office:value-type="float" office:value="0.075302" calcext:value-type="float">
            <text:p>0,075302</text:p>
          </table:table-cell>
          <table:table-cell/>
        </table:table-row>
        <table:table-row table:style-name="ro1">
          <table:table-cell office:value-type="string" calcext:value-type="string">
            <text:p>fetch-819</text:p>
          </table:table-cell>
          <table:table-cell office:value-type="float" office:value="0.059337" calcext:value-type="float">
            <text:p>0,059337</text:p>
          </table:table-cell>
          <table:table-cell/>
        </table:table-row>
        <table:table-row table:style-name="ro1">
          <table:table-cell office:value-type="string" calcext:value-type="string">
            <text:p>fetch-820</text:p>
          </table:table-cell>
          <table:table-cell office:value-type="float" office:value="0.063715" calcext:value-type="float">
            <text:p>0,063715</text:p>
          </table:table-cell>
          <table:table-cell/>
        </table:table-row>
        <table:table-row table:style-name="ro1">
          <table:table-cell office:value-type="string" calcext:value-type="string">
            <text:p>fetch-821</text:p>
          </table:table-cell>
          <table:table-cell office:value-type="float" office:value="0.063736" calcext:value-type="float">
            <text:p>0,063736</text:p>
          </table:table-cell>
          <table:table-cell/>
        </table:table-row>
        <table:table-row table:style-name="ro1">
          <table:table-cell office:value-type="string" calcext:value-type="string">
            <text:p>fetch-822</text:p>
          </table:table-cell>
          <table:table-cell office:value-type="float" office:value="0.062165" calcext:value-type="float">
            <text:p>0,062165</text:p>
          </table:table-cell>
          <table:table-cell/>
        </table:table-row>
        <table:table-row table:style-name="ro1">
          <table:table-cell office:value-type="string" calcext:value-type="string">
            <text:p>fetch-823</text:p>
          </table:table-cell>
          <table:table-cell office:value-type="float" office:value="0.058715" calcext:value-type="float">
            <text:p>0,058715</text:p>
          </table:table-cell>
          <table:table-cell/>
        </table:table-row>
        <table:table-row table:style-name="ro1">
          <table:table-cell office:value-type="string" calcext:value-type="string">
            <text:p>fetch-824</text:p>
          </table:table-cell>
          <table:table-cell office:value-type="float" office:value="0.070949" calcext:value-type="float">
            <text:p>0,070949</text:p>
          </table:table-cell>
          <table:table-cell/>
        </table:table-row>
        <table:table-row table:style-name="ro1">
          <table:table-cell office:value-type="string" calcext:value-type="string">
            <text:p>fetch-825</text:p>
          </table:table-cell>
          <table:table-cell office:value-type="float" office:value="0.076941" calcext:value-type="float">
            <text:p>0,076941</text:p>
          </table:table-cell>
          <table:table-cell/>
        </table:table-row>
        <table:table-row table:style-name="ro1">
          <table:table-cell office:value-type="string" calcext:value-type="string">
            <text:p>fetch-826</text:p>
          </table:table-cell>
          <table:table-cell office:value-type="float" office:value="0.062712" calcext:value-type="float">
            <text:p>0,062712</text:p>
          </table:table-cell>
          <table:table-cell/>
        </table:table-row>
        <table:table-row table:style-name="ro1">
          <table:table-cell office:value-type="string" calcext:value-type="string">
            <text:p>fetch-827</text:p>
          </table:table-cell>
          <table:table-cell office:value-type="float" office:value="0.059613" calcext:value-type="float">
            <text:p>0,059613</text:p>
          </table:table-cell>
          <table:table-cell/>
        </table:table-row>
        <table:table-row table:style-name="ro1">
          <table:table-cell office:value-type="string" calcext:value-type="string">
            <text:p>fetch-828</text:p>
          </table:table-cell>
          <table:table-cell office:value-type="float" office:value="0.060528" calcext:value-type="float">
            <text:p>0,060528</text:p>
          </table:table-cell>
          <table:table-cell/>
        </table:table-row>
        <table:table-row table:style-name="ro1">
          <table:table-cell office:value-type="string" calcext:value-type="string">
            <text:p>fetch-829</text:p>
          </table:table-cell>
          <table:table-cell office:value-type="float" office:value="0.061663" calcext:value-type="float">
            <text:p>0,061663</text:p>
          </table:table-cell>
          <table:table-cell/>
        </table:table-row>
        <table:table-row table:style-name="ro1">
          <table:table-cell office:value-type="string" calcext:value-type="string">
            <text:p>fetch-830</text:p>
          </table:table-cell>
          <table:table-cell office:value-type="float" office:value="0.076297" calcext:value-type="float">
            <text:p>0,076297</text:p>
          </table:table-cell>
          <table:table-cell/>
        </table:table-row>
        <table:table-row table:style-name="ro1">
          <table:table-cell office:value-type="string" calcext:value-type="string">
            <text:p>fetch-831</text:p>
          </table:table-cell>
          <table:table-cell office:value-type="float" office:value="0.069291" calcext:value-type="float">
            <text:p>0,069291</text:p>
          </table:table-cell>
          <table:table-cell/>
        </table:table-row>
        <table:table-row table:style-name="ro1">
          <table:table-cell office:value-type="string" calcext:value-type="string">
            <text:p>fetch-832</text:p>
          </table:table-cell>
          <table:table-cell office:value-type="float" office:value="0.062277" calcext:value-type="float">
            <text:p>0,062277</text:p>
          </table:table-cell>
          <table:table-cell/>
        </table:table-row>
        <table:table-row table:style-name="ro1">
          <table:table-cell office:value-type="string" calcext:value-type="string">
            <text:p>fetch-833</text:p>
          </table:table-cell>
          <table:table-cell office:value-type="float" office:value="0.059825" calcext:value-type="float">
            <text:p>0,059825</text:p>
          </table:table-cell>
          <table:table-cell/>
        </table:table-row>
        <table:table-row table:style-name="ro1">
          <table:table-cell office:value-type="string" calcext:value-type="string">
            <text:p>fetch-834</text:p>
          </table:table-cell>
          <table:table-cell office:value-type="float" office:value="0.059494" calcext:value-type="float">
            <text:p>0,059494</text:p>
          </table:table-cell>
          <table:table-cell/>
        </table:table-row>
        <table:table-row table:style-name="ro1">
          <table:table-cell office:value-type="string" calcext:value-type="string">
            <text:p>fetch-835</text:p>
          </table:table-cell>
          <table:table-cell office:value-type="float" office:value="0.061774" calcext:value-type="float">
            <text:p>0,061774</text:p>
          </table:table-cell>
          <table:table-cell/>
        </table:table-row>
        <table:table-row table:style-name="ro1">
          <table:table-cell office:value-type="string" calcext:value-type="string">
            <text:p>fetch-836</text:p>
          </table:table-cell>
          <table:table-cell office:value-type="float" office:value="0.063465" calcext:value-type="float">
            <text:p>0,063465</text:p>
          </table:table-cell>
          <table:table-cell/>
        </table:table-row>
        <table:table-row table:style-name="ro1">
          <table:table-cell office:value-type="string" calcext:value-type="string">
            <text:p>fetch-837</text:p>
          </table:table-cell>
          <table:table-cell office:value-type="float" office:value="0.062985" calcext:value-type="float">
            <text:p>0,062985</text:p>
          </table:table-cell>
          <table:table-cell/>
        </table:table-row>
        <table:table-row table:style-name="ro1">
          <table:table-cell office:value-type="string" calcext:value-type="string">
            <text:p>fetch-838</text:p>
          </table:table-cell>
          <table:table-cell office:value-type="float" office:value="0.060164" calcext:value-type="float">
            <text:p>0,060164</text:p>
          </table:table-cell>
          <table:table-cell/>
        </table:table-row>
        <table:table-row table:style-name="ro1">
          <table:table-cell office:value-type="string" calcext:value-type="string">
            <text:p>fetch-839</text:p>
          </table:table-cell>
          <table:table-cell office:value-type="float" office:value="0.063102" calcext:value-type="float">
            <text:p>0,063102</text:p>
          </table:table-cell>
          <table:table-cell/>
        </table:table-row>
        <table:table-row table:style-name="ro1">
          <table:table-cell office:value-type="string" calcext:value-type="string">
            <text:p>fetch-840</text:p>
          </table:table-cell>
          <table:table-cell office:value-type="float" office:value="0.060501" calcext:value-type="float">
            <text:p>0,060501</text:p>
          </table:table-cell>
          <table:table-cell/>
        </table:table-row>
        <table:table-row table:style-name="ro1">
          <table:table-cell office:value-type="string" calcext:value-type="string">
            <text:p>fetch-841</text:p>
          </table:table-cell>
          <table:table-cell office:value-type="float" office:value="0.059556" calcext:value-type="float">
            <text:p>0,059556</text:p>
          </table:table-cell>
          <table:table-cell/>
        </table:table-row>
        <table:table-row table:style-name="ro1">
          <table:table-cell office:value-type="string" calcext:value-type="string">
            <text:p>fetch-842</text:p>
          </table:table-cell>
          <table:table-cell office:value-type="float" office:value="0.061161" calcext:value-type="float">
            <text:p>0,061161</text:p>
          </table:table-cell>
          <table:table-cell/>
        </table:table-row>
        <table:table-row table:style-name="ro1">
          <table:table-cell office:value-type="string" calcext:value-type="string">
            <text:p>fetch-843</text:p>
          </table:table-cell>
          <table:table-cell office:value-type="float" office:value="0.061953" calcext:value-type="float">
            <text:p>0,061953</text:p>
          </table:table-cell>
          <table:table-cell/>
        </table:table-row>
        <table:table-row table:style-name="ro1">
          <table:table-cell office:value-type="string" calcext:value-type="string">
            <text:p>fetch-844</text:p>
          </table:table-cell>
          <table:table-cell office:value-type="float" office:value="0.064297" calcext:value-type="float">
            <text:p>0,064297</text:p>
          </table:table-cell>
          <table:table-cell/>
        </table:table-row>
        <table:table-row table:style-name="ro1">
          <table:table-cell office:value-type="string" calcext:value-type="string">
            <text:p>fetch-845</text:p>
          </table:table-cell>
          <table:table-cell office:value-type="float" office:value="0.063906" calcext:value-type="float">
            <text:p>0,063906</text:p>
          </table:table-cell>
          <table:table-cell/>
        </table:table-row>
        <table:table-row table:style-name="ro1">
          <table:table-cell office:value-type="string" calcext:value-type="string">
            <text:p>fetch-846</text:p>
          </table:table-cell>
          <table:table-cell office:value-type="float" office:value="0.061074" calcext:value-type="float">
            <text:p>0,061074</text:p>
          </table:table-cell>
          <table:table-cell/>
        </table:table-row>
        <table:table-row table:style-name="ro1">
          <table:table-cell office:value-type="string" calcext:value-type="string">
            <text:p>fetch-847</text:p>
          </table:table-cell>
          <table:table-cell office:value-type="float" office:value="0.060499" calcext:value-type="float">
            <text:p>0,060499</text:p>
          </table:table-cell>
          <table:table-cell/>
        </table:table-row>
        <table:table-row table:style-name="ro1">
          <table:table-cell office:value-type="string" calcext:value-type="string">
            <text:p>fetch-848</text:p>
          </table:table-cell>
          <table:table-cell office:value-type="float" office:value="0.058292" calcext:value-type="float">
            <text:p>0,058292</text:p>
          </table:table-cell>
          <table:table-cell/>
        </table:table-row>
        <table:table-row table:style-name="ro1">
          <table:table-cell office:value-type="string" calcext:value-type="string">
            <text:p>fetch-849</text:p>
          </table:table-cell>
          <table:table-cell office:value-type="float" office:value="0.061" calcext:value-type="float">
            <text:p>0,061</text:p>
          </table:table-cell>
          <table:table-cell/>
        </table:table-row>
        <table:table-row table:style-name="ro1">
          <table:table-cell office:value-type="string" calcext:value-type="string">
            <text:p>fetch-850</text:p>
          </table:table-cell>
          <table:table-cell office:value-type="float" office:value="0.070578" calcext:value-type="float">
            <text:p>0,070578</text:p>
          </table:table-cell>
          <table:table-cell/>
        </table:table-row>
        <table:table-row table:style-name="ro1">
          <table:table-cell office:value-type="string" calcext:value-type="string">
            <text:p>fetch-851</text:p>
          </table:table-cell>
          <table:table-cell office:value-type="float" office:value="0.064987" calcext:value-type="float">
            <text:p>0,064987</text:p>
          </table:table-cell>
          <table:table-cell/>
        </table:table-row>
        <table:table-row table:style-name="ro1">
          <table:table-cell office:value-type="string" calcext:value-type="string">
            <text:p>fetch-852</text:p>
          </table:table-cell>
          <table:table-cell office:value-type="float" office:value="0.063531" calcext:value-type="float">
            <text:p>0,063531</text:p>
          </table:table-cell>
          <table:table-cell/>
        </table:table-row>
        <table:table-row table:style-name="ro1">
          <table:table-cell office:value-type="string" calcext:value-type="string">
            <text:p>fetch-853</text:p>
          </table:table-cell>
          <table:table-cell office:value-type="float" office:value="0.059219" calcext:value-type="float">
            <text:p>0,059219</text:p>
          </table:table-cell>
          <table:table-cell/>
        </table:table-row>
        <table:table-row table:style-name="ro1">
          <table:table-cell office:value-type="string" calcext:value-type="string">
            <text:p>fetch-854</text:p>
          </table:table-cell>
          <table:table-cell office:value-type="float" office:value="0.057304" calcext:value-type="float">
            <text:p>0,057304</text:p>
          </table:table-cell>
          <table:table-cell/>
        </table:table-row>
        <table:table-row table:style-name="ro1">
          <table:table-cell office:value-type="string" calcext:value-type="string">
            <text:p>fetch-855</text:p>
          </table:table-cell>
          <table:table-cell office:value-type="float" office:value="0.062382" calcext:value-type="float">
            <text:p>0,062382</text:p>
          </table:table-cell>
          <table:table-cell/>
        </table:table-row>
        <table:table-row table:style-name="ro1">
          <table:table-cell office:value-type="string" calcext:value-type="string">
            <text:p>fetch-856</text:p>
          </table:table-cell>
          <table:table-cell office:value-type="float" office:value="0.064266" calcext:value-type="float">
            <text:p>0,064266</text:p>
          </table:table-cell>
          <table:table-cell/>
        </table:table-row>
        <table:table-row table:style-name="ro1">
          <table:table-cell office:value-type="string" calcext:value-type="string">
            <text:p>fetch-857</text:p>
          </table:table-cell>
          <table:table-cell office:value-type="float" office:value="0.064139" calcext:value-type="float">
            <text:p>0,064139</text:p>
          </table:table-cell>
          <table:table-cell/>
        </table:table-row>
        <table:table-row table:style-name="ro1">
          <table:table-cell office:value-type="string" calcext:value-type="string">
            <text:p>fetch-858</text:p>
          </table:table-cell>
          <table:table-cell office:value-type="float" office:value="0.075174" calcext:value-type="float">
            <text:p>0,075174</text:p>
          </table:table-cell>
          <table:table-cell/>
        </table:table-row>
        <table:table-row table:style-name="ro1">
          <table:table-cell office:value-type="string" calcext:value-type="string">
            <text:p>fetch-859</text:p>
          </table:table-cell>
          <table:table-cell office:value-type="float" office:value="0.065793" calcext:value-type="float">
            <text:p>0,065793</text:p>
          </table:table-cell>
          <table:table-cell/>
        </table:table-row>
        <table:table-row table:style-name="ro1">
          <table:table-cell office:value-type="string" calcext:value-type="string">
            <text:p>fetch-860</text:p>
          </table:table-cell>
          <table:table-cell office:value-type="float" office:value="0.072681" calcext:value-type="float">
            <text:p>0,072681</text:p>
          </table:table-cell>
          <table:table-cell/>
        </table:table-row>
        <table:table-row table:style-name="ro1">
          <table:table-cell office:value-type="string" calcext:value-type="string">
            <text:p>fetch-861</text:p>
          </table:table-cell>
          <table:table-cell office:value-type="float" office:value="0.057735" calcext:value-type="float">
            <text:p>0,057735</text:p>
          </table:table-cell>
          <table:table-cell/>
        </table:table-row>
        <table:table-row table:style-name="ro1">
          <table:table-cell office:value-type="string" calcext:value-type="string">
            <text:p>fetch-862</text:p>
          </table:table-cell>
          <table:table-cell office:value-type="float" office:value="0.059724" calcext:value-type="float">
            <text:p>0,059724</text:p>
          </table:table-cell>
          <table:table-cell/>
        </table:table-row>
        <table:table-row table:style-name="ro1">
          <table:table-cell office:value-type="string" calcext:value-type="string">
            <text:p>fetch-863</text:p>
          </table:table-cell>
          <table:table-cell office:value-type="float" office:value="0.06308" calcext:value-type="float">
            <text:p>0,06308</text:p>
          </table:table-cell>
          <table:table-cell/>
        </table:table-row>
        <table:table-row table:style-name="ro1">
          <table:table-cell office:value-type="string" calcext:value-type="string">
            <text:p>fetch-864</text:p>
          </table:table-cell>
          <table:table-cell office:value-type="float" office:value="0.059978" calcext:value-type="float">
            <text:p>0,059978</text:p>
          </table:table-cell>
          <table:table-cell/>
        </table:table-row>
        <table:table-row table:style-name="ro1">
          <table:table-cell office:value-type="string" calcext:value-type="string">
            <text:p>fetch-865</text:p>
          </table:table-cell>
          <table:table-cell office:value-type="float" office:value="0.062555" calcext:value-type="float">
            <text:p>0,062555</text:p>
          </table:table-cell>
          <table:table-cell/>
        </table:table-row>
        <table:table-row table:style-name="ro1">
          <table:table-cell office:value-type="string" calcext:value-type="string">
            <text:p>fetch-866</text:p>
          </table:table-cell>
          <table:table-cell office:value-type="float" office:value="0.061418" calcext:value-type="float">
            <text:p>0,061418</text:p>
          </table:table-cell>
          <table:table-cell/>
        </table:table-row>
        <table:table-row table:style-name="ro1">
          <table:table-cell office:value-type="string" calcext:value-type="string">
            <text:p>fetch-867</text:p>
          </table:table-cell>
          <table:table-cell office:value-type="float" office:value="0.067596" calcext:value-type="float">
            <text:p>0,067596</text:p>
          </table:table-cell>
          <table:table-cell/>
        </table:table-row>
        <table:table-row table:style-name="ro1">
          <table:table-cell office:value-type="string" calcext:value-type="string">
            <text:p>fetch-868</text:p>
          </table:table-cell>
          <table:table-cell office:value-type="float" office:value="0.066638" calcext:value-type="float">
            <text:p>0,066638</text:p>
          </table:table-cell>
          <table:table-cell/>
        </table:table-row>
        <table:table-row table:style-name="ro1">
          <table:table-cell office:value-type="string" calcext:value-type="string">
            <text:p>fetch-869</text:p>
          </table:table-cell>
          <table:table-cell office:value-type="float" office:value="0.062051" calcext:value-type="float">
            <text:p>0,062051</text:p>
          </table:table-cell>
          <table:table-cell/>
        </table:table-row>
        <table:table-row table:style-name="ro1">
          <table:table-cell office:value-type="string" calcext:value-type="string">
            <text:p>fetch-870</text:p>
          </table:table-cell>
          <table:table-cell office:value-type="float" office:value="0.06514" calcext:value-type="float">
            <text:p>0,06514</text:p>
          </table:table-cell>
          <table:table-cell/>
        </table:table-row>
        <table:table-row table:style-name="ro1">
          <table:table-cell office:value-type="string" calcext:value-type="string">
            <text:p>fetch-871</text:p>
          </table:table-cell>
          <table:table-cell office:value-type="float" office:value="0.060637" calcext:value-type="float">
            <text:p>0,060637</text:p>
          </table:table-cell>
          <table:table-cell/>
        </table:table-row>
        <table:table-row table:style-name="ro1">
          <table:table-cell office:value-type="string" calcext:value-type="string">
            <text:p>fetch-872</text:p>
          </table:table-cell>
          <table:table-cell office:value-type="float" office:value="0.06176" calcext:value-type="float">
            <text:p>0,06176</text:p>
          </table:table-cell>
          <table:table-cell/>
        </table:table-row>
        <table:table-row table:style-name="ro1">
          <table:table-cell office:value-type="string" calcext:value-type="string">
            <text:p>fetch-873</text:p>
          </table:table-cell>
          <table:table-cell office:value-type="float" office:value="0.070603" calcext:value-type="float">
            <text:p>0,070603</text:p>
          </table:table-cell>
          <table:table-cell/>
        </table:table-row>
        <table:table-row table:style-name="ro1">
          <table:table-cell office:value-type="string" calcext:value-type="string">
            <text:p>fetch-874</text:p>
          </table:table-cell>
          <table:table-cell office:value-type="float" office:value="0.075105" calcext:value-type="float">
            <text:p>0,075105</text:p>
          </table:table-cell>
          <table:table-cell/>
        </table:table-row>
        <table:table-row table:style-name="ro1">
          <table:table-cell office:value-type="string" calcext:value-type="string">
            <text:p>fetch-875</text:p>
          </table:table-cell>
          <table:table-cell office:value-type="float" office:value="0.072036" calcext:value-type="float">
            <text:p>0,072036</text:p>
          </table:table-cell>
          <table:table-cell/>
        </table:table-row>
        <table:table-row table:style-name="ro1">
          <table:table-cell office:value-type="string" calcext:value-type="string">
            <text:p>fetch-876</text:p>
          </table:table-cell>
          <table:table-cell office:value-type="float" office:value="0.069737" calcext:value-type="float">
            <text:p>0,069737</text:p>
          </table:table-cell>
          <table:table-cell/>
        </table:table-row>
        <table:table-row table:style-name="ro1">
          <table:table-cell office:value-type="string" calcext:value-type="string">
            <text:p>fetch-877</text:p>
          </table:table-cell>
          <table:table-cell office:value-type="float" office:value="0.067318" calcext:value-type="float">
            <text:p>0,067318</text:p>
          </table:table-cell>
          <table:table-cell/>
        </table:table-row>
        <table:table-row table:style-name="ro1">
          <table:table-cell office:value-type="string" calcext:value-type="string">
            <text:p>fetch-878</text:p>
          </table:table-cell>
          <table:table-cell office:value-type="float" office:value="0.063944" calcext:value-type="float">
            <text:p>0,063944</text:p>
          </table:table-cell>
          <table:table-cell/>
        </table:table-row>
        <table:table-row table:style-name="ro1">
          <table:table-cell office:value-type="string" calcext:value-type="string">
            <text:p>fetch-879</text:p>
          </table:table-cell>
          <table:table-cell office:value-type="float" office:value="0.061501" calcext:value-type="float">
            <text:p>0,061501</text:p>
          </table:table-cell>
          <table:table-cell/>
        </table:table-row>
        <table:table-row table:style-name="ro1">
          <table:table-cell office:value-type="string" calcext:value-type="string">
            <text:p>fetch-880</text:p>
          </table:table-cell>
          <table:table-cell office:value-type="float" office:value="0.06074" calcext:value-type="float">
            <text:p>0,06074</text:p>
          </table:table-cell>
          <table:table-cell/>
        </table:table-row>
        <table:table-row table:style-name="ro1">
          <table:table-cell office:value-type="string" calcext:value-type="string">
            <text:p>fetch-881</text:p>
          </table:table-cell>
          <table:table-cell office:value-type="float" office:value="0.060177" calcext:value-type="float">
            <text:p>0,060177</text:p>
          </table:table-cell>
          <table:table-cell/>
        </table:table-row>
        <table:table-row table:style-name="ro1">
          <table:table-cell office:value-type="string" calcext:value-type="string">
            <text:p>fetch-882</text:p>
          </table:table-cell>
          <table:table-cell office:value-type="float" office:value="0.064872" calcext:value-type="float">
            <text:p>0,064872</text:p>
          </table:table-cell>
          <table:table-cell/>
        </table:table-row>
        <table:table-row table:style-name="ro1">
          <table:table-cell office:value-type="string" calcext:value-type="string">
            <text:p>fetch-883</text:p>
          </table:table-cell>
          <table:table-cell office:value-type="float" office:value="0.063517" calcext:value-type="float">
            <text:p>0,063517</text:p>
          </table:table-cell>
          <table:table-cell/>
        </table:table-row>
        <table:table-row table:style-name="ro1">
          <table:table-cell office:value-type="string" calcext:value-type="string">
            <text:p>fetch-884</text:p>
          </table:table-cell>
          <table:table-cell office:value-type="float" office:value="0.062573" calcext:value-type="float">
            <text:p>0,062573</text:p>
          </table:table-cell>
          <table:table-cell/>
        </table:table-row>
        <table:table-row table:style-name="ro1">
          <table:table-cell office:value-type="string" calcext:value-type="string">
            <text:p>fetch-885</text:p>
          </table:table-cell>
          <table:table-cell office:value-type="float" office:value="0.064385" calcext:value-type="float">
            <text:p>0,064385</text:p>
          </table:table-cell>
          <table:table-cell/>
        </table:table-row>
        <table:table-row table:style-name="ro1">
          <table:table-cell office:value-type="string" calcext:value-type="string">
            <text:p>fetch-886</text:p>
          </table:table-cell>
          <table:table-cell office:value-type="float" office:value="0.059565" calcext:value-type="float">
            <text:p>0,059565</text:p>
          </table:table-cell>
          <table:table-cell/>
        </table:table-row>
        <table:table-row table:style-name="ro1">
          <table:table-cell office:value-type="string" calcext:value-type="string">
            <text:p>fetch-887</text:p>
          </table:table-cell>
          <table:table-cell office:value-type="float" office:value="0.05968" calcext:value-type="float">
            <text:p>0,05968</text:p>
          </table:table-cell>
          <table:table-cell/>
        </table:table-row>
        <table:table-row table:style-name="ro1">
          <table:table-cell office:value-type="string" calcext:value-type="string">
            <text:p>fetch-888</text:p>
          </table:table-cell>
          <table:table-cell office:value-type="float" office:value="0.06093" calcext:value-type="float">
            <text:p>0,06093</text:p>
          </table:table-cell>
          <table:table-cell/>
        </table:table-row>
        <table:table-row table:style-name="ro1">
          <table:table-cell office:value-type="string" calcext:value-type="string">
            <text:p>fetch-889</text:p>
          </table:table-cell>
          <table:table-cell office:value-type="float" office:value="0.062584" calcext:value-type="float">
            <text:p>0,062584</text:p>
          </table:table-cell>
          <table:table-cell/>
        </table:table-row>
        <table:table-row table:style-name="ro1">
          <table:table-cell office:value-type="string" calcext:value-type="string">
            <text:p>fetch-890</text:p>
          </table:table-cell>
          <table:table-cell office:value-type="float" office:value="0.059656" calcext:value-type="float">
            <text:p>0,059656</text:p>
          </table:table-cell>
          <table:table-cell/>
        </table:table-row>
        <table:table-row table:style-name="ro1">
          <table:table-cell office:value-type="string" calcext:value-type="string">
            <text:p>fetch-891</text:p>
          </table:table-cell>
          <table:table-cell office:value-type="float" office:value="0.057552" calcext:value-type="float">
            <text:p>0,057552</text:p>
          </table:table-cell>
          <table:table-cell/>
        </table:table-row>
        <table:table-row table:style-name="ro1">
          <table:table-cell office:value-type="string" calcext:value-type="string">
            <text:p>fetch-892</text:p>
          </table:table-cell>
          <table:table-cell office:value-type="float" office:value="0.063285" calcext:value-type="float">
            <text:p>0,063285</text:p>
          </table:table-cell>
          <table:table-cell/>
        </table:table-row>
        <table:table-row table:style-name="ro1">
          <table:table-cell office:value-type="string" calcext:value-type="string">
            <text:p>fetch-893</text:p>
          </table:table-cell>
          <table:table-cell office:value-type="float" office:value="0.058167" calcext:value-type="float">
            <text:p>0,058167</text:p>
          </table:table-cell>
          <table:table-cell/>
        </table:table-row>
        <table:table-row table:style-name="ro1">
          <table:table-cell office:value-type="string" calcext:value-type="string">
            <text:p>fetch-894</text:p>
          </table:table-cell>
          <table:table-cell office:value-type="float" office:value="0.067219" calcext:value-type="float">
            <text:p>0,067219</text:p>
          </table:table-cell>
          <table:table-cell/>
        </table:table-row>
        <table:table-row table:style-name="ro1">
          <table:table-cell office:value-type="string" calcext:value-type="string">
            <text:p>fetch-895</text:p>
          </table:table-cell>
          <table:table-cell office:value-type="float" office:value="0.061262" calcext:value-type="float">
            <text:p>0,061262</text:p>
          </table:table-cell>
          <table:table-cell/>
        </table:table-row>
        <table:table-row table:style-name="ro1">
          <table:table-cell office:value-type="string" calcext:value-type="string">
            <text:p>fetch-896</text:p>
          </table:table-cell>
          <table:table-cell office:value-type="float" office:value="0.06123" calcext:value-type="float">
            <text:p>0,06123</text:p>
          </table:table-cell>
          <table:table-cell/>
        </table:table-row>
        <table:table-row table:style-name="ro1">
          <table:table-cell office:value-type="string" calcext:value-type="string">
            <text:p>fetch-897</text:p>
          </table:table-cell>
          <table:table-cell office:value-type="float" office:value="0.063482" calcext:value-type="float">
            <text:p>0,063482</text:p>
          </table:table-cell>
          <table:table-cell/>
        </table:table-row>
        <table:table-row table:style-name="ro1">
          <table:table-cell office:value-type="string" calcext:value-type="string">
            <text:p>fetch-898</text:p>
          </table:table-cell>
          <table:table-cell office:value-type="float" office:value="0.057027" calcext:value-type="float">
            <text:p>0,057027</text:p>
          </table:table-cell>
          <table:table-cell/>
        </table:table-row>
        <table:table-row table:style-name="ro1">
          <table:table-cell office:value-type="string" calcext:value-type="string">
            <text:p>fetch-899</text:p>
          </table:table-cell>
          <table:table-cell office:value-type="float" office:value="0.058974" calcext:value-type="float">
            <text:p>0,058974</text:p>
          </table:table-cell>
          <table:table-cell/>
        </table:table-row>
        <table:table-row table:style-name="ro1">
          <table:table-cell office:value-type="string" calcext:value-type="string">
            <text:p>fetch-900</text:p>
          </table:table-cell>
          <table:table-cell office:value-type="float" office:value="0.060912" calcext:value-type="float">
            <text:p>0,060912</text:p>
          </table:table-cell>
          <table:table-cell/>
        </table:table-row>
        <table:table-row table:style-name="ro1">
          <table:table-cell office:value-type="string" calcext:value-type="string">
            <text:p>fetch-901</text:p>
          </table:table-cell>
          <table:table-cell office:value-type="float" office:value="0.061119" calcext:value-type="float">
            <text:p>0,061119</text:p>
          </table:table-cell>
          <table:table-cell/>
        </table:table-row>
        <table:table-row table:style-name="ro1">
          <table:table-cell office:value-type="string" calcext:value-type="string">
            <text:p>fetch-902</text:p>
          </table:table-cell>
          <table:table-cell office:value-type="float" office:value="0.063429" calcext:value-type="float">
            <text:p>0,063429</text:p>
          </table:table-cell>
          <table:table-cell/>
        </table:table-row>
        <table:table-row table:style-name="ro1">
          <table:table-cell office:value-type="string" calcext:value-type="string">
            <text:p>fetch-903</text:p>
          </table:table-cell>
          <table:table-cell office:value-type="float" office:value="0.05966" calcext:value-type="float">
            <text:p>0,05966</text:p>
          </table:table-cell>
          <table:table-cell/>
        </table:table-row>
        <table:table-row table:style-name="ro1">
          <table:table-cell office:value-type="string" calcext:value-type="string">
            <text:p>fetch-904</text:p>
          </table:table-cell>
          <table:table-cell office:value-type="float" office:value="0.060881" calcext:value-type="float">
            <text:p>0,060881</text:p>
          </table:table-cell>
          <table:table-cell/>
        </table:table-row>
        <table:table-row table:style-name="ro1">
          <table:table-cell office:value-type="string" calcext:value-type="string">
            <text:p>fetch-905</text:p>
          </table:table-cell>
          <table:table-cell office:value-type="float" office:value="0.061261" calcext:value-type="float">
            <text:p>0,061261</text:p>
          </table:table-cell>
          <table:table-cell/>
        </table:table-row>
        <table:table-row table:style-name="ro1">
          <table:table-cell office:value-type="string" calcext:value-type="string">
            <text:p>fetch-906</text:p>
          </table:table-cell>
          <table:table-cell office:value-type="float" office:value="0.060011" calcext:value-type="float">
            <text:p>0,060011</text:p>
          </table:table-cell>
          <table:table-cell/>
        </table:table-row>
        <table:table-row table:style-name="ro1">
          <table:table-cell office:value-type="string" calcext:value-type="string">
            <text:p>fetch-907</text:p>
          </table:table-cell>
          <table:table-cell office:value-type="float" office:value="0.059876" calcext:value-type="float">
            <text:p>0,059876</text:p>
          </table:table-cell>
          <table:table-cell/>
        </table:table-row>
        <table:table-row table:style-name="ro1">
          <table:table-cell office:value-type="string" calcext:value-type="string">
            <text:p>fetch-908</text:p>
          </table:table-cell>
          <table:table-cell office:value-type="float" office:value="0.061329" calcext:value-type="float">
            <text:p>0,061329</text:p>
          </table:table-cell>
          <table:table-cell/>
        </table:table-row>
        <table:table-row table:style-name="ro1">
          <table:table-cell office:value-type="string" calcext:value-type="string">
            <text:p>fetch-909</text:p>
          </table:table-cell>
          <table:table-cell office:value-type="float" office:value="0.058784" calcext:value-type="float">
            <text:p>0,058784</text:p>
          </table:table-cell>
          <table:table-cell/>
        </table:table-row>
        <table:table-row table:style-name="ro1">
          <table:table-cell office:value-type="string" calcext:value-type="string">
            <text:p>fetch-910</text:p>
          </table:table-cell>
          <table:table-cell office:value-type="float" office:value="0.061738" calcext:value-type="float">
            <text:p>0,061738</text:p>
          </table:table-cell>
          <table:table-cell/>
        </table:table-row>
        <table:table-row table:style-name="ro1">
          <table:table-cell office:value-type="string" calcext:value-type="string">
            <text:p>fetch-911</text:p>
          </table:table-cell>
          <table:table-cell office:value-type="float" office:value="0.060115" calcext:value-type="float">
            <text:p>0,060115</text:p>
          </table:table-cell>
          <table:table-cell/>
        </table:table-row>
        <table:table-row table:style-name="ro1">
          <table:table-cell office:value-type="string" calcext:value-type="string">
            <text:p>fetch-912</text:p>
          </table:table-cell>
          <table:table-cell office:value-type="float" office:value="0.058547" calcext:value-type="float">
            <text:p>0,058547</text:p>
          </table:table-cell>
          <table:table-cell/>
        </table:table-row>
        <table:table-row table:style-name="ro1">
          <table:table-cell office:value-type="string" calcext:value-type="string">
            <text:p>fetch-913</text:p>
          </table:table-cell>
          <table:table-cell office:value-type="float" office:value="0.059917" calcext:value-type="float">
            <text:p>0,059917</text:p>
          </table:table-cell>
          <table:table-cell/>
        </table:table-row>
        <table:table-row table:style-name="ro1">
          <table:table-cell office:value-type="string" calcext:value-type="string">
            <text:p>fetch-914</text:p>
          </table:table-cell>
          <table:table-cell office:value-type="float" office:value="0.065406" calcext:value-type="float">
            <text:p>0,065406</text:p>
          </table:table-cell>
          <table:table-cell/>
        </table:table-row>
        <table:table-row table:style-name="ro1">
          <table:table-cell office:value-type="string" calcext:value-type="string">
            <text:p>fetch-915</text:p>
          </table:table-cell>
          <table:table-cell office:value-type="float" office:value="0.061535" calcext:value-type="float">
            <text:p>0,061535</text:p>
          </table:table-cell>
          <table:table-cell/>
        </table:table-row>
        <table:table-row table:style-name="ro1">
          <table:table-cell office:value-type="string" calcext:value-type="string">
            <text:p>fetch-916</text:p>
          </table:table-cell>
          <table:table-cell office:value-type="float" office:value="0.063447" calcext:value-type="float">
            <text:p>0,063447</text:p>
          </table:table-cell>
          <table:table-cell/>
        </table:table-row>
        <table:table-row table:style-name="ro1">
          <table:table-cell office:value-type="string" calcext:value-type="string">
            <text:p>fetch-917</text:p>
          </table:table-cell>
          <table:table-cell office:value-type="float" office:value="0.060029" calcext:value-type="float">
            <text:p>0,060029</text:p>
          </table:table-cell>
          <table:table-cell/>
        </table:table-row>
        <table:table-row table:style-name="ro1">
          <table:table-cell office:value-type="string" calcext:value-type="string">
            <text:p>fetch-918</text:p>
          </table:table-cell>
          <table:table-cell office:value-type="float" office:value="0.063717" calcext:value-type="float">
            <text:p>0,063717</text:p>
          </table:table-cell>
          <table:table-cell/>
        </table:table-row>
        <table:table-row table:style-name="ro1">
          <table:table-cell office:value-type="string" calcext:value-type="string">
            <text:p>fetch-919</text:p>
          </table:table-cell>
          <table:table-cell office:value-type="float" office:value="0.062272" calcext:value-type="float">
            <text:p>0,062272</text:p>
          </table:table-cell>
          <table:table-cell/>
        </table:table-row>
        <table:table-row table:style-name="ro1">
          <table:table-cell office:value-type="string" calcext:value-type="string">
            <text:p>fetch-920</text:p>
          </table:table-cell>
          <table:table-cell office:value-type="float" office:value="0.0604" calcext:value-type="float">
            <text:p>0,0604</text:p>
          </table:table-cell>
          <table:table-cell/>
        </table:table-row>
        <table:table-row table:style-name="ro1">
          <table:table-cell office:value-type="string" calcext:value-type="string">
            <text:p>fetch-921</text:p>
          </table:table-cell>
          <table:table-cell office:value-type="float" office:value="0.061395" calcext:value-type="float">
            <text:p>0,061395</text:p>
          </table:table-cell>
          <table:table-cell/>
        </table:table-row>
        <table:table-row table:style-name="ro1">
          <table:table-cell office:value-type="string" calcext:value-type="string">
            <text:p>fetch-922</text:p>
          </table:table-cell>
          <table:table-cell office:value-type="float" office:value="0.064701" calcext:value-type="float">
            <text:p>0,064701</text:p>
          </table:table-cell>
          <table:table-cell/>
        </table:table-row>
        <table:table-row table:style-name="ro1">
          <table:table-cell office:value-type="string" calcext:value-type="string">
            <text:p>fetch-923</text:p>
          </table:table-cell>
          <table:table-cell office:value-type="float" office:value="0.059737" calcext:value-type="float">
            <text:p>0,059737</text:p>
          </table:table-cell>
          <table:table-cell/>
        </table:table-row>
        <table:table-row table:style-name="ro1">
          <table:table-cell office:value-type="string" calcext:value-type="string">
            <text:p>fetch-924</text:p>
          </table:table-cell>
          <table:table-cell office:value-type="float" office:value="0.064511" calcext:value-type="float">
            <text:p>0,064511</text:p>
          </table:table-cell>
          <table:table-cell/>
        </table:table-row>
        <table:table-row table:style-name="ro1">
          <table:table-cell office:value-type="string" calcext:value-type="string">
            <text:p>fetch-925</text:p>
          </table:table-cell>
          <table:table-cell office:value-type="float" office:value="0.060909" calcext:value-type="float">
            <text:p>0,060909</text:p>
          </table:table-cell>
          <table:table-cell/>
        </table:table-row>
        <table:table-row table:style-name="ro1">
          <table:table-cell office:value-type="string" calcext:value-type="string">
            <text:p>fetch-926</text:p>
          </table:table-cell>
          <table:table-cell office:value-type="float" office:value="0.060779" calcext:value-type="float">
            <text:p>0,060779</text:p>
          </table:table-cell>
          <table:table-cell/>
        </table:table-row>
        <table:table-row table:style-name="ro1">
          <table:table-cell office:value-type="string" calcext:value-type="string">
            <text:p>fetch-927</text:p>
          </table:table-cell>
          <table:table-cell office:value-type="float" office:value="0.056273" calcext:value-type="float">
            <text:p>0,056273</text:p>
          </table:table-cell>
          <table:table-cell/>
        </table:table-row>
        <table:table-row table:style-name="ro1">
          <table:table-cell office:value-type="string" calcext:value-type="string">
            <text:p>fetch-928</text:p>
          </table:table-cell>
          <table:table-cell office:value-type="float" office:value="0.063691" calcext:value-type="float">
            <text:p>0,063691</text:p>
          </table:table-cell>
          <table:table-cell/>
        </table:table-row>
        <table:table-row table:style-name="ro1">
          <table:table-cell office:value-type="string" calcext:value-type="string">
            <text:p>fetch-929</text:p>
          </table:table-cell>
          <table:table-cell office:value-type="float" office:value="0.062249" calcext:value-type="float">
            <text:p>0,062249</text:p>
          </table:table-cell>
          <table:table-cell/>
        </table:table-row>
        <table:table-row table:style-name="ro1">
          <table:table-cell office:value-type="string" calcext:value-type="string">
            <text:p>fetch-930</text:p>
          </table:table-cell>
          <table:table-cell office:value-type="float" office:value="0.065939" calcext:value-type="float">
            <text:p>0,065939</text:p>
          </table:table-cell>
          <table:table-cell/>
        </table:table-row>
        <table:table-row table:style-name="ro1">
          <table:table-cell office:value-type="string" calcext:value-type="string">
            <text:p>fetch-931</text:p>
          </table:table-cell>
          <table:table-cell office:value-type="float" office:value="0.065547" calcext:value-type="float">
            <text:p>0,065547</text:p>
          </table:table-cell>
          <table:table-cell/>
        </table:table-row>
        <table:table-row table:style-name="ro1">
          <table:table-cell office:value-type="string" calcext:value-type="string">
            <text:p>fetch-932</text:p>
          </table:table-cell>
          <table:table-cell office:value-type="float" office:value="0.061905" calcext:value-type="float">
            <text:p>0,061905</text:p>
          </table:table-cell>
          <table:table-cell/>
        </table:table-row>
        <table:table-row table:style-name="ro1">
          <table:table-cell office:value-type="string" calcext:value-type="string">
            <text:p>fetch-933</text:p>
          </table:table-cell>
          <table:table-cell office:value-type="float" office:value="0.064591" calcext:value-type="float">
            <text:p>0,064591</text:p>
          </table:table-cell>
          <table:table-cell/>
        </table:table-row>
        <table:table-row table:style-name="ro1">
          <table:table-cell office:value-type="string" calcext:value-type="string">
            <text:p>fetch-934</text:p>
          </table:table-cell>
          <table:table-cell office:value-type="float" office:value="0.059177" calcext:value-type="float">
            <text:p>0,059177</text:p>
          </table:table-cell>
          <table:table-cell/>
        </table:table-row>
        <table:table-row table:style-name="ro1">
          <table:table-cell office:value-type="string" calcext:value-type="string">
            <text:p>fetch-935</text:p>
          </table:table-cell>
          <table:table-cell office:value-type="float" office:value="0.061848" calcext:value-type="float">
            <text:p>0,061848</text:p>
          </table:table-cell>
          <table:table-cell/>
        </table:table-row>
        <table:table-row table:style-name="ro1">
          <table:table-cell office:value-type="string" calcext:value-type="string">
            <text:p>fetch-936</text:p>
          </table:table-cell>
          <table:table-cell office:value-type="float" office:value="0.0623" calcext:value-type="float">
            <text:p>0,0623</text:p>
          </table:table-cell>
          <table:table-cell/>
        </table:table-row>
        <table:table-row table:style-name="ro1">
          <table:table-cell office:value-type="string" calcext:value-type="string">
            <text:p>fetch-937</text:p>
          </table:table-cell>
          <table:table-cell office:value-type="float" office:value="0.060184" calcext:value-type="float">
            <text:p>0,060184</text:p>
          </table:table-cell>
          <table:table-cell/>
        </table:table-row>
        <table:table-row table:style-name="ro1">
          <table:table-cell office:value-type="string" calcext:value-type="string">
            <text:p>fetch-938</text:p>
          </table:table-cell>
          <table:table-cell office:value-type="float" office:value="0.060333" calcext:value-type="float">
            <text:p>0,060333</text:p>
          </table:table-cell>
          <table:table-cell/>
        </table:table-row>
        <table:table-row table:style-name="ro1">
          <table:table-cell office:value-type="string" calcext:value-type="string">
            <text:p>fetch-939</text:p>
          </table:table-cell>
          <table:table-cell office:value-type="float" office:value="0.061426" calcext:value-type="float">
            <text:p>0,061426</text:p>
          </table:table-cell>
          <table:table-cell/>
        </table:table-row>
        <table:table-row table:style-name="ro1">
          <table:table-cell office:value-type="string" calcext:value-type="string">
            <text:p>fetch-940</text:p>
          </table:table-cell>
          <table:table-cell office:value-type="float" office:value="0.062413" calcext:value-type="float">
            <text:p>0,062413</text:p>
          </table:table-cell>
          <table:table-cell/>
        </table:table-row>
        <table:table-row table:style-name="ro1">
          <table:table-cell office:value-type="string" calcext:value-type="string">
            <text:p>fetch-941</text:p>
          </table:table-cell>
          <table:table-cell office:value-type="float" office:value="0.059025" calcext:value-type="float">
            <text:p>0,059025</text:p>
          </table:table-cell>
          <table:table-cell/>
        </table:table-row>
        <table:table-row table:style-name="ro1">
          <table:table-cell office:value-type="string" calcext:value-type="string">
            <text:p>fetch-942</text:p>
          </table:table-cell>
          <table:table-cell office:value-type="float" office:value="0.063696" calcext:value-type="float">
            <text:p>0,063696</text:p>
          </table:table-cell>
          <table:table-cell/>
        </table:table-row>
        <table:table-row table:style-name="ro1">
          <table:table-cell office:value-type="string" calcext:value-type="string">
            <text:p>fetch-943</text:p>
          </table:table-cell>
          <table:table-cell office:value-type="float" office:value="0.062576" calcext:value-type="float">
            <text:p>0,062576</text:p>
          </table:table-cell>
          <table:table-cell/>
        </table:table-row>
        <table:table-row table:style-name="ro1">
          <table:table-cell office:value-type="string" calcext:value-type="string">
            <text:p>fetch-944</text:p>
          </table:table-cell>
          <table:table-cell office:value-type="float" office:value="0.061061" calcext:value-type="float">
            <text:p>0,061061</text:p>
          </table:table-cell>
          <table:table-cell/>
        </table:table-row>
        <table:table-row table:style-name="ro1">
          <table:table-cell office:value-type="string" calcext:value-type="string">
            <text:p>fetch-945</text:p>
          </table:table-cell>
          <table:table-cell office:value-type="float" office:value="0.060289" calcext:value-type="float">
            <text:p>0,060289</text:p>
          </table:table-cell>
          <table:table-cell/>
        </table:table-row>
        <table:table-row table:style-name="ro1">
          <table:table-cell office:value-type="string" calcext:value-type="string">
            <text:p>fetch-946</text:p>
          </table:table-cell>
          <table:table-cell office:value-type="float" office:value="0.059424" calcext:value-type="float">
            <text:p>0,059424</text:p>
          </table:table-cell>
          <table:table-cell/>
        </table:table-row>
        <table:table-row table:style-name="ro1">
          <table:table-cell office:value-type="string" calcext:value-type="string">
            <text:p>fetch-947</text:p>
          </table:table-cell>
          <table:table-cell office:value-type="float" office:value="0.06374" calcext:value-type="float">
            <text:p>0,06374</text:p>
          </table:table-cell>
          <table:table-cell/>
        </table:table-row>
        <table:table-row table:style-name="ro1">
          <table:table-cell office:value-type="string" calcext:value-type="string">
            <text:p>fetch-948</text:p>
          </table:table-cell>
          <table:table-cell office:value-type="float" office:value="0.063603" calcext:value-type="float">
            <text:p>0,063603</text:p>
          </table:table-cell>
          <table:table-cell/>
        </table:table-row>
        <table:table-row table:style-name="ro1">
          <table:table-cell office:value-type="string" calcext:value-type="string">
            <text:p>fetch-949</text:p>
          </table:table-cell>
          <table:table-cell office:value-type="float" office:value="0.058894" calcext:value-type="float">
            <text:p>0,058894</text:p>
          </table:table-cell>
          <table:table-cell/>
        </table:table-row>
        <table:table-row table:style-name="ro1">
          <table:table-cell office:value-type="string" calcext:value-type="string">
            <text:p>fetch-950</text:p>
          </table:table-cell>
          <table:table-cell office:value-type="float" office:value="0.05939" calcext:value-type="float">
            <text:p>0,05939</text:p>
          </table:table-cell>
          <table:table-cell/>
        </table:table-row>
        <table:table-row table:style-name="ro1">
          <table:table-cell office:value-type="string" calcext:value-type="string">
            <text:p>fetch-951</text:p>
          </table:table-cell>
          <table:table-cell office:value-type="float" office:value="0.059746" calcext:value-type="float">
            <text:p>0,059746</text:p>
          </table:table-cell>
          <table:table-cell/>
        </table:table-row>
        <table:table-row table:style-name="ro1">
          <table:table-cell office:value-type="string" calcext:value-type="string">
            <text:p>fetch-952</text:p>
          </table:table-cell>
          <table:table-cell office:value-type="float" office:value="0.063281" calcext:value-type="float">
            <text:p>0,063281</text:p>
          </table:table-cell>
          <table:table-cell/>
        </table:table-row>
        <table:table-row table:style-name="ro1">
          <table:table-cell office:value-type="string" calcext:value-type="string">
            <text:p>fetch-953</text:p>
          </table:table-cell>
          <table:table-cell office:value-type="float" office:value="0.057425" calcext:value-type="float">
            <text:p>0,057425</text:p>
          </table:table-cell>
          <table:table-cell/>
        </table:table-row>
        <table:table-row table:style-name="ro1">
          <table:table-cell office:value-type="string" calcext:value-type="string">
            <text:p>fetch-954</text:p>
          </table:table-cell>
          <table:table-cell office:value-type="float" office:value="0.060271" calcext:value-type="float">
            <text:p>0,060271</text:p>
          </table:table-cell>
          <table:table-cell/>
        </table:table-row>
        <table:table-row table:style-name="ro1">
          <table:table-cell office:value-type="string" calcext:value-type="string">
            <text:p>fetch-955</text:p>
          </table:table-cell>
          <table:table-cell office:value-type="float" office:value="0.06178" calcext:value-type="float">
            <text:p>0,06178</text:p>
          </table:table-cell>
          <table:table-cell/>
        </table:table-row>
        <table:table-row table:style-name="ro1">
          <table:table-cell office:value-type="string" calcext:value-type="string">
            <text:p>fetch-956</text:p>
          </table:table-cell>
          <table:table-cell office:value-type="float" office:value="0.060876" calcext:value-type="float">
            <text:p>0,060876</text:p>
          </table:table-cell>
          <table:table-cell/>
        </table:table-row>
        <table:table-row table:style-name="ro1">
          <table:table-cell office:value-type="string" calcext:value-type="string">
            <text:p>fetch-957</text:p>
          </table:table-cell>
          <table:table-cell office:value-type="float" office:value="0.060288" calcext:value-type="float">
            <text:p>0,060288</text:p>
          </table:table-cell>
          <table:table-cell/>
        </table:table-row>
        <table:table-row table:style-name="ro1">
          <table:table-cell office:value-type="string" calcext:value-type="string">
            <text:p>fetch-958</text:p>
          </table:table-cell>
          <table:table-cell office:value-type="float" office:value="0.05913" calcext:value-type="float">
            <text:p>0,05913</text:p>
          </table:table-cell>
          <table:table-cell/>
        </table:table-row>
        <table:table-row table:style-name="ro1">
          <table:table-cell office:value-type="string" calcext:value-type="string">
            <text:p>fetch-959</text:p>
          </table:table-cell>
          <table:table-cell office:value-type="float" office:value="0.064874" calcext:value-type="float">
            <text:p>0,064874</text:p>
          </table:table-cell>
          <table:table-cell/>
        </table:table-row>
        <table:table-row table:style-name="ro1">
          <table:table-cell office:value-type="string" calcext:value-type="string">
            <text:p>fetch-960</text:p>
          </table:table-cell>
          <table:table-cell office:value-type="float" office:value="0.05843" calcext:value-type="float">
            <text:p>0,05843</text:p>
          </table:table-cell>
          <table:table-cell/>
        </table:table-row>
        <table:table-row table:style-name="ro1">
          <table:table-cell office:value-type="string" calcext:value-type="string">
            <text:p>fetch-961</text:p>
          </table:table-cell>
          <table:table-cell office:value-type="float" office:value="0.077657" calcext:value-type="float">
            <text:p>0,077657</text:p>
          </table:table-cell>
          <table:table-cell/>
        </table:table-row>
        <table:table-row table:style-name="ro1">
          <table:table-cell office:value-type="string" calcext:value-type="string">
            <text:p>fetch-962</text:p>
          </table:table-cell>
          <table:table-cell office:value-type="float" office:value="0.060919" calcext:value-type="float">
            <text:p>0,060919</text:p>
          </table:table-cell>
          <table:table-cell/>
        </table:table-row>
        <table:table-row table:style-name="ro1">
          <table:table-cell office:value-type="string" calcext:value-type="string">
            <text:p>fetch-963</text:p>
          </table:table-cell>
          <table:table-cell office:value-type="float" office:value="0.094508" calcext:value-type="float">
            <text:p>0,094508</text:p>
          </table:table-cell>
          <table:table-cell/>
        </table:table-row>
        <table:table-row table:style-name="ro1">
          <table:table-cell office:value-type="string" calcext:value-type="string">
            <text:p>fetch-964</text:p>
          </table:table-cell>
          <table:table-cell office:value-type="float" office:value="0.060264" calcext:value-type="float">
            <text:p>0,060264</text:p>
          </table:table-cell>
          <table:table-cell/>
        </table:table-row>
        <table:table-row table:style-name="ro1">
          <table:table-cell office:value-type="string" calcext:value-type="string">
            <text:p>fetch-965</text:p>
          </table:table-cell>
          <table:table-cell office:value-type="float" office:value="0.061051" calcext:value-type="float">
            <text:p>0,061051</text:p>
          </table:table-cell>
          <table:table-cell/>
        </table:table-row>
        <table:table-row table:style-name="ro1">
          <table:table-cell office:value-type="string" calcext:value-type="string">
            <text:p>fetch-966</text:p>
          </table:table-cell>
          <table:table-cell office:value-type="float" office:value="0.05954" calcext:value-type="float">
            <text:p>0,05954</text:p>
          </table:table-cell>
          <table:table-cell/>
        </table:table-row>
        <table:table-row table:style-name="ro1">
          <table:table-cell office:value-type="string" calcext:value-type="string">
            <text:p>fetch-967</text:p>
          </table:table-cell>
          <table:table-cell office:value-type="float" office:value="0.065481" calcext:value-type="float">
            <text:p>0,065481</text:p>
          </table:table-cell>
          <table:table-cell/>
        </table:table-row>
        <table:table-row table:style-name="ro1">
          <table:table-cell office:value-type="string" calcext:value-type="string">
            <text:p>fetch-968</text:p>
          </table:table-cell>
          <table:table-cell office:value-type="float" office:value="0.061957" calcext:value-type="float">
            <text:p>0,061957</text:p>
          </table:table-cell>
          <table:table-cell/>
        </table:table-row>
        <table:table-row table:style-name="ro1">
          <table:table-cell office:value-type="string" calcext:value-type="string">
            <text:p>fetch-969</text:p>
          </table:table-cell>
          <table:table-cell office:value-type="float" office:value="0.060974" calcext:value-type="float">
            <text:p>0,060974</text:p>
          </table:table-cell>
          <table:table-cell/>
        </table:table-row>
        <table:table-row table:style-name="ro1">
          <table:table-cell office:value-type="string" calcext:value-type="string">
            <text:p>fetch-970</text:p>
          </table:table-cell>
          <table:table-cell office:value-type="float" office:value="0.063523" calcext:value-type="float">
            <text:p>0,063523</text:p>
          </table:table-cell>
          <table:table-cell/>
        </table:table-row>
        <table:table-row table:style-name="ro1">
          <table:table-cell office:value-type="string" calcext:value-type="string">
            <text:p>fetch-971</text:p>
          </table:table-cell>
          <table:table-cell office:value-type="float" office:value="0.059469" calcext:value-type="float">
            <text:p>0,059469</text:p>
          </table:table-cell>
          <table:table-cell/>
        </table:table-row>
        <table:table-row table:style-name="ro1">
          <table:table-cell office:value-type="string" calcext:value-type="string">
            <text:p>fetch-972</text:p>
          </table:table-cell>
          <table:table-cell office:value-type="float" office:value="0.058703" calcext:value-type="float">
            <text:p>0,058703</text:p>
          </table:table-cell>
          <table:table-cell/>
        </table:table-row>
        <table:table-row table:style-name="ro1">
          <table:table-cell office:value-type="string" calcext:value-type="string">
            <text:p>fetch-973</text:p>
          </table:table-cell>
          <table:table-cell office:value-type="float" office:value="0.061968" calcext:value-type="float">
            <text:p>0,061968</text:p>
          </table:table-cell>
          <table:table-cell/>
        </table:table-row>
        <table:table-row table:style-name="ro1">
          <table:table-cell office:value-type="string" calcext:value-type="string">
            <text:p>fetch-974</text:p>
          </table:table-cell>
          <table:table-cell office:value-type="float" office:value="0.061219" calcext:value-type="float">
            <text:p>0,061219</text:p>
          </table:table-cell>
          <table:table-cell/>
        </table:table-row>
        <table:table-row table:style-name="ro1">
          <table:table-cell office:value-type="string" calcext:value-type="string">
            <text:p>fetch-975</text:p>
          </table:table-cell>
          <table:table-cell office:value-type="float" office:value="0.060331" calcext:value-type="float">
            <text:p>0,060331</text:p>
          </table:table-cell>
          <table:table-cell/>
        </table:table-row>
        <table:table-row table:style-name="ro1">
          <table:table-cell office:value-type="string" calcext:value-type="string">
            <text:p>fetch-976</text:p>
          </table:table-cell>
          <table:table-cell office:value-type="float" office:value="0.064842" calcext:value-type="float">
            <text:p>0,064842</text:p>
          </table:table-cell>
          <table:table-cell/>
        </table:table-row>
        <table:table-row table:style-name="ro1">
          <table:table-cell office:value-type="string" calcext:value-type="string">
            <text:p>fetch-977</text:p>
          </table:table-cell>
          <table:table-cell office:value-type="float" office:value="0.060224" calcext:value-type="float">
            <text:p>0,060224</text:p>
          </table:table-cell>
          <table:table-cell/>
        </table:table-row>
        <table:table-row table:style-name="ro1">
          <table:table-cell office:value-type="string" calcext:value-type="string">
            <text:p>fetch-978</text:p>
          </table:table-cell>
          <table:table-cell office:value-type="float" office:value="0.058074" calcext:value-type="float">
            <text:p>0,058074</text:p>
          </table:table-cell>
          <table:table-cell/>
        </table:table-row>
        <table:table-row table:style-name="ro1">
          <table:table-cell office:value-type="string" calcext:value-type="string">
            <text:p>fetch-979</text:p>
          </table:table-cell>
          <table:table-cell office:value-type="float" office:value="0.058735" calcext:value-type="float">
            <text:p>0,058735</text:p>
          </table:table-cell>
          <table:table-cell/>
        </table:table-row>
        <table:table-row table:style-name="ro1">
          <table:table-cell office:value-type="string" calcext:value-type="string">
            <text:p>fetch-980</text:p>
          </table:table-cell>
          <table:table-cell office:value-type="float" office:value="0.064501" calcext:value-type="float">
            <text:p>0,064501</text:p>
          </table:table-cell>
          <table:table-cell/>
        </table:table-row>
        <table:table-row table:style-name="ro1">
          <table:table-cell office:value-type="string" calcext:value-type="string">
            <text:p>fetch-981</text:p>
          </table:table-cell>
          <table:table-cell office:value-type="float" office:value="0.062642" calcext:value-type="float">
            <text:p>0,062642</text:p>
          </table:table-cell>
          <table:table-cell/>
        </table:table-row>
        <table:table-row table:style-name="ro1">
          <table:table-cell office:value-type="string" calcext:value-type="string">
            <text:p>fetch-982</text:p>
          </table:table-cell>
          <table:table-cell office:value-type="float" office:value="0.061219" calcext:value-type="float">
            <text:p>0,061219</text:p>
          </table:table-cell>
          <table:table-cell/>
        </table:table-row>
        <table:table-row table:style-name="ro1">
          <table:table-cell office:value-type="string" calcext:value-type="string">
            <text:p>fetch-983</text:p>
          </table:table-cell>
          <table:table-cell office:value-type="float" office:value="0.061014" calcext:value-type="float">
            <text:p>0,061014</text:p>
          </table:table-cell>
          <table:table-cell/>
        </table:table-row>
        <table:table-row table:style-name="ro1">
          <table:table-cell office:value-type="string" calcext:value-type="string">
            <text:p>fetch-984</text:p>
          </table:table-cell>
          <table:table-cell office:value-type="float" office:value="0.062636" calcext:value-type="float">
            <text:p>0,062636</text:p>
          </table:table-cell>
          <table:table-cell/>
        </table:table-row>
        <table:table-row table:style-name="ro1">
          <table:table-cell office:value-type="string" calcext:value-type="string">
            <text:p>fetch-985</text:p>
          </table:table-cell>
          <table:table-cell office:value-type="float" office:value="0.05695" calcext:value-type="float">
            <text:p>0,05695</text:p>
          </table:table-cell>
          <table:table-cell/>
        </table:table-row>
        <table:table-row table:style-name="ro1">
          <table:table-cell office:value-type="string" calcext:value-type="string">
            <text:p>fetch-986</text:p>
          </table:table-cell>
          <table:table-cell office:value-type="float" office:value="0.061343" calcext:value-type="float">
            <text:p>0,061343</text:p>
          </table:table-cell>
          <table:table-cell/>
        </table:table-row>
        <table:table-row table:style-name="ro1">
          <table:table-cell office:value-type="string" calcext:value-type="string">
            <text:p>fetch-987</text:p>
          </table:table-cell>
          <table:table-cell office:value-type="float" office:value="0.060742" calcext:value-type="float">
            <text:p>0,060742</text:p>
          </table:table-cell>
          <table:table-cell/>
        </table:table-row>
        <table:table-row table:style-name="ro1">
          <table:table-cell office:value-type="string" calcext:value-type="string">
            <text:p>fetch-988</text:p>
          </table:table-cell>
          <table:table-cell office:value-type="float" office:value="0.057971" calcext:value-type="float">
            <text:p>0,057971</text:p>
          </table:table-cell>
          <table:table-cell/>
        </table:table-row>
        <table:table-row table:style-name="ro1">
          <table:table-cell office:value-type="string" calcext:value-type="string">
            <text:p>fetch-989</text:p>
          </table:table-cell>
          <table:table-cell office:value-type="float" office:value="0.063819" calcext:value-type="float">
            <text:p>0,063819</text:p>
          </table:table-cell>
          <table:table-cell/>
        </table:table-row>
        <table:table-row table:style-name="ro1">
          <table:table-cell office:value-type="string" calcext:value-type="string">
            <text:p>fetch-990</text:p>
          </table:table-cell>
          <table:table-cell office:value-type="float" office:value="0.061906" calcext:value-type="float">
            <text:p>0,061906</text:p>
          </table:table-cell>
          <table:table-cell/>
        </table:table-row>
        <table:table-row table:style-name="ro1">
          <table:table-cell office:value-type="string" calcext:value-type="string">
            <text:p>fetch-991</text:p>
          </table:table-cell>
          <table:table-cell office:value-type="float" office:value="0.05915" calcext:value-type="float">
            <text:p>0,05915</text:p>
          </table:table-cell>
          <table:table-cell/>
        </table:table-row>
        <table:table-row table:style-name="ro1">
          <table:table-cell office:value-type="string" calcext:value-type="string">
            <text:p>fetch-992</text:p>
          </table:table-cell>
          <table:table-cell office:value-type="float" office:value="0.063035" calcext:value-type="float">
            <text:p>0,063035</text:p>
          </table:table-cell>
          <table:table-cell/>
        </table:table-row>
        <table:table-row table:style-name="ro1">
          <table:table-cell office:value-type="string" calcext:value-type="string">
            <text:p>fetch-993</text:p>
          </table:table-cell>
          <table:table-cell office:value-type="float" office:value="0.059749" calcext:value-type="float">
            <text:p>0,059749</text:p>
          </table:table-cell>
          <table:table-cell/>
        </table:table-row>
        <table:table-row table:style-name="ro1">
          <table:table-cell office:value-type="string" calcext:value-type="string">
            <text:p>fetch-994</text:p>
          </table:table-cell>
          <table:table-cell office:value-type="float" office:value="0.063657" calcext:value-type="float">
            <text:p>0,063657</text:p>
          </table:table-cell>
          <table:table-cell/>
        </table:table-row>
        <table:table-row table:style-name="ro1">
          <table:table-cell office:value-type="string" calcext:value-type="string">
            <text:p>fetch-995</text:p>
          </table:table-cell>
          <table:table-cell office:value-type="float" office:value="0.060898" calcext:value-type="float">
            <text:p>0,060898</text:p>
          </table:table-cell>
          <table:table-cell/>
        </table:table-row>
        <table:table-row table:style-name="ro1">
          <table:table-cell office:value-type="string" calcext:value-type="string">
            <text:p>fetch-996</text:p>
          </table:table-cell>
          <table:table-cell office:value-type="float" office:value="0.060001" calcext:value-type="float">
            <text:p>0,060001</text:p>
          </table:table-cell>
          <table:table-cell/>
        </table:table-row>
        <table:table-row table:style-name="ro1">
          <table:table-cell office:value-type="string" calcext:value-type="string">
            <text:p>fetch-997</text:p>
          </table:table-cell>
          <table:table-cell office:value-type="float" office:value="0.059654" calcext:value-type="float">
            <text:p>0,059654</text:p>
          </table:table-cell>
          <table:table-cell/>
        </table:table-row>
        <table:table-row table:style-name="ro1">
          <table:table-cell office:value-type="string" calcext:value-type="string">
            <text:p>fetch-998</text:p>
          </table:table-cell>
          <table:table-cell office:value-type="float" office:value="0.070843" calcext:value-type="float">
            <text:p>0,070843</text:p>
          </table:table-cell>
          <table:table-cell/>
        </table:table-row>
        <table:table-row table:style-name="ro1">
          <table:table-cell office:value-type="string" calcext:value-type="string">
            <text:p>fetch-999</text:p>
          </table:table-cell>
          <table:table-cell office:value-type="float" office:value="0.059947" calcext:value-type="float">
            <text:p>0,05994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3-15T19:29:25.321699220</dc:date>
    <meta:editing-duration>PT10M36S</meta:editing-duration>
    <meta:editing-cycles>1</meta:editing-cycles>
    <meta:document-statistic meta:table-count="1" meta:cell-count="2003" meta:object-count="0"/>
    <meta:generator>LibreOffice/6.4.1.2$Linux_X86_64 LibreOffice_project/e1ad903d8acbc5f5b474f1d8ec3defef24b8c46b</meta:generator>
  </office:meta>
</office:document-meta>
</file>